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0eec5" officeooo:paragraph-rsid="0094264b"/>
    </style:style>
    <style:style style:name="P9" style:family="paragraph" style:parent-style-name="Standard">
      <style:text-properties officeooo:rsid="0002e6ca" officeooo:paragraph-rsid="0002e6ca"/>
    </style:style>
    <style:style style:name="P10" style:family="paragraph" style:parent-style-name="Standard">
      <style:text-properties officeooo:rsid="0002e6ca" officeooo:paragraph-rsid="000838b1"/>
    </style:style>
    <style:style style:name="P11" style:family="paragraph" style:parent-style-name="Standard">
      <style:text-properties officeooo:rsid="0002e6ca" officeooo:paragraph-rsid="006d8f32"/>
    </style:style>
    <style:style style:name="P12" style:family="paragraph" style:parent-style-name="Standard">
      <style:text-properties officeooo:rsid="00056d8e" officeooo:paragraph-rsid="00056d8e"/>
    </style:style>
    <style:style style:name="P13" style:family="paragraph" style:parent-style-name="Standard">
      <style:text-properties officeooo:rsid="000838b1" officeooo:paragraph-rsid="000838b1"/>
    </style:style>
    <style:style style:name="P14" style:family="paragraph" style:parent-style-name="Standard">
      <style:text-properties officeooo:rsid="000838b1" officeooo:paragraph-rsid="0000eec5"/>
    </style:style>
    <style:style style:name="P15" style:family="paragraph" style:parent-style-name="Standard">
      <style:text-properties officeooo:rsid="000838b1" officeooo:paragraph-rsid="00098a65"/>
    </style:style>
    <style:style style:name="P16" style:family="paragraph" style:parent-style-name="Standard">
      <style:text-properties officeooo:rsid="00098a65" officeooo:paragraph-rsid="00098a65"/>
    </style:style>
    <style:style style:name="P17" style:family="paragraph" style:parent-style-name="Standard">
      <style:text-properties officeooo:rsid="00098a65" officeooo:paragraph-rsid="00516b81"/>
    </style:style>
    <style:style style:name="P18" style:family="paragraph" style:parent-style-name="Standard">
      <style:text-properties officeooo:rsid="000b3814" officeooo:paragraph-rsid="000b3814"/>
    </style:style>
    <style:style style:name="P19" style:family="paragraph" style:parent-style-name="Standard">
      <style:text-properties officeooo:rsid="000b3814" officeooo:paragraph-rsid="000838b1"/>
    </style:style>
    <style:style style:name="P20" style:family="paragraph" style:parent-style-name="Standard">
      <style:text-properties officeooo:rsid="000cb2df" officeooo:paragraph-rsid="000cb2df"/>
    </style:style>
    <style:style style:name="P21" style:family="paragraph" style:parent-style-name="Standard">
      <style:text-properties officeooo:rsid="000cb2df" officeooo:paragraph-rsid="0011ba14"/>
    </style:style>
    <style:style style:name="P22" style:family="paragraph" style:parent-style-name="Standard">
      <style:text-properties officeooo:rsid="000cb2df" officeooo:paragraph-rsid="0029f086"/>
    </style:style>
    <style:style style:name="P23" style:family="paragraph" style:parent-style-name="Standard">
      <style:text-properties officeooo:rsid="000cb2df" officeooo:paragraph-rsid="0040e86d"/>
    </style:style>
    <style:style style:name="P24" style:family="paragraph" style:parent-style-name="Standard">
      <style:text-properties officeooo:rsid="000cb2df" officeooo:paragraph-rsid="007dfe9d"/>
    </style:style>
    <style:style style:name="P25" style:family="paragraph" style:parent-style-name="Standard">
      <style:text-properties officeooo:rsid="000cb2df" officeooo:paragraph-rsid="0080c2a1"/>
    </style:style>
    <style:style style:name="P26" style:family="paragraph" style:parent-style-name="Standard">
      <style:text-properties officeooo:rsid="000d6858" officeooo:paragraph-rsid="000d6858"/>
    </style:style>
    <style:style style:name="P27" style:family="paragraph" style:parent-style-name="Standard">
      <style:text-properties officeooo:rsid="000e900e" officeooo:paragraph-rsid="000e900e"/>
    </style:style>
    <style:style style:name="P28" style:family="paragraph" style:parent-style-name="Standard">
      <style:text-properties officeooo:rsid="0011ba14" officeooo:paragraph-rsid="0011ba14"/>
    </style:style>
    <style:style style:name="P29" style:family="paragraph" style:parent-style-name="Standard">
      <style:text-properties officeooo:rsid="0011ba14" officeooo:paragraph-rsid="0033157d"/>
    </style:style>
    <style:style style:name="P30" style:family="paragraph" style:parent-style-name="Standard">
      <style:text-properties officeooo:rsid="00130811" officeooo:paragraph-rsid="00130811"/>
    </style:style>
    <style:style style:name="P31" style:family="paragraph" style:parent-style-name="Standard">
      <style:text-properties officeooo:rsid="00138f15" officeooo:paragraph-rsid="00138f15"/>
    </style:style>
    <style:style style:name="P32" style:family="paragraph" style:parent-style-name="Standard">
      <style:text-properties officeooo:rsid="00138f15" officeooo:paragraph-rsid="0000eec5"/>
    </style:style>
    <style:style style:name="P33" style:family="paragraph" style:parent-style-name="Standard">
      <style:text-properties officeooo:rsid="00162638" officeooo:paragraph-rsid="00162638"/>
    </style:style>
    <style:style style:name="P34" style:family="paragraph" style:parent-style-name="Standard">
      <style:text-properties officeooo:rsid="001a7869" officeooo:paragraph-rsid="001a7869"/>
    </style:style>
    <style:style style:name="P35" style:family="paragraph" style:parent-style-name="Standard">
      <style:text-properties officeooo:rsid="001efba8" officeooo:paragraph-rsid="001efba8"/>
    </style:style>
    <style:style style:name="P36" style:family="paragraph" style:parent-style-name="Standard">
      <style:text-properties officeooo:rsid="0020f032" officeooo:paragraph-rsid="0020f032"/>
    </style:style>
    <style:style style:name="P37" style:family="paragraph" style:parent-style-name="Standard">
      <style:text-properties officeooo:rsid="0022ddc5" officeooo:paragraph-rsid="0022ddc5"/>
    </style:style>
    <style:style style:name="P38" style:family="paragraph" style:parent-style-name="Standard">
      <style:text-properties officeooo:rsid="00287bda" officeooo:paragraph-rsid="00287bda"/>
    </style:style>
    <style:style style:name="P39" style:family="paragraph" style:parent-style-name="Standard">
      <style:text-properties officeooo:rsid="00302e0a" officeooo:paragraph-rsid="00302e0a"/>
    </style:style>
    <style:style style:name="P40" style:family="paragraph" style:parent-style-name="Standard">
      <style:text-properties officeooo:rsid="00302e0a" officeooo:paragraph-rsid="0022ddc5"/>
    </style:style>
    <style:style style:name="P41" style:family="paragraph" style:parent-style-name="Standard">
      <style:text-properties officeooo:rsid="0033157d" officeooo:paragraph-rsid="0033157d"/>
    </style:style>
    <style:style style:name="P42" style:family="paragraph" style:parent-style-name="Standard">
      <style:text-properties officeooo:rsid="0039cfb6" officeooo:paragraph-rsid="0022ddc5"/>
    </style:style>
    <style:style style:name="P43" style:family="paragraph" style:parent-style-name="Standard">
      <style:text-properties officeooo:rsid="0039cfb6" officeooo:paragraph-rsid="0039cfb6"/>
    </style:style>
    <style:style style:name="P44" style:family="paragraph" style:parent-style-name="Standard">
      <style:text-properties officeooo:rsid="003bfce5" officeooo:paragraph-rsid="003bfce5"/>
    </style:style>
    <style:style style:name="P45" style:family="paragraph" style:parent-style-name="Standard">
      <style:text-properties officeooo:rsid="003c24c5" officeooo:paragraph-rsid="003c24c5"/>
    </style:style>
    <style:style style:name="P46" style:family="paragraph" style:parent-style-name="Standard">
      <style:text-properties officeooo:rsid="003ece0f" officeooo:paragraph-rsid="003ece0f"/>
    </style:style>
    <style:style style:name="P47" style:family="paragraph" style:parent-style-name="Standard">
      <style:text-properties officeooo:rsid="0040b2aa" officeooo:paragraph-rsid="0040b2aa"/>
    </style:style>
    <style:style style:name="P48" style:family="paragraph" style:parent-style-name="Standard">
      <style:text-properties officeooo:paragraph-rsid="0040b2aa"/>
    </style:style>
    <style:style style:name="P49" style:family="paragraph" style:parent-style-name="Standard">
      <style:text-properties officeooo:rsid="0040e86d" officeooo:paragraph-rsid="0040e86d"/>
    </style:style>
    <style:style style:name="P50" style:family="paragraph" style:parent-style-name="Standard">
      <style:text-properties officeooo:rsid="0040e86d" officeooo:paragraph-rsid="007dfe9d"/>
    </style:style>
    <style:style style:name="P51" style:family="paragraph" style:parent-style-name="Standard">
      <style:text-properties officeooo:rsid="0043443c" officeooo:paragraph-rsid="0045f6c7"/>
    </style:style>
    <style:style style:name="P52" style:family="paragraph" style:parent-style-name="Standard">
      <style:text-properties officeooo:rsid="00455e68" officeooo:paragraph-rsid="00455e68"/>
    </style:style>
    <style:style style:name="P53" style:family="paragraph" style:parent-style-name="Standard">
      <style:text-properties officeooo:paragraph-rsid="0000eec5"/>
    </style:style>
    <style:style style:name="P54" style:family="paragraph" style:parent-style-name="Standard">
      <style:text-properties officeooo:rsid="004e8339" officeooo:paragraph-rsid="004e8339"/>
    </style:style>
    <style:style style:name="P55" style:family="paragraph" style:parent-style-name="Standard">
      <style:text-properties officeooo:rsid="0056e7f4" officeooo:paragraph-rsid="0056e7f4"/>
    </style:style>
    <style:style style:name="P56" style:family="paragraph" style:parent-style-name="Standard">
      <style:text-properties officeooo:rsid="00572254" officeooo:paragraph-rsid="00572254"/>
    </style:style>
    <style:style style:name="P57" style:family="paragraph" style:parent-style-name="Standard">
      <style:text-properties officeooo:rsid="005a4c54" officeooo:paragraph-rsid="005a4c54"/>
    </style:style>
    <style:style style:name="P58" style:family="paragraph" style:parent-style-name="Standard">
      <style:text-properties officeooo:rsid="005da0d9" officeooo:paragraph-rsid="005da0d9"/>
    </style:style>
    <style:style style:name="P59" style:family="paragraph" style:parent-style-name="Standard">
      <style:text-properties officeooo:rsid="005e076d" officeooo:paragraph-rsid="005e076d"/>
    </style:style>
    <style:style style:name="P60" style:family="paragraph" style:parent-style-name="Standard">
      <style:text-properties officeooo:rsid="005fe3b4" officeooo:paragraph-rsid="005fe3b4"/>
    </style:style>
    <style:style style:name="P61" style:family="paragraph" style:parent-style-name="Standard">
      <style:text-properties officeooo:rsid="0061463b" officeooo:paragraph-rsid="0002e6ca"/>
    </style:style>
    <style:style style:name="P62" style:family="paragraph" style:parent-style-name="Standard">
      <style:text-properties officeooo:rsid="0061463b" officeooo:paragraph-rsid="0061463b"/>
    </style:style>
    <style:style style:name="P63" style:family="paragraph" style:parent-style-name="Standard">
      <style:text-properties officeooo:rsid="0062200b" officeooo:paragraph-rsid="0062200b"/>
    </style:style>
    <style:style style:name="P64" style:family="paragraph" style:parent-style-name="Standard">
      <style:text-properties officeooo:rsid="0062200b" officeooo:paragraph-rsid="0066c519"/>
    </style:style>
    <style:style style:name="P65" style:family="paragraph" style:parent-style-name="Standard">
      <style:text-properties officeooo:rsid="004bc7cd" officeooo:paragraph-rsid="0062200b"/>
    </style:style>
    <style:style style:name="P66" style:family="paragraph" style:parent-style-name="Standard">
      <style:text-properties officeooo:rsid="0036e6b9" officeooo:paragraph-rsid="0062200b"/>
    </style:style>
    <style:style style:name="P67" style:family="paragraph" style:parent-style-name="Standard">
      <style:text-properties officeooo:rsid="00633c4d" officeooo:paragraph-rsid="00633c4d"/>
    </style:style>
    <style:style style:name="P68" style:family="paragraph" style:parent-style-name="Standard">
      <style:text-properties officeooo:rsid="00633c4d" officeooo:paragraph-rsid="0068dbd3"/>
    </style:style>
    <style:style style:name="P69" style:family="paragraph" style:parent-style-name="Standard">
      <style:text-properties officeooo:rsid="0064f590" officeooo:paragraph-rsid="0064f590"/>
    </style:style>
    <style:style style:name="P70" style:family="paragraph" style:parent-style-name="Standard">
      <style:text-properties officeooo:rsid="0064f590" officeooo:paragraph-rsid="0066c519"/>
    </style:style>
    <style:style style:name="P71" style:family="paragraph" style:parent-style-name="Standard">
      <style:text-properties officeooo:rsid="003dc13f" officeooo:paragraph-rsid="0050377e"/>
    </style:style>
    <style:style style:name="P72" style:family="paragraph" style:parent-style-name="Standard">
      <style:text-properties officeooo:rsid="0066c519" officeooo:paragraph-rsid="0066c519"/>
    </style:style>
    <style:style style:name="P73" style:family="paragraph" style:parent-style-name="Standard">
      <style:text-properties officeooo:rsid="006845f9" officeooo:paragraph-rsid="006845f9"/>
    </style:style>
    <style:style style:name="P74" style:family="paragraph" style:parent-style-name="Standard">
      <style:text-properties officeooo:rsid="006d8f32" officeooo:paragraph-rsid="006d8f32"/>
    </style:style>
    <style:style style:name="P75" style:family="paragraph" style:parent-style-name="Standard">
      <style:text-properties fo:color="#ce181e" officeooo:rsid="006d8f32" officeooo:paragraph-rsid="006d8f32"/>
    </style:style>
    <style:style style:name="P76" style:family="paragraph" style:parent-style-name="Standard">
      <style:text-properties style:text-line-through-style="none" style:text-line-through-type="none" officeooo:rsid="000838b1" officeooo:paragraph-rsid="006fc93e"/>
    </style:style>
    <style:style style:name="P77" style:family="paragraph" style:parent-style-name="Standard">
      <style:text-properties style:text-line-through-style="none" style:text-line-through-type="none" officeooo:rsid="00761d8e" officeooo:paragraph-rsid="006fc93e"/>
    </style:style>
    <style:style style:name="P78" style:family="paragraph" style:parent-style-name="Standard">
      <style:text-properties style:text-line-through-style="none" style:text-line-through-type="none" officeooo:rsid="0040e86d" officeooo:paragraph-rsid="00a706de"/>
    </style:style>
    <style:style style:name="P79" style:family="paragraph" style:parent-style-name="Standard">
      <style:text-properties style:text-line-through-style="none" style:text-line-through-type="none" officeooo:rsid="0041cf7b" officeooo:paragraph-rsid="00a706de"/>
    </style:style>
    <style:style style:name="P80" style:family="paragraph" style:parent-style-name="Standard">
      <style:text-properties style:text-line-through-style="none" style:text-line-through-type="none" officeooo:rsid="00a3a6d1" officeooo:paragraph-rsid="00a3a6d1"/>
    </style:style>
    <style:style style:name="P81" style:family="paragraph" style:parent-style-name="Standard">
      <style:text-properties style:text-line-through-style="none" style:text-line-through-type="none" officeooo:rsid="00a3a6d1" officeooo:paragraph-rsid="00a3a6d1" fo:background-color="#ffff00"/>
    </style:style>
    <style:style style:name="P82" style:family="paragraph" style:parent-style-name="Standard">
      <style:text-properties style:text-line-through-style="none" style:text-line-through-type="none" officeooo:rsid="00a54d52" officeooo:paragraph-rsid="00a3a6d1"/>
    </style:style>
    <style:style style:name="P83" style:family="paragraph" style:parent-style-name="Standard">
      <style:text-properties style:text-line-through-style="none" style:text-line-through-type="none" officeooo:rsid="00a54d52" officeooo:paragraph-rsid="00a54d52"/>
    </style:style>
    <style:style style:name="P84" style:family="paragraph" style:parent-style-name="Standard">
      <style:text-properties style:text-line-through-style="none" style:text-line-through-type="none" officeooo:rsid="00a706de" officeooo:paragraph-rsid="00a706de"/>
    </style:style>
    <style:style style:name="P85" style:family="paragraph" style:parent-style-name="Standard">
      <style:text-properties officeooo:rsid="006fc93e" officeooo:paragraph-rsid="006fc93e"/>
    </style:style>
    <style:style style:name="P86" style:family="paragraph" style:parent-style-name="Standard">
      <style:text-properties officeooo:rsid="006fff16" officeooo:paragraph-rsid="006fff16"/>
    </style:style>
    <style:style style:name="P87" style:family="paragraph" style:parent-style-name="Standard">
      <style:text-properties fo:color="#ff0000" officeooo:rsid="0068c3e2" officeooo:paragraph-rsid="0068c3e2"/>
    </style:style>
    <style:style style:name="P88" style:family="paragraph" style:parent-style-name="Standard">
      <style:text-properties fo:color="#ff0000" officeooo:rsid="005da0d9" officeooo:paragraph-rsid="005da0d9"/>
    </style:style>
    <style:style style:name="P89" style:family="paragraph" style:parent-style-name="Standard">
      <style:text-properties fo:color="#ff0000" officeooo:rsid="007c1e42" officeooo:paragraph-rsid="007c1e42"/>
    </style:style>
    <style:style style:name="P90" style:family="paragraph" style:parent-style-name="Standard">
      <style:text-properties officeooo:rsid="0072eea3" officeooo:paragraph-rsid="0072eea3"/>
    </style:style>
    <style:style style:name="P91" style:family="paragraph" style:parent-style-name="Standard">
      <style:text-properties officeooo:rsid="007874a9" officeooo:paragraph-rsid="007874a9"/>
    </style:style>
    <style:style style:name="P92" style:family="paragraph" style:parent-style-name="Standard">
      <style:text-properties fo:color="#cccccc" officeooo:rsid="006fff16" officeooo:paragraph-rsid="006fff16"/>
    </style:style>
    <style:style style:name="P93" style:family="paragraph" style:parent-style-name="Standard">
      <style:text-properties officeooo:rsid="007a72c6" officeooo:paragraph-rsid="007a72c6"/>
    </style:style>
    <style:style style:name="P94" style:family="paragraph" style:parent-style-name="Standard">
      <style:text-properties officeooo:rsid="007f6591" officeooo:paragraph-rsid="007f6591"/>
    </style:style>
    <style:style style:name="P95" style:family="paragraph" style:parent-style-name="Standard">
      <style:text-properties officeooo:rsid="007f85e8" officeooo:paragraph-rsid="007f85e8"/>
    </style:style>
    <style:style style:name="P96" style:family="paragraph" style:parent-style-name="Standard">
      <style:text-properties officeooo:rsid="00815b43" officeooo:paragraph-rsid="00815b43"/>
    </style:style>
    <style:style style:name="P97" style:family="paragraph" style:parent-style-name="Standard">
      <style:text-properties officeooo:rsid="00815b43" officeooo:paragraph-rsid="00b4d3ce"/>
    </style:style>
    <style:style style:name="P98" style:family="paragraph" style:parent-style-name="Standard">
      <style:text-properties officeooo:rsid="0094264b" officeooo:paragraph-rsid="0094358c"/>
    </style:style>
    <style:style style:name="P99" style:family="paragraph" style:parent-style-name="Standard">
      <style:text-properties officeooo:rsid="00978c33" officeooo:paragraph-rsid="00978c33"/>
    </style:style>
    <style:style style:name="P100" style:family="paragraph" style:parent-style-name="Standard">
      <style:text-properties officeooo:rsid="00997f8a" officeooo:paragraph-rsid="00997f8a"/>
    </style:style>
    <style:style style:name="P101" style:family="paragraph" style:parent-style-name="Standard">
      <style:text-properties officeooo:rsid="00978c33" officeooo:paragraph-rsid="00978c33" fo:background-color="#ffff00"/>
    </style:style>
    <style:style style:name="P102" style:family="paragraph" style:parent-style-name="Standard">
      <style:text-properties officeooo:rsid="009a55bc" officeooo:paragraph-rsid="009a55bc"/>
    </style:style>
    <style:style style:name="P103" style:family="paragraph" style:parent-style-name="Standard">
      <style:text-properties officeooo:rsid="009ec073" officeooo:paragraph-rsid="009ec073"/>
    </style:style>
    <style:style style:name="P104" style:family="paragraph" style:parent-style-name="Standard">
      <style:text-properties officeooo:rsid="00a0b933" officeooo:paragraph-rsid="00a0b933"/>
    </style:style>
    <style:style style:name="P105" style:family="paragraph" style:parent-style-name="Standard">
      <style:text-properties officeooo:rsid="00a14eb1" officeooo:paragraph-rsid="00a14eb1"/>
    </style:style>
    <style:style style:name="P106" style:family="paragraph" style:parent-style-name="Standard">
      <style:text-properties officeooo:rsid="00a2c925" officeooo:paragraph-rsid="00a2c925"/>
    </style:style>
    <style:style style:name="P107" style:family="paragraph" style:parent-style-name="Standard">
      <style:text-properties officeooo:rsid="00a2c925" officeooo:paragraph-rsid="00a34bd3"/>
    </style:style>
    <style:style style:name="P108" style:family="paragraph" style:parent-style-name="Standard">
      <style:text-properties officeooo:rsid="00a34bd3" officeooo:paragraph-rsid="00a34bd3"/>
    </style:style>
    <style:style style:name="P109" style:family="paragraph" style:parent-style-name="Standard">
      <style:text-properties officeooo:rsid="00a54d52" officeooo:paragraph-rsid="00a54d52"/>
    </style:style>
    <style:style style:name="P110" style:family="paragraph" style:parent-style-name="Standard">
      <style:text-properties officeooo:rsid="00a54d52" officeooo:paragraph-rsid="00a706de"/>
    </style:style>
    <style:style style:name="P111" style:family="paragraph" style:parent-style-name="Standard">
      <style:text-properties officeooo:rsid="00a706de" officeooo:paragraph-rsid="00a706de"/>
    </style:style>
    <style:style style:name="P112" style:family="paragraph" style:parent-style-name="Standard">
      <style:text-properties officeooo:rsid="00ab6f49" officeooo:paragraph-rsid="00ab6f49"/>
    </style:style>
    <style:style style:name="P113" style:family="paragraph" style:parent-style-name="Standard">
      <style:text-properties officeooo:rsid="00b0cac4" officeooo:paragraph-rsid="00b0cac4"/>
    </style:style>
    <style:style style:name="P114" style:family="paragraph" style:parent-style-name="Standard">
      <style:text-properties officeooo:rsid="005ba225" officeooo:paragraph-rsid="005ba225"/>
    </style:style>
    <style:style style:name="P115" style:family="paragraph" style:parent-style-name="Standard">
      <style:text-properties officeooo:rsid="00b82b08" officeooo:paragraph-rsid="00b82b08"/>
    </style:style>
    <style:style style:name="P116" style:family="paragraph" style:parent-style-name="Standard">
      <style:paragraph-properties fo:margin-left="0.4925in" fo:margin-right="0in" fo:text-indent="0in" style:auto-text-indent="false"/>
      <style:text-properties officeooo:rsid="00130811" officeooo:paragraph-rsid="00130811"/>
    </style:style>
    <style:style style:name="P117" style:family="paragraph" style:parent-style-name="Standard">
      <style:paragraph-properties fo:margin-left="0.4925in" fo:margin-right="0in" fo:text-indent="0in" style:auto-text-indent="false"/>
      <style:text-properties officeooo:rsid="0033157d" officeooo:paragraph-rsid="0033157d"/>
    </style:style>
    <style:style style:name="P118" style:family="paragraph" style:parent-style-name="Standard">
      <style:paragraph-properties fo:margin-left="0.4925in" fo:margin-right="0in" fo:text-indent="0in" style:auto-text-indent="false"/>
      <style:text-properties officeooo:rsid="003503aa" officeooo:paragraph-rsid="003503aa"/>
    </style:style>
    <style:style style:name="P119" style:family="paragraph" style:parent-style-name="Standard">
      <style:paragraph-properties fo:margin-left="0.4925in" fo:margin-right="0in" fo:text-indent="0in" style:auto-text-indent="false"/>
      <style:text-properties officeooo:rsid="00056d8e" officeooo:paragraph-rsid="00056d8e"/>
    </style:style>
    <style:style style:name="P120" style:family="paragraph" style:parent-style-name="Standard">
      <style:paragraph-properties fo:margin-left="0.4925in" fo:margin-right="0in" fo:text-indent="0in" style:auto-text-indent="false"/>
      <style:text-properties officeooo:rsid="005da0d9" officeooo:paragraph-rsid="005da0d9"/>
    </style:style>
    <style:style style:name="P121" style:family="paragraph" style:parent-style-name="Standard">
      <style:paragraph-properties fo:margin-left="0.9846in" fo:margin-right="0in" fo:text-indent="0in" style:auto-text-indent="false"/>
      <style:text-properties officeooo:rsid="0033157d" officeooo:paragraph-rsid="0033157d"/>
    </style:style>
    <style:style style:name="P122" style:family="paragraph" style:parent-style-name="Text_20_body">
      <style:text-properties officeooo:paragraph-rsid="0020f032"/>
    </style:style>
    <style:style style:name="P123" style:family="paragraph" style:parent-style-name="Text_20_body">
      <style:text-properties officeooo:rsid="0020f032" officeooo:paragraph-rsid="0020f032"/>
    </style:style>
    <style:style style:name="P124" style:family="paragraph" style:parent-style-name="Text_20_body">
      <style:text-properties officeooo:paragraph-rsid="0022ddc5"/>
    </style:style>
    <style:style style:name="P125" style:family="paragraph" style:parent-style-name="Text_20_body">
      <style:text-properties officeooo:rsid="0022ddc5" officeooo:paragraph-rsid="0022ddc5"/>
    </style:style>
    <style:style style:name="P126" style:family="paragraph" style:parent-style-name="Text_20_body">
      <style:text-properties officeooo:rsid="0022ddc5" officeooo:paragraph-rsid="0055d45a"/>
    </style:style>
    <style:style style:name="P127" style:family="paragraph" style:parent-style-name="Text_20_body">
      <style:text-properties officeooo:rsid="00546b43" officeooo:paragraph-rsid="00546b43"/>
    </style:style>
    <style:style style:name="P128" style:family="paragraph" style:parent-style-name="Text_20_body">
      <style:text-properties style:text-line-through-style="solid" style:text-line-through-type="single"/>
    </style:style>
    <style:style style:name="P129" style:family="paragraph" style:parent-style-name="Text_20_body">
      <style:text-properties style:text-line-through-style="solid" style:text-line-through-type="single" officeooo:rsid="0043443c" officeooo:paragraph-rsid="0045f6c7"/>
    </style:style>
    <style:style style:name="P130" style:family="paragraph" style:parent-style-name="Text_20_body">
      <style:text-properties style:text-line-through-style="solid" style:text-line-through-type="single" officeooo:paragraph-rsid="0022ddc5"/>
    </style:style>
    <style:style style:name="P131" style:family="paragraph" style:parent-style-name="Text_20_body">
      <style:text-properties style:text-line-through-style="solid" style:text-line-through-type="single" officeooo:rsid="00546b43" officeooo:paragraph-rsid="00546b43"/>
    </style:style>
    <style:style style:name="P132" style:family="paragraph" style:parent-style-name="Text_20_body">
      <style:text-properties fo:color="#ff0000" officeooo:rsid="0080c2a1" officeooo:paragraph-rsid="0080c2a1"/>
    </style:style>
    <style:style style:name="P133" style:family="paragraph" style:parent-style-name="Text_20_body">
      <style:text-properties fo:color="#ff0000" officeooo:rsid="0040e86d"/>
    </style:style>
    <style:style style:name="P134" style:family="paragraph" style:parent-style-name="Text_20_body">
      <style:text-properties officeooo:rsid="0080c2a1" officeooo:paragraph-rsid="0080c2a1"/>
    </style:style>
    <style:style style:name="P135" style:family="paragraph" style:parent-style-name="Text_20_body">
      <style:text-properties officeooo:rsid="0040e86d"/>
    </style:style>
    <style:style style:name="P136" style:family="paragraph" style:parent-style-name="Text_20_body">
      <style:text-properties officeooo:rsid="00b4d3ce" officeooo:paragraph-rsid="00b4d3ce"/>
    </style:style>
    <style:style style:name="P137" style:family="paragraph" style:parent-style-name="code">
      <style:text-properties style:text-line-through-style="solid" style:text-line-through-type="single"/>
    </style:style>
    <style:style style:name="P138" style:family="paragraph" style:parent-style-name="code">
      <style:text-properties style:text-line-through-style="solid" style:text-line-through-type="single" officeooo:paragraph-rsid="00546b43"/>
    </style:style>
    <style:style style:name="P139" style:family="paragraph" style:parent-style-name="Table_20_Heading">
      <style:text-properties officeooo:rsid="006fc93e" officeooo:paragraph-rsid="006fc93e"/>
    </style:style>
    <style:style style:name="P140" style:family="paragraph" style:parent-style-name="Table_20_Heading">
      <style:text-properties officeooo:rsid="007356d7" officeooo:paragraph-rsid="007356d7"/>
    </style:style>
    <style:style style:name="P141" style:family="paragraph" style:parent-style-name="Table_20_Contents">
      <style:text-properties officeooo:rsid="006fc93e" officeooo:paragraph-rsid="006fc93e"/>
    </style:style>
    <style:style style:name="P142" style:family="paragraph" style:parent-style-name="Table_20_Contents">
      <style:text-properties style:text-line-through-style="none" style:text-line-through-type="none"/>
    </style:style>
    <style:style style:name="P143" style:family="paragraph" style:parent-style-name="Table_20_Contents">
      <style:text-properties style:text-line-through-style="none" style:text-line-through-type="none" officeooo:rsid="006fc93e" officeooo:paragraph-rsid="006fc93e"/>
    </style:style>
    <style:style style:name="P144" style:family="paragraph" style:parent-style-name="Table_20_Contents">
      <style:text-properties style:text-line-through-style="none" style:text-line-through-type="none" officeooo:rsid="006fff16" officeooo:paragraph-rsid="006fff16"/>
    </style:style>
    <style:style style:name="P145" style:family="paragraph" style:parent-style-name="Table_20_Contents">
      <style:text-properties officeooo:rsid="006fff16" officeooo:paragraph-rsid="006fff16"/>
    </style:style>
    <style:style style:name="P146" style:family="paragraph" style:parent-style-name="Table_20_Contents">
      <style:text-properties fo:color="#b3b3b3" style:text-line-through-style="none" style:text-line-through-type="none" fo:background-color="transparent"/>
    </style:style>
    <style:style style:name="P147" style:family="paragraph" style:parent-style-name="Table_20_Contents">
      <style:text-properties fo:color="#b3b3b3" style:text-line-through-style="none" style:text-line-through-type="none" officeooo:rsid="006fc93e" officeooo:paragraph-rsid="006fc93e" fo:background-color="transparent"/>
    </style:style>
    <style:style style:name="P148" style:family="paragraph" style:parent-style-name="Table_20_Contents">
      <style:text-properties fo:color="#b3b3b3" style:text-line-through-style="none" style:text-line-through-type="none" officeooo:rsid="007a5137" officeooo:paragraph-rsid="007a5137" fo:background-color="transparent"/>
    </style:style>
    <style:style style:name="P149" style:family="paragraph" style:parent-style-name="Table_20_Contents">
      <style:text-properties fo:color="#ff0000"/>
    </style:style>
    <style:style style:name="P150" style:family="paragraph" style:parent-style-name="Table_20_Contents">
      <style:text-properties officeooo:rsid="00769da4" officeooo:paragraph-rsid="00769da4"/>
    </style:style>
    <style:style style:name="P151" style:family="paragraph" style:parent-style-name="Table_20_Contents">
      <style:text-properties officeooo:rsid="00769da4" officeooo:paragraph-rsid="00795d28"/>
    </style:style>
    <style:style style:name="P152" style:family="paragraph" style:parent-style-name="Table_20_Contents">
      <style:text-properties fo:color="#cccccc"/>
    </style:style>
    <style:style style:name="P153" style:family="paragraph" style:parent-style-name="Table_20_Contents">
      <style:text-properties fo:color="#cccccc" officeooo:rsid="007a5137" officeooo:paragraph-rsid="007a5137"/>
    </style:style>
    <style:style style:name="P154" style:family="paragraph" style:parent-style-name="Table_20_Contents">
      <style:text-properties fo:color="#cccccc" officeooo:rsid="006fff16" officeooo:paragraph-rsid="006fff16"/>
    </style:style>
    <style:style style:name="P155" style:family="paragraph" style:parent-style-name="Standard" style:list-style-name="L1">
      <style:text-properties officeooo:rsid="000fd56e" officeooo:paragraph-rsid="000fd56e"/>
    </style:style>
    <style:style style:name="P156" style:family="paragraph" style:parent-style-name="Standard" style:list-style-name="L1">
      <style:text-properties officeooo:rsid="00056d8e" officeooo:paragraph-rsid="00056d8e"/>
    </style:style>
    <style:style style:name="P157" style:family="paragraph" style:parent-style-name="Standard" style:list-style-name="L1">
      <style:text-properties officeooo:rsid="00068db5" officeooo:paragraph-rsid="00068db5"/>
    </style:style>
    <style:style style:name="P158" style:family="paragraph" style:parent-style-name="Standard" style:list-style-name="L1">
      <style:text-properties officeooo:rsid="000838b1" officeooo:paragraph-rsid="000838b1"/>
    </style:style>
    <style:style style:name="P159" style:family="paragraph" style:parent-style-name="Standard" style:list-style-name="L12">
      <style:text-properties officeooo:rsid="000838b1" officeooo:paragraph-rsid="000838b1"/>
    </style:style>
    <style:style style:name="P160" style:family="paragraph" style:parent-style-name="Standard" style:list-style-name="L2">
      <style:text-properties officeooo:rsid="0000eec5" officeooo:paragraph-rsid="0000eec5"/>
    </style:style>
    <style:style style:name="P161" style:family="paragraph" style:parent-style-name="Standard">
      <style:text-properties officeooo:rsid="0000eec5" officeooo:paragraph-rsid="00c32050"/>
    </style:style>
    <style:style style:name="P162" style:family="paragraph" style:parent-style-name="Standard">
      <style:text-properties officeooo:rsid="0000eec5" officeooo:paragraph-rsid="0094264b"/>
    </style:style>
    <style:style style:name="P163" style:family="paragraph" style:parent-style-name="Standard" style:list-style-name="L2">
      <style:text-properties officeooo:rsid="0011ba14" officeooo:paragraph-rsid="0011ba14"/>
    </style:style>
    <style:style style:name="P164" style:family="paragraph" style:parent-style-name="Standard" style:list-style-name="L6">
      <style:text-properties officeooo:rsid="0011ba14" officeooo:paragraph-rsid="0033157d"/>
    </style:style>
    <style:style style:name="P165" style:family="paragraph" style:parent-style-name="Standard" style:list-style-name="L18">
      <style:text-properties officeooo:rsid="0011ba14" officeooo:paragraph-rsid="0011ba14"/>
    </style:style>
    <style:style style:name="P166" style:family="paragraph" style:parent-style-name="Standard" style:list-style-name="L18">
      <style:text-properties officeooo:rsid="0011ba14" officeooo:paragraph-rsid="0029f086"/>
    </style:style>
    <style:style style:name="P167" style:family="paragraph" style:parent-style-name="Standard" style:list-style-name="L18">
      <style:text-properties officeooo:rsid="0011ba14" officeooo:paragraph-rsid="0040e86d"/>
    </style:style>
    <style:style style:name="P168" style:family="paragraph" style:parent-style-name="Standard" style:list-style-name="L18">
      <style:text-properties officeooo:rsid="0011ba14" officeooo:paragraph-rsid="007dfe9d"/>
    </style:style>
    <style:style style:name="P169" style:family="paragraph" style:parent-style-name="Standard" style:list-style-name="L2">
      <style:text-properties officeooo:rsid="002ae82e" officeooo:paragraph-rsid="002ae82e"/>
    </style:style>
    <style:style style:name="P170" style:family="paragraph" style:parent-style-name="Standard" style:list-style-name="L3">
      <style:text-properties officeooo:rsid="001a7869" officeooo:paragraph-rsid="001a7869"/>
    </style:style>
    <style:style style:name="P171" style:family="paragraph" style:parent-style-name="Standard" style:list-style-name="L4">
      <style:text-properties officeooo:rsid="001a7869" officeooo:paragraph-rsid="001a7869"/>
    </style:style>
    <style:style style:name="P172" style:family="paragraph" style:parent-style-name="Standard" style:list-style-name="L5">
      <style:text-properties officeooo:rsid="003ece0f" officeooo:paragraph-rsid="003ece0f"/>
    </style:style>
    <style:style style:name="P173" style:family="paragraph" style:parent-style-name="Standard" style:list-style-name="L7">
      <style:text-properties officeooo:rsid="00098a65" officeooo:paragraph-rsid="00516b81"/>
    </style:style>
    <style:style style:name="P174" style:family="paragraph" style:parent-style-name="Standard" style:list-style-name="L9">
      <style:text-properties officeooo:rsid="00098a65" officeooo:paragraph-rsid="00098a65"/>
    </style:style>
    <style:style style:name="P175" style:family="paragraph" style:parent-style-name="Standard" style:list-style-name="L7">
      <style:text-properties officeooo:rsid="00ad8620" officeooo:paragraph-rsid="00ad8620"/>
    </style:style>
    <style:style style:name="P176" style:family="paragraph" style:parent-style-name="Standard" style:list-style-name="L8">
      <style:text-properties officeooo:rsid="00ad8620" officeooo:paragraph-rsid="00ad8620"/>
    </style:style>
    <style:style style:name="P177" style:family="paragraph" style:parent-style-name="Standard" style:list-style-name="L7">
      <style:text-properties officeooo:rsid="00516b81" officeooo:paragraph-rsid="00516b81"/>
    </style:style>
    <style:style style:name="P178" style:family="paragraph" style:parent-style-name="Standard" style:list-style-name="L7">
      <style:text-properties officeooo:rsid="0047dd40" officeooo:paragraph-rsid="005da0d9"/>
    </style:style>
    <style:style style:name="P179" style:family="paragraph" style:parent-style-name="Standard" style:list-style-name="L7">
      <style:text-properties officeooo:rsid="005da0d9" officeooo:paragraph-rsid="005da0d9"/>
    </style:style>
    <style:style style:name="P180" style:family="paragraph" style:parent-style-name="Standard" style:list-style-name="L8">
      <style:text-properties officeooo:rsid="004e8339" officeooo:paragraph-rsid="004e8339"/>
    </style:style>
    <style:style style:name="P181" style:family="paragraph" style:parent-style-name="Standard" style:list-style-name="L9">
      <style:text-properties officeooo:rsid="000b3814" officeooo:paragraph-rsid="000b3814"/>
    </style:style>
    <style:style style:name="P182" style:family="paragraph" style:parent-style-name="Standard" style:list-style-name="L15">
      <style:text-properties officeooo:rsid="000b3814" officeooo:paragraph-rsid="000b3814"/>
    </style:style>
    <style:style style:name="P183" style:family="paragraph" style:parent-style-name="Standard" style:list-style-name="L16">
      <style:text-properties officeooo:rsid="000b3814" officeooo:paragraph-rsid="000b3814"/>
    </style:style>
    <style:style style:name="P184" style:family="paragraph" style:parent-style-name="Standard">
      <style:text-properties officeooo:rsid="000b3814" officeooo:paragraph-rsid="000b3814"/>
    </style:style>
    <style:style style:name="P185" style:family="paragraph" style:parent-style-name="Standard" style:list-style-name="L9">
      <style:text-properties officeooo:rsid="00130811" officeooo:paragraph-rsid="00130811"/>
    </style:style>
    <style:style style:name="P186" style:family="paragraph" style:parent-style-name="Standard" style:list-style-name="L10">
      <style:text-properties officeooo:rsid="0064f590" officeooo:paragraph-rsid="0066c519"/>
    </style:style>
    <style:style style:name="P187" style:family="paragraph" style:parent-style-name="Standard" style:list-style-name="L10">
      <style:text-properties officeooo:rsid="0064f590" officeooo:paragraph-rsid="00717287"/>
    </style:style>
    <style:style style:name="P188" style:family="paragraph" style:parent-style-name="Standard" style:list-style-name="L10">
      <style:text-properties officeooo:rsid="0064f590" officeooo:paragraph-rsid="006845f9"/>
    </style:style>
    <style:style style:name="P189" style:family="paragraph" style:parent-style-name="Standard" style:list-style-name="L10">
      <style:text-properties officeooo:rsid="00717287" officeooo:paragraph-rsid="00717287"/>
    </style:style>
    <style:style style:name="P190" style:family="paragraph" style:parent-style-name="Standard" style:list-style-name="L10">
      <style:text-properties officeooo:rsid="006845f9" officeooo:paragraph-rsid="006845f9"/>
    </style:style>
    <style:style style:name="P191" style:family="paragraph" style:parent-style-name="Standard" style:list-style-name="L11">
      <style:text-properties officeooo:paragraph-rsid="0068dbd3"/>
    </style:style>
    <style:style style:name="P192" style:family="paragraph" style:parent-style-name="Standard" style:list-style-name="L11">
      <style:text-properties officeooo:paragraph-rsid="0069ff63"/>
    </style:style>
    <style:style style:name="P193" style:family="paragraph" style:parent-style-name="Standard" style:list-style-name="L11">
      <style:text-properties officeooo:paragraph-rsid="006bfe2c"/>
    </style:style>
    <style:style style:name="P194" style:family="paragraph" style:parent-style-name="Standard" style:list-style-name="L11">
      <style:text-properties officeooo:rsid="0068dbd3" officeooo:paragraph-rsid="0068dbd3"/>
    </style:style>
    <style:style style:name="P195" style:family="paragraph" style:parent-style-name="Standard" style:list-style-name="L12">
      <style:text-properties officeooo:rsid="0061463b" officeooo:paragraph-rsid="0061463b"/>
    </style:style>
    <style:style style:name="P196" style:family="paragraph" style:parent-style-name="Standard" style:list-style-name="L13">
      <style:text-properties officeooo:rsid="006d8f32" officeooo:paragraph-rsid="006d8f32"/>
    </style:style>
    <style:style style:name="P197" style:family="paragraph" style:parent-style-name="Standard" style:list-style-name="L14">
      <style:text-properties officeooo:rsid="005e076d" officeooo:paragraph-rsid="005e076d"/>
    </style:style>
    <style:style style:name="P198" style:family="paragraph" style:parent-style-name="Standard" style:list-style-name="L17">
      <style:text-properties officeooo:rsid="000cb2df" officeooo:paragraph-rsid="007a72c6"/>
    </style:style>
    <style:style style:name="P199" style:family="paragraph" style:parent-style-name="Standard" style:list-style-name="L18">
      <style:text-properties officeooo:paragraph-rsid="0029f086"/>
    </style:style>
    <style:style style:name="P200" style:family="paragraph" style:parent-style-name="Standard" style:list-style-name="L19">
      <style:text-properties officeooo:rsid="00b0cac4" officeooo:paragraph-rsid="00b0cac4"/>
    </style:style>
    <style:style style:name="P201" style:family="paragraph" style:parent-style-name="Standard" style:list-style-name="L18">
      <style:text-properties officeooo:rsid="007f6591" officeooo:paragraph-rsid="0085941d"/>
    </style:style>
    <style:style style:name="P202" style:family="paragraph" style:parent-style-name="Standard" style:list-style-name="L18">
      <style:text-properties officeooo:rsid="007f6591" officeooo:paragraph-rsid="007f6591"/>
    </style:style>
    <style:style style:name="P203" style:family="paragraph" style:parent-style-name="Standard" style:list-style-name="L18">
      <style:text-properties officeooo:rsid="0084e11c" officeooo:paragraph-rsid="0084e11c"/>
    </style:style>
    <style:style style:name="P204" style:family="paragraph" style:parent-style-name="Standard" style:list-style-name="L18">
      <style:text-properties style:text-line-through-style="solid" style:text-line-through-type="single" officeooo:rsid="0011ba14" officeooo:paragraph-rsid="007dfe9d"/>
    </style:style>
    <style:style style:name="P205" style:family="paragraph" style:parent-style-name="Standard" style:list-style-name="L18">
      <style:text-properties officeooo:rsid="0081e4cb" officeooo:paragraph-rsid="0081e4cb"/>
    </style:style>
    <style:style style:name="P206" style:family="paragraph" style:parent-style-name="Standard" style:list-style-name="L20">
      <style:text-properties officeooo:rsid="00815b43" officeooo:paragraph-rsid="0081e4cb"/>
    </style:style>
    <style:style style:name="P207" style:family="paragraph" style:parent-style-name="Standard" style:list-style-name="L20">
      <style:text-properties officeooo:rsid="00815b43" officeooo:paragraph-rsid="00815b43"/>
    </style:style>
    <style:style style:name="P208" style:family="paragraph" style:parent-style-name="Standard" style:list-style-name="L20">
      <style:text-properties officeooo:rsid="00815b43" officeooo:paragraph-rsid="00b4d3ce"/>
    </style:style>
    <style:style style:name="P209" style:family="paragraph" style:parent-style-name="Standard">
      <style:text-properties officeooo:rsid="00815b43" officeooo:paragraph-rsid="00c246ed"/>
    </style:style>
    <style:style style:name="P210" style:family="paragraph" style:parent-style-name="Standard" style:list-style-name="L20">
      <style:text-properties officeooo:rsid="00b4d3ce" officeooo:paragraph-rsid="00b9d571"/>
    </style:style>
    <style:style style:name="P211" style:family="paragraph" style:parent-style-name="Standard">
      <style:text-properties officeooo:rsid="00b4d3ce" officeooo:paragraph-rsid="00c1642d"/>
    </style:style>
    <style:style style:name="P212" style:family="paragraph" style:parent-style-name="Standard" style:list-style-name="L22">
      <style:text-properties officeooo:paragraph-rsid="00a3a6d1"/>
    </style:style>
    <style:style style:name="P213" style:family="paragraph" style:parent-style-name="Standard" style:list-style-name="L23">
      <style:text-properties officeooo:rsid="0022ddc5" officeooo:paragraph-rsid="0022ddc5"/>
    </style:style>
    <style:style style:name="P214" style:family="paragraph" style:parent-style-name="Standard" style:list-style-name="L24">
      <style:text-properties officeooo:rsid="0022ddc5" officeooo:paragraph-rsid="0022ddc5"/>
    </style:style>
    <style:style style:name="P215" style:family="paragraph" style:parent-style-name="Standard" style:list-style-name="L23">
      <style:text-properties officeooo:rsid="00238043" officeooo:paragraph-rsid="00238043"/>
    </style:style>
    <style:style style:name="P216" style:family="paragraph" style:parent-style-name="Standard" style:list-style-name="L23">
      <style:text-properties officeooo:rsid="0025442d" officeooo:paragraph-rsid="0025442d"/>
    </style:style>
    <style:style style:name="P217" style:family="paragraph" style:parent-style-name="Standard" style:list-style-name="L23">
      <style:text-properties officeooo:rsid="003d45f3" officeooo:paragraph-rsid="003d45f3"/>
    </style:style>
    <style:style style:name="P218" style:family="paragraph" style:parent-style-name="Standard" style:list-style-name="L25">
      <style:text-properties officeooo:rsid="00302e0a" officeooo:paragraph-rsid="005786c2"/>
    </style:style>
    <style:style style:name="P219" style:family="paragraph" style:parent-style-name="Standard" style:list-style-name="L25">
      <style:text-properties officeooo:rsid="00302e0a" officeooo:paragraph-rsid="00302e0a"/>
    </style:style>
    <style:style style:name="P220" style:family="paragraph" style:parent-style-name="Standard" style:list-style-name="L26">
      <style:text-properties officeooo:rsid="009a55bc" officeooo:paragraph-rsid="009a55bc"/>
    </style:style>
    <style:style style:name="P221" style:family="paragraph" style:parent-style-name="Standard" style:list-style-name="L26">
      <style:text-properties officeooo:rsid="009a55bc" officeooo:paragraph-rsid="009d1ab1"/>
    </style:style>
    <style:style style:name="P222" style:family="paragraph" style:parent-style-name="Standard" style:list-style-name="L26">
      <style:text-properties officeooo:rsid="009d1ab1" officeooo:paragraph-rsid="009d1ab1"/>
    </style:style>
    <style:style style:name="P223" style:family="paragraph" style:parent-style-name="Standard" style:list-style-name="L26">
      <style:text-properties officeooo:rsid="009ec073" officeooo:paragraph-rsid="009ec073"/>
    </style:style>
    <style:style style:name="P224" style:family="paragraph" style:parent-style-name="Standard" style:list-style-name="L27">
      <style:text-properties officeooo:rsid="00978c33" officeooo:paragraph-rsid="00978c33"/>
    </style:style>
    <style:style style:name="P225" style:family="paragraph" style:parent-style-name="Standard" style:list-style-name="L27">
      <style:text-properties officeooo:rsid="00997f8a" officeooo:paragraph-rsid="00997f8a"/>
    </style:style>
    <style:style style:name="P226" style:family="paragraph" style:parent-style-name="Standard" style:list-style-name="L28">
      <style:text-properties officeooo:rsid="00a85a07" officeooo:paragraph-rsid="00997f8a"/>
    </style:style>
    <style:style style:name="P227" style:family="paragraph" style:parent-style-name="Standard" style:list-style-name="L28">
      <style:text-properties officeooo:rsid="00a14eb1" officeooo:paragraph-rsid="00a14eb1"/>
    </style:style>
    <style:style style:name="P228" style:family="paragraph" style:parent-style-name="Standard" style:list-style-name="L29">
      <style:text-properties officeooo:rsid="00a0b933" officeooo:paragraph-rsid="00a0b933"/>
    </style:style>
    <style:style style:name="P229" style:family="paragraph" style:parent-style-name="Standard" style:list-style-name="L29">
      <style:text-properties officeooo:rsid="00a0b933" officeooo:paragraph-rsid="00a137c4"/>
    </style:style>
    <style:style style:name="P230" style:family="paragraph" style:parent-style-name="Standard" style:list-style-name="L29">
      <style:text-properties officeooo:rsid="00a137c4" officeooo:paragraph-rsid="00a137c4"/>
    </style:style>
    <style:style style:name="P231" style:family="paragraph" style:parent-style-name="Standard" style:list-style-name="L30">
      <style:text-properties officeooo:rsid="000e900e" officeooo:paragraph-rsid="000f240e"/>
    </style:style>
    <style:style style:name="P232" style:family="paragraph" style:parent-style-name="Standard" style:list-style-name="L30">
      <style:text-properties officeooo:rsid="000e900e" officeooo:paragraph-rsid="000e900e"/>
    </style:style>
    <style:style style:name="P233" style:family="paragraph" style:parent-style-name="Standard" style:list-style-name="L30">
      <style:text-properties officeooo:rsid="000f240e" officeooo:paragraph-rsid="000f240e"/>
    </style:style>
    <style:style style:name="P234" style:family="paragraph" style:parent-style-name="Standard">
      <style:text-properties officeooo:rsid="00138f15" officeooo:paragraph-rsid="00138f15"/>
    </style:style>
    <style:style style:name="P235" style:family="paragraph" style:parent-style-name="Standard" style:list-style-name="L40">
      <style:text-properties officeooo:rsid="00138f15" officeooo:paragraph-rsid="0094264b"/>
    </style:style>
    <style:style style:name="P236" style:family="paragraph" style:parent-style-name="Standard">
      <style:text-properties officeooo:rsid="00c36882" officeooo:paragraph-rsid="00c36882"/>
    </style:style>
    <style:style style:name="P237" style:family="paragraph" style:parent-style-name="Standard" style:list-style-name="L40">
      <style:text-properties officeooo:rsid="00c36882" officeooo:paragraph-rsid="00c36882"/>
    </style:style>
    <style:style style:name="P238" style:family="paragraph" style:parent-style-name="Standard">
      <style:text-properties officeooo:rsid="00c552be" officeooo:paragraph-rsid="00c552be"/>
    </style:style>
    <style:style style:name="P239" style:family="paragraph" style:parent-style-name="Standard" style:list-style-name="L31">
      <style:text-properties officeooo:rsid="00c552be" officeooo:paragraph-rsid="00c552be"/>
    </style:style>
    <style:style style:name="P240" style:family="paragraph" style:parent-style-name="Standard" style:list-style-name="L31">
      <style:text-properties officeooo:rsid="00c552be" officeooo:paragraph-rsid="00c8a778"/>
    </style:style>
    <style:style style:name="P241" style:family="paragraph" style:parent-style-name="Standard" style:list-style-name="L31">
      <style:text-properties officeooo:rsid="00c552be" officeooo:paragraph-rsid="00e5a4b7"/>
    </style:style>
    <style:style style:name="P242" style:family="paragraph" style:parent-style-name="Standard">
      <style:text-properties officeooo:rsid="00c552be" officeooo:paragraph-rsid="00d02433"/>
    </style:style>
    <style:style style:name="P243" style:family="paragraph" style:parent-style-name="Standard">
      <style:text-properties officeooo:rsid="00c552be" officeooo:paragraph-rsid="00d10909"/>
    </style:style>
    <style:style style:name="P244" style:family="paragraph" style:parent-style-name="Standard">
      <style:text-properties officeooo:rsid="00c7406a" officeooo:paragraph-rsid="00c7406a"/>
    </style:style>
    <style:style style:name="P245" style:family="paragraph" style:parent-style-name="Standard" style:list-style-name="L32">
      <style:text-properties officeooo:rsid="00c7406a" officeooo:paragraph-rsid="00d94437"/>
    </style:style>
    <style:style style:name="P246" style:family="paragraph" style:parent-style-name="Standard" style:list-style-name="L32">
      <style:text-properties officeooo:paragraph-rsid="00c7406a"/>
    </style:style>
    <style:style style:name="P247" style:family="paragraph" style:parent-style-name="Standard">
      <style:text-properties officeooo:rsid="00c8a778" officeooo:paragraph-rsid="00c8a778"/>
    </style:style>
    <style:style style:name="P248" style:family="paragraph" style:parent-style-name="Standard" style:list-style-name="L40">
      <style:text-properties officeooo:rsid="00c8a778" officeooo:paragraph-rsid="00c8a778"/>
    </style:style>
    <style:style style:name="P249" style:family="paragraph" style:parent-style-name="Standard">
      <style:text-properties officeooo:rsid="00c9ae93" officeooo:paragraph-rsid="00c9ae93"/>
    </style:style>
    <style:style style:name="P250" style:family="paragraph" style:parent-style-name="Standard" style:list-style-name="L34">
      <style:text-properties officeooo:rsid="00c9ae93" officeooo:paragraph-rsid="00c9ae93"/>
    </style:style>
    <style:style style:name="P251" style:family="paragraph" style:parent-style-name="Standard" style:list-style-name="L34">
      <style:text-properties officeooo:rsid="00c9ae93" officeooo:paragraph-rsid="00d10909"/>
    </style:style>
    <style:style style:name="P252" style:family="paragraph" style:parent-style-name="Standard" style:list-style-name="L40">
      <style:text-properties officeooo:rsid="00c9ae93" officeooo:paragraph-rsid="00c9ae93"/>
    </style:style>
    <style:style style:name="P253" style:family="paragraph" style:parent-style-name="Standard" style:list-style-name="L33">
      <style:text-properties officeooo:paragraph-rsid="00c9ae93"/>
    </style:style>
    <style:style style:name="P254" style:family="paragraph" style:parent-style-name="Standard">
      <style:text-properties officeooo:rsid="00cc46b7" officeooo:paragraph-rsid="00cc46b7"/>
    </style:style>
    <style:style style:name="P255" style:family="paragraph" style:parent-style-name="Standard">
      <style:text-properties officeooo:rsid="00cc46b7" officeooo:paragraph-rsid="00d02433"/>
    </style:style>
    <style:style style:name="P256" style:family="paragraph" style:parent-style-name="Standard">
      <style:text-properties officeooo:rsid="00cc46b7" officeooo:paragraph-rsid="00d10909"/>
    </style:style>
    <style:style style:name="P257" style:family="paragraph" style:parent-style-name="Standard">
      <style:text-properties officeooo:rsid="00d02433" officeooo:paragraph-rsid="00d02433"/>
    </style:style>
    <style:style style:name="P258" style:family="paragraph" style:parent-style-name="Standard" style:list-style-name="L34">
      <style:text-properties officeooo:rsid="00d02433" officeooo:paragraph-rsid="00d02433"/>
    </style:style>
    <style:style style:name="P259" style:family="paragraph" style:parent-style-name="Standard" style:list-style-name="L31">
      <style:text-properties officeooo:rsid="00d02433" officeooo:paragraph-rsid="00d02433"/>
    </style:style>
    <style:style style:name="P260" style:family="paragraph" style:parent-style-name="Standard" style:list-style-name="L31">
      <style:text-properties officeooo:rsid="00d02433" officeooo:paragraph-rsid="00d10909"/>
    </style:style>
    <style:style style:name="P261" style:family="paragraph" style:parent-style-name="Standard">
      <style:text-properties officeooo:rsid="00d10909" officeooo:paragraph-rsid="00d10909"/>
    </style:style>
    <style:style style:name="P262" style:family="paragraph" style:parent-style-name="Standard" style:list-style-name="L34">
      <style:text-properties officeooo:rsid="00d10909" officeooo:paragraph-rsid="00d10909"/>
    </style:style>
    <style:style style:name="P263" style:family="paragraph" style:parent-style-name="Standard" style:list-style-name="L31">
      <style:text-properties officeooo:rsid="00d225d3" officeooo:paragraph-rsid="00d225d3"/>
    </style:style>
    <style:style style:name="P264" style:family="paragraph" style:parent-style-name="Standard">
      <style:text-properties officeooo:rsid="00d3046e" officeooo:paragraph-rsid="00d3046e"/>
    </style:style>
    <style:style style:name="P265" style:family="paragraph" style:parent-style-name="Standard" style:list-style-name="L36">
      <style:text-properties officeooo:rsid="004a3af3" officeooo:paragraph-rsid="00d3046e"/>
    </style:style>
    <style:style style:name="P266" style:family="paragraph" style:parent-style-name="Standard">
      <style:text-properties officeooo:rsid="00d3dd1c" officeooo:paragraph-rsid="00d3dd1c"/>
    </style:style>
    <style:style style:name="P267" style:family="paragraph" style:parent-style-name="Standard" style:list-style-name="L39">
      <style:text-properties officeooo:rsid="00d3dd1c" officeooo:paragraph-rsid="00d3dd1c"/>
    </style:style>
    <style:style style:name="P268" style:family="paragraph" style:parent-style-name="Standard" style:list-style-name="L39">
      <style:text-properties officeooo:rsid="00d3dd1c" officeooo:paragraph-rsid="00d58625"/>
    </style:style>
    <style:style style:name="P269" style:family="paragraph" style:parent-style-name="Standard" style:list-style-name="L37">
      <style:text-properties officeooo:paragraph-rsid="00e5a4b7"/>
    </style:style>
    <style:style style:name="P270" style:family="paragraph" style:parent-style-name="Standard">
      <style:text-properties officeooo:rsid="00d58625" officeooo:paragraph-rsid="00d58625"/>
    </style:style>
    <style:style style:name="P271" style:family="paragraph" style:parent-style-name="Standard">
      <style:text-properties officeooo:rsid="00d6c743" officeooo:paragraph-rsid="00d6c743"/>
    </style:style>
    <style:style style:name="P272" style:family="paragraph" style:parent-style-name="Standard">
      <style:text-properties officeooo:rsid="00d774da" officeooo:paragraph-rsid="00d774da"/>
    </style:style>
    <style:style style:name="P273" style:family="paragraph" style:parent-style-name="Standard">
      <style:text-properties officeooo:rsid="00e11ab2" officeooo:paragraph-rsid="00e11ab2"/>
    </style:style>
    <style:style style:name="P274" style:family="paragraph" style:parent-style-name="Standard">
      <style:paragraph-properties fo:margin-left="0.4925in" fo:margin-right="0in" fo:text-indent="0in" style:auto-text-indent="false"/>
      <style:text-properties officeooo:rsid="00c246ed" officeooo:paragraph-rsid="00c246ed"/>
    </style:style>
    <style:style style:name="P275" style:family="paragraph" style:parent-style-name="Heading_20_3">
      <style:text-properties officeooo:paragraph-rsid="0062200b"/>
    </style:style>
    <style:style style:name="P276" style:family="paragraph" style:parent-style-name="Heading_20_3">
      <style:text-properties officeooo:rsid="0020f032" officeooo:paragraph-rsid="0020f032"/>
    </style:style>
    <style:style style:name="P277" style:family="paragraph" style:parent-style-name="Heading_20_3">
      <style:text-properties officeooo:rsid="0020f032" officeooo:paragraph-rsid="0047dd40"/>
    </style:style>
    <style:style style:name="P278" style:family="paragraph" style:parent-style-name="Heading_20_3">
      <style:text-properties officeooo:rsid="0020f032" officeooo:paragraph-rsid="00c32050"/>
    </style:style>
    <style:style style:name="P279" style:family="paragraph" style:parent-style-name="Heading_20_3">
      <style:text-properties officeooo:rsid="0000eec5" officeooo:paragraph-rsid="0020f032"/>
    </style:style>
    <style:style style:name="P280" style:family="paragraph" style:parent-style-name="Heading_20_3">
      <style:text-properties officeooo:rsid="0000eec5" officeooo:paragraph-rsid="0022ddc5"/>
    </style:style>
    <style:style style:name="P281" style:family="paragraph" style:parent-style-name="Heading_20_3">
      <style:text-properties officeooo:rsid="0000eec5" officeooo:paragraph-rsid="0045f6c7"/>
    </style:style>
    <style:style style:name="P282" style:family="paragraph" style:parent-style-name="Heading_20_3">
      <style:text-properties officeooo:rsid="000b3814" officeooo:paragraph-rsid="007dfe9d"/>
    </style:style>
    <style:style style:name="P283" style:family="paragraph" style:parent-style-name="Heading_20_3">
      <style:text-properties officeooo:rsid="0002e6ca" officeooo:paragraph-rsid="0029f086"/>
    </style:style>
    <style:style style:name="P284" style:family="paragraph" style:parent-style-name="Heading_20_3">
      <style:text-properties officeooo:paragraph-rsid="0040b2aa"/>
    </style:style>
    <style:style style:name="P285" style:family="paragraph" style:parent-style-name="Heading_20_3">
      <style:text-properties officeooo:rsid="00b4d3ce" officeooo:paragraph-rsid="00b4d3ce"/>
    </style:style>
    <style:style style:name="P286" style:family="paragraph" style:parent-style-name="code" style:list-style-name="L25"/>
    <style:style style:name="P287" style:family="paragraph" style:parent-style-name="Contents_20_4">
      <style:paragraph-properties>
        <style:tab-stops>
          <style:tab-stop style:position="6.3354in" style:type="right" style:leader-style="dotted" style:leader-text="."/>
        </style:tab-stops>
      </style:paragraph-properties>
    </style:style>
    <style:style style:name="P288" style:family="paragraph" style:parent-style-name="Contents_20_1">
      <style:paragraph-properties>
        <style:tab-stops>
          <style:tab-stop style:position="6.9252in" style:type="right" style:leader-style="dotted" style:leader-text="."/>
        </style:tab-stops>
      </style:paragraph-properties>
    </style:style>
    <style:style style:name="P289" style:family="paragraph" style:parent-style-name="Contents_20_3">
      <style:paragraph-properties>
        <style:tab-stops>
          <style:tab-stop style:position="6.5319in" style:type="right" style:leader-style="dotted" style:leader-text="."/>
        </style:tab-stops>
      </style:paragraph-properties>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Heading_20_2">
      <style:text-properties officeooo:paragraph-rsid="00cb3a6e"/>
    </style:style>
    <style:style style:name="P292" style:family="paragraph" style:parent-style-name="Heading_20_2">
      <style:text-properties fo:font-weight="bold" style:font-weight-asian="bold" style:font-weight-complex="bold"/>
    </style:style>
    <style:style style:name="P293" style:family="paragraph" style:parent-style-name="Text_20_body" style:list-style-name="L21">
      <style:text-properties officeooo:rsid="00b4d3ce" officeooo:paragraph-rsid="00b4d3ce"/>
    </style:style>
    <style:style style:name="P294" style:family="paragraph" style:parent-style-name="Text_20_body">
      <style:text-properties officeooo:rsid="00c1642d" officeooo:paragraph-rsid="00c1642d"/>
    </style:style>
    <style:style style:name="P295" style:family="paragraph" style:parent-style-name="Text_20_body" style:list-style-name="L21">
      <style:text-properties officeooo:rsid="00c1642d" officeooo:paragraph-rsid="00c1642d"/>
    </style:style>
    <style:style style:name="P296" style:family="paragraph" style:parent-style-name="Text_20_body" style:list-style-name="L21">
      <style:text-properties officeooo:rsid="00c1642d" officeooo:paragraph-rsid="00c1e6ca"/>
    </style:style>
    <style:style style:name="P297" style:family="paragraph" style:parent-style-name="Text_20_body" style:list-style-name="L21">
      <style:text-properties officeooo:rsid="00c1e6ca" officeooo:paragraph-rsid="00c1e6ca"/>
    </style:style>
    <style:style style:name="P298" style:family="paragraph" style:parent-style-name="Text_20_body" style:list-style-name="L21">
      <style:text-properties fo:color="#ce181e" officeooo:rsid="00c1e6ca" officeooo:paragraph-rsid="00c1e6ca"/>
    </style:style>
    <style:style style:name="P299" style:family="paragraph" style:parent-style-name="Text_20_body" style:list-style-name="L21">
      <style:text-properties fo:color="#ce181e" officeooo:rsid="00c1642d" officeooo:paragraph-rsid="00c1e6ca"/>
    </style:style>
    <style:style style:name="P300" style:family="paragraph" style:parent-style-name="Text_20_body">
      <style:text-properties officeooo:rsid="007dfe9d" officeooo:paragraph-rsid="007dfe9d"/>
    </style:style>
    <style:style style:name="P301" style:family="paragraph" style:parent-style-name="Text_20_body">
      <style:text-properties style:text-line-through-style="none" style:text-line-through-type="none" officeooo:rsid="007dfe9d" officeooo:paragraph-rsid="007dfe9d"/>
    </style:style>
    <style:style style:name="P302" style:family="paragraph" style:parent-style-name="Text_20_body">
      <style:text-properties style:text-line-through-style="none" style:text-line-through-type="none" officeooo:rsid="00c2b392" officeooo:paragraph-rsid="00c2b392"/>
    </style:style>
    <style:style style:name="P303" style:family="paragraph" style:parent-style-name="Text_20_body">
      <style:text-properties officeooo:paragraph-rsid="00c32050"/>
    </style:style>
    <style:style style:name="P304" style:family="paragraph" style:parent-style-name="Text_20_body">
      <style:text-properties officeooo:rsid="00c32050" officeooo:paragraph-rsid="00c32050"/>
    </style:style>
    <style:style style:name="P305" style:family="paragraph" style:parent-style-name="Text_20_body">
      <style:text-properties officeooo:rsid="00c32050" officeooo:paragraph-rsid="00c36882"/>
    </style:style>
    <style:style style:name="P306" style:family="paragraph" style:parent-style-name="Text_20_body">
      <style:text-properties fo:font-weight="bold" officeooo:rsid="00c32050" officeooo:paragraph-rsid="00c32050" style:font-weight-asian="bold" style:font-weight-complex="bold"/>
    </style:style>
    <style:style style:name="P307" style:family="paragraph" style:parent-style-name="Text_20_body">
      <style:text-properties officeooo:rsid="00cb3a6e" officeooo:paragraph-rsid="00cb3a6e"/>
    </style:style>
    <style:style style:name="P308" style:family="paragraph" style:parent-style-name="Text_20_body" style:list-style-name="L35">
      <style:text-properties officeooo:rsid="00cb3a6e" officeooo:paragraph-rsid="00cb3a6e"/>
    </style:style>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76522"/>
    </style:style>
    <style:style style:name="T10" style:family="text">
      <style:text-properties officeooo:rsid="0018e592"/>
    </style:style>
    <style:style style:name="T11" style:family="text">
      <style:text-properties officeooo:rsid="001b70c3"/>
    </style:style>
    <style:style style:name="T12" style:family="text">
      <style:text-properties officeooo:rsid="001dc723"/>
    </style:style>
    <style:style style:name="T13" style:family="text">
      <style:text-properties officeooo:rsid="001efba8"/>
    </style:style>
    <style:style style:name="T14" style:family="text">
      <style:text-properties officeooo:rsid="0020c6e0"/>
    </style:style>
    <style:style style:name="T15" style:family="text">
      <style:text-properties officeooo:rsid="0022ddc5"/>
    </style:style>
    <style:style style:name="T16" style:family="text">
      <style:text-properties officeooo:rsid="00238043"/>
    </style:style>
    <style:style style:name="T17" style:family="text">
      <style:text-properties officeooo:rsid="00287bda"/>
    </style:style>
    <style:style style:name="T18" style:family="text">
      <style:text-properties officeooo:rsid="0029f086"/>
    </style:style>
    <style:style style:name="T19" style:family="text">
      <style:text-properties officeooo:rsid="002cced2"/>
    </style:style>
    <style:style style:name="T20" style:family="text">
      <style:text-properties officeooo:rsid="002f459e"/>
    </style:style>
    <style:style style:name="T21" style:family="text">
      <style:text-properties officeooo:rsid="00302e0a"/>
    </style:style>
    <style:style style:name="T22" style:family="text">
      <style:text-properties officeooo:rsid="0033157d"/>
    </style:style>
    <style:style style:name="T23" style:family="text">
      <style:text-properties officeooo:rsid="0038065b"/>
    </style:style>
    <style:style style:name="T24" style:family="text">
      <style:text-properties officeooo:rsid="00386cf0"/>
    </style:style>
    <style:style style:name="T25" style:family="text">
      <style:text-properties officeooo:rsid="003a901b"/>
    </style:style>
    <style:style style:name="T26" style:family="text">
      <style:text-properties officeooo:rsid="003c24c5"/>
    </style:style>
    <style:style style:name="T27" style:family="text">
      <style:text-properties officeooo:rsid="0040e86d"/>
    </style:style>
    <style:style style:name="T28" style:family="text">
      <style:text-properties officeooo:rsid="0043c580"/>
    </style:style>
    <style:style style:name="T29" style:family="text">
      <style:text-properties officeooo:rsid="0045f6c7"/>
    </style:style>
    <style:style style:name="T30" style:family="text">
      <style:text-properties officeooo:rsid="0047dd40"/>
    </style:style>
    <style:style style:name="T31" style:family="text">
      <style:text-properties officeooo:rsid="004d524b"/>
    </style:style>
    <style:style style:name="T32" style:family="text">
      <style:text-properties officeooo:rsid="0050377e"/>
    </style:style>
    <style:style style:name="T33" style:family="text">
      <style:text-properties officeooo:rsid="00516b81"/>
    </style:style>
    <style:style style:name="T34" style:family="text">
      <style:text-properties officeooo:rsid="00546b43"/>
    </style:style>
    <style:style style:name="T35" style:family="text">
      <style:text-properties officeooo:rsid="0055d45a"/>
    </style:style>
    <style:style style:name="T36" style:family="text">
      <style:text-properties officeooo:rsid="00564fb5"/>
    </style:style>
    <style:style style:name="T37" style:family="text">
      <style:text-properties officeooo:rsid="0056e7f4"/>
    </style:style>
    <style:style style:name="T38" style:family="text">
      <style:text-properties officeooo:rsid="00572254"/>
    </style:style>
    <style:style style:name="T39" style:family="text">
      <style:text-properties officeooo:rsid="005da0d9"/>
    </style:style>
    <style:style style:name="T40" style:family="text">
      <style:text-properties style:text-line-through-style="solid" style:text-line-through-type="single" officeooo:rsid="0068dbd3"/>
    </style:style>
    <style:style style:name="T41" style:family="text">
      <style:text-properties officeooo:rsid="005e076d"/>
    </style:style>
    <style:style style:name="T42" style:family="text">
      <style:text-properties fo:font-style="italic" style:font-style-asian="italic" style:font-style-complex="italic"/>
    </style:style>
    <style:style style:name="T43" style:family="text">
      <style:text-properties fo:font-style="italic" officeooo:rsid="005fe3b4" style:font-style-asian="italic" style:font-style-complex="italic"/>
    </style:style>
    <style:style style:name="T44" style:family="text">
      <style:text-properties fo:font-style="italic" officeooo:rsid="009a55bc" style:font-style-asian="italic" style:font-style-complex="italic"/>
    </style:style>
    <style:style style:name="T45" style:family="text">
      <style:text-properties officeooo:rsid="005fe3b4"/>
    </style:style>
    <style:style style:name="T46" style:family="text">
      <style:text-properties officeooo:rsid="0061463b"/>
    </style:style>
    <style:style style:name="T47" style:family="text">
      <style:text-properties officeooo:rsid="0062200b"/>
    </style:style>
    <style:style style:name="T48" style:family="text">
      <style:text-properties officeooo:rsid="00633c4d"/>
    </style:style>
    <style:style style:name="T49" style:family="text">
      <style:text-properties officeooo:rsid="0066c519"/>
    </style:style>
    <style:style style:name="T50" style:family="text">
      <style:text-properties officeooo:rsid="006845f9"/>
    </style:style>
    <style:style style:name="T51" style:family="text">
      <style:text-properties officeooo:rsid="0068dbd3"/>
    </style:style>
    <style:style style:name="T52" style:family="text">
      <style:text-properties style:text-line-through-style="none" style:text-line-through-type="none"/>
    </style:style>
    <style:style style:name="T53" style:family="text">
      <style:text-properties style:text-line-through-style="none" style:text-line-through-type="none" officeooo:rsid="0068dbd3"/>
    </style:style>
    <style:style style:name="T54" style:family="text">
      <style:text-properties style:text-line-through-style="none" style:text-line-through-type="none" officeooo:rsid="0069ff63"/>
    </style:style>
    <style:style style:name="T55" style:family="text">
      <style:text-properties style:text-line-through-style="none" style:text-line-through-type="none" officeooo:rsid="00a3a6d1"/>
    </style:style>
    <style:style style:name="T56" style:family="text">
      <style:text-properties style:text-line-through-style="none" style:text-line-through-type="none" officeooo:rsid="00a54d52"/>
    </style:style>
    <style:style style:name="T57" style:family="text">
      <style:text-properties style:text-line-through-style="none" style:text-line-through-type="none" officeooo:rsid="00a706de"/>
    </style:style>
    <style:style style:name="T58" style:family="text">
      <style:text-properties style:text-line-through-style="none" style:text-line-through-type="none" officeooo:rsid="00a74d0b"/>
    </style:style>
    <style:style style:name="T59" style:family="text">
      <style:text-properties officeooo:rsid="006d8f32"/>
    </style:style>
    <style:style style:name="T60" style:family="text">
      <style:text-properties officeooo:rsid="003dc13f"/>
    </style:style>
    <style:style style:name="T61" style:family="text">
      <style:text-properties officeooo:rsid="006fc93e"/>
    </style:style>
    <style:style style:name="T62" style:family="text">
      <style:text-properties officeooo:rsid="006fff16"/>
    </style:style>
    <style:style style:name="T63" style:family="text">
      <style:text-properties officeooo:rsid="00717287"/>
    </style:style>
    <style:style style:name="T64" style:family="text">
      <style:text-properties fo:color="#ff0000"/>
    </style:style>
    <style:style style:name="T65" style:family="text">
      <style:text-properties fo:color="#ff0000" officeooo:rsid="006845f9"/>
    </style:style>
    <style:style style:name="T66" style:family="text">
      <style:text-properties fo:color="#ff0000" officeooo:rsid="005fe3b4"/>
    </style:style>
    <style:style style:name="T67" style:family="text">
      <style:text-properties fo:color="#ff0000" officeooo:rsid="00c36882"/>
    </style:style>
    <style:style style:name="T68" style:family="text">
      <style:text-properties officeooo:rsid="007356d7"/>
    </style:style>
    <style:style style:name="T69" style:family="text">
      <style:text-properties officeooo:rsid="0074f006"/>
    </style:style>
    <style:style style:name="T70" style:family="text">
      <style:text-properties officeooo:rsid="00761d8e"/>
    </style:style>
    <style:style style:name="T71" style:family="text">
      <style:text-properties officeooo:rsid="00769da4"/>
    </style:style>
    <style:style style:name="T72" style:family="text">
      <style:text-properties officeooo:rsid="00795d28"/>
    </style:style>
    <style:style style:name="T73" style:family="text">
      <style:text-properties officeooo:rsid="007a72c6"/>
    </style:style>
    <style:style style:name="T74" style:family="text">
      <style:text-properties officeooo:rsid="007ded32"/>
    </style:style>
    <style:style style:name="T75" style:family="text">
      <style:text-properties officeooo:rsid="007dfe9d"/>
    </style:style>
    <style:style style:name="T76" style:family="text">
      <style:text-properties officeooo:rsid="007f6591"/>
    </style:style>
    <style:style style:name="T77" style:family="text">
      <style:text-properties officeooo:rsid="0080c2a1"/>
    </style:style>
    <style:style style:name="T78" style:family="text">
      <style:text-properties officeooo:rsid="00815b43"/>
    </style:style>
    <style:style style:name="T79" style:family="text">
      <style:text-properties officeooo:rsid="0081e4cb"/>
    </style:style>
    <style:style style:name="T80" style:family="text">
      <style:text-properties officeooo:rsid="0084fcc6"/>
    </style:style>
    <style:style style:name="T81" style:family="text">
      <style:text-properties officeooo:rsid="008a8ba6"/>
    </style:style>
    <style:style style:name="T82" style:family="text">
      <style:text-properties officeooo:rsid="008a9d15"/>
    </style:style>
    <style:style style:name="T83" style:family="text">
      <style:text-properties officeooo:rsid="0094358c"/>
    </style:style>
    <style:style style:name="T84" style:family="text">
      <style:text-properties officeooo:rsid="0094be72"/>
    </style:style>
    <style:style style:name="T85" style:family="text">
      <style:text-properties style:text-position="super 58%"/>
    </style:style>
    <style:style style:name="T86" style:family="text">
      <style:text-properties style:text-position="super 58%" officeooo:rsid="009a55bc"/>
    </style:style>
    <style:style style:name="T87" style:family="text">
      <style:text-properties officeooo:rsid="00997f8a"/>
    </style:style>
    <style:style style:name="T88" style:family="text">
      <style:text-properties officeooo:rsid="009a55bc"/>
    </style:style>
    <style:style style:name="T89" style:family="text">
      <style:text-properties officeooo:rsid="009b3ba1"/>
    </style:style>
    <style:style style:name="T90" style:family="text">
      <style:text-properties officeooo:rsid="009d1ab1"/>
    </style:style>
    <style:style style:name="T91" style:family="text">
      <style:text-properties officeooo:rsid="009ec073"/>
    </style:style>
    <style:style style:name="T92" style:family="text">
      <style:text-properties officeooo:rsid="00a0b933"/>
    </style:style>
    <style:style style:name="T93" style:family="text">
      <style:text-properties officeooo:rsid="00a137c4"/>
    </style:style>
    <style:style style:name="T94" style:family="text">
      <style:text-properties officeooo:rsid="00a14eb1"/>
    </style:style>
    <style:style style:name="T95" style:family="text">
      <style:text-properties officeooo:rsid="00a2afd1"/>
    </style:style>
    <style:style style:name="T96" style:family="text">
      <style:text-properties officeooo:rsid="00a34bd3"/>
    </style:style>
    <style:style style:name="T97" style:family="text">
      <style:text-properties officeooo:rsid="00a3a6d1"/>
    </style:style>
    <style:style style:name="T98" style:family="text">
      <style:text-properties officeooo:rsid="00a54d52"/>
    </style:style>
    <style:style style:name="T99" style:family="text">
      <style:text-properties officeooo:rsid="00a706de"/>
    </style:style>
    <style:style style:name="T100" style:family="text">
      <style:text-properties officeooo:rsid="00a85a07"/>
    </style:style>
    <style:style style:name="T101" style:family="text">
      <style:text-properties officeooo:rsid="00a89edf"/>
    </style:style>
    <style:style style:name="T102" style:family="text">
      <style:text-properties officeooo:rsid="00abd1b6"/>
    </style:style>
    <style:style style:name="T103" style:family="text">
      <style:text-properties officeooo:rsid="00ad8620"/>
    </style:style>
    <style:style style:name="T104" style:family="text">
      <style:text-properties officeooo:rsid="00b0cac4"/>
    </style:style>
    <style:style style:name="T105" style:family="text">
      <style:text-properties officeooo:rsid="00b2a47b"/>
    </style:style>
    <style:style style:name="T106" style:family="text">
      <style:text-properties officeooo:rsid="00b4d3ce"/>
    </style:style>
    <style:style style:name="T107" style:family="text">
      <style:text-properties officeooo:rsid="00b6771e"/>
    </style:style>
    <style:style style:name="T108" style:family="text">
      <style:text-properties officeooo:rsid="00bc4a0d"/>
    </style:style>
    <style:style style:name="T109" style:family="text">
      <style:text-properties officeooo:rsid="00bdaf97"/>
    </style:style>
    <style:style style:name="T110" style:family="text">
      <style:text-properties officeooo:rsid="00bf1437"/>
    </style:style>
    <style:style style:name="T111" style:family="text">
      <style:text-properties officeooo:rsid="00c1642d"/>
    </style:style>
    <style:style style:name="T112" style:family="text">
      <style:text-properties officeooo:rsid="00c1e6ca"/>
    </style:style>
    <style:style style:name="T113" style:family="text">
      <style:text-properties fo:color="#ce181e"/>
    </style:style>
    <style:style style:name="T114" style:family="text">
      <style:text-properties fo:color="#ce181e" officeooo:rsid="00c1e6ca"/>
    </style:style>
    <style:style style:name="T115" style:family="text">
      <style:text-properties fo:color="#ce181e" officeooo:rsid="00c2b392"/>
    </style:style>
    <style:style style:name="T116" style:family="text">
      <style:text-properties officeooo:rsid="00c246ed"/>
    </style:style>
    <style:style style:name="T117" style:family="text">
      <style:text-properties officeooo:rsid="00c2b392"/>
    </style:style>
    <style:style style:name="T118" style:family="text">
      <style:text-properties officeooo:rsid="00c32050"/>
    </style:style>
    <style:style style:name="T119" style:family="text">
      <style:text-properties officeooo:rsid="00c36882"/>
    </style:style>
    <style:style style:name="T120" style:family="text">
      <style:text-properties fo:color="#00ae00" fo:font-style="italic" fo:font-weight="normal" style:font-style-asian="italic" style:font-weight-asian="normal" style:font-style-complex="italic" style:font-weight-complex="normal"/>
    </style:style>
    <style:style style:name="T121" style:family="text">
      <style:text-properties fo:color="#00ae00" fo:font-style="italic" fo:font-weight="normal" officeooo:rsid="00d774da" style:font-style-asian="italic" style:font-weight-asian="normal" style:font-style-complex="italic" style:font-weight-complex="normal"/>
    </style:style>
    <style:style style:name="T122" style:family="text">
      <style:text-properties fo:color="#00ae00" fo:font-style="italic" fo:font-weight="normal" officeooo:rsid="00d94437" style:font-style-asian="italic" style:font-weight-asian="normal" style:font-style-complex="italic" style:font-weight-complex="normal"/>
    </style:style>
    <style:style style:name="T123" style:family="text">
      <style:text-properties fo:font-weight="normal" style:font-weight-asian="normal" style:font-weight-complex="normal"/>
    </style:style>
    <style:style style:name="T124" style:family="text">
      <style:text-properties fo:font-weight="normal" officeooo:rsid="00c7406a" style:font-weight-asian="normal" style:font-weight-complex="normal"/>
    </style:style>
    <style:style style:name="T125" style:family="text">
      <style:text-properties fo:font-weight="normal" officeooo:rsid="00c86b03" style:font-weight-asian="normal" style:font-weight-complex="normal"/>
    </style:style>
    <style:style style:name="T126" style:family="text">
      <style:text-properties fo:font-weight="normal" officeooo:rsid="00c9ae93" style:font-weight-asian="normal" style:font-weight-complex="normal"/>
    </style:style>
    <style:style style:name="T127" style:family="text">
      <style:text-properties fo:font-weight="normal" officeooo:rsid="00d02433" style:font-weight-asian="normal" style:font-weight-complex="normal"/>
    </style:style>
    <style:style style:name="T128" style:family="text">
      <style:text-properties fo:font-weight="normal" officeooo:rsid="004a3af3" style:font-weight-asian="normal" style:font-weight-complex="normal"/>
    </style:style>
    <style:style style:name="T129" style:family="text">
      <style:text-properties fo:font-weight="normal" officeooo:rsid="00d225d3" style:font-weight-asian="normal" style:font-weight-complex="normal"/>
    </style:style>
    <style:style style:name="T130" style:family="text">
      <style:text-properties fo:font-weight="normal" officeooo:rsid="00d3046e" style:font-weight-asian="normal" style:font-weight-complex="normal"/>
    </style:style>
    <style:style style:name="T131" style:family="text">
      <style:text-properties fo:font-weight="normal" officeooo:rsid="00d3dd1c" style:font-weight-asian="normal" style:font-weight-complex="normal"/>
    </style:style>
    <style:style style:name="T132" style:family="text">
      <style:text-properties fo:font-weight="normal" officeooo:rsid="00ccffaf" style:font-weight-asian="normal" style:font-weight-complex="normal"/>
    </style:style>
    <style:style style:name="T133" style:family="text">
      <style:text-properties fo:font-weight="normal" officeooo:rsid="00d58625" style:font-weight-asian="normal" style:font-weight-complex="normal"/>
    </style:style>
    <style:style style:name="T134" style:family="text">
      <style:text-properties fo:font-weight="normal" officeooo:rsid="00d6c743" style:font-weight-asian="normal" style:font-weight-complex="normal"/>
    </style:style>
    <style:style style:name="T135" style:family="text">
      <style:text-properties fo:font-weight="normal" officeooo:rsid="00d774da" style:font-weight-asian="normal" style:font-weight-complex="normal"/>
    </style:style>
    <style:style style:name="T136" style:family="text">
      <style:text-properties fo:font-weight="normal" officeooo:rsid="00d94437" style:font-weight-asian="normal" style:font-weight-complex="normal"/>
    </style:style>
    <style:style style:name="T137" style:family="text">
      <style:text-properties fo:font-weight="normal" officeooo:rsid="00db84b3" style:font-weight-asian="normal" style:font-weight-complex="normal"/>
    </style:style>
    <style:style style:name="T138" style:family="text">
      <style:text-properties fo:font-weight="normal" officeooo:rsid="00dd61ea" style:font-weight-asian="normal" style:font-weight-complex="normal"/>
    </style:style>
    <style:style style:name="T139" style:family="text">
      <style:text-properties fo:font-weight="normal" officeooo:rsid="00df1749" style:font-weight-asian="normal" style:font-weight-complex="normal"/>
    </style:style>
    <style:style style:name="T140" style:family="text">
      <style:text-properties fo:font-weight="normal" officeooo:rsid="00e26993" style:font-weight-asian="normal" style:font-weight-complex="normal"/>
    </style:style>
    <style:style style:name="T141" style:family="text">
      <style:text-properties fo:font-weight="normal" officeooo:rsid="00e5a4b7" style:font-weight-asian="normal" style:font-weight-complex="normal"/>
    </style:style>
    <style:style style:name="T142" style:family="text">
      <style:text-properties officeooo:rsid="00c7406a"/>
    </style:style>
    <style:style style:name="T143" style:family="text">
      <style:text-properties officeooo:rsid="00c86b03"/>
    </style:style>
    <style:style style:name="T144" style:family="text">
      <style:text-properties officeooo:rsid="00c8a778"/>
    </style:style>
    <style:style style:name="T145" style:family="text">
      <style:text-properties officeooo:rsid="00cb3a6e"/>
    </style:style>
    <style:style style:name="T146" style:family="text">
      <style:text-properties officeooo:rsid="00cc46b7"/>
    </style:style>
    <style:style style:name="T147" style:family="text">
      <style:text-properties officeooo:rsid="00ccffaf"/>
    </style:style>
    <style:style style:name="T148" style:family="text">
      <style:text-properties officeooo:rsid="004a3af3"/>
    </style:style>
    <style:style style:name="T149" style:family="text">
      <style:text-properties officeooo:rsid="00d02433"/>
    </style:style>
    <style:style style:name="T150" style:family="text">
      <style:text-properties officeooo:rsid="00d10909"/>
    </style:style>
    <style:style style:name="T151" style:family="text">
      <style:text-properties officeooo:rsid="00d774d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601_2507969732"/>1 <text:span text:style-name="T17">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2"/>
      <text:p text:style-name="P12">This is an intuitive and user-friendly file format for alterable images.</text:p>
      <text:p text:style-name="P12"/>
      <text:p text:style-name="P12">It came about from the following scenario:</text:p>
      <text:p text:style-name="P119">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39">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119"/>
      <text:p text:style-name="P120">This format is a result of those needs combined with the ever-present creeping featurism that makes life worth living.</text:p>
      <text:p text:style-name="P12"/>
      <text:p text:style-name="P12">Key constraints for this format a<text:span text:style-name="T7">r</text:span>e:</text:p>
      <text:list xml:id="list450352475" text:style-name="L1">
        <text:list-item>
          <text:p text:style-name="P155">Open source – duh.</text:p>
        </text:list-item>
        <text:list-item>
          <text:p text:style-name="P156">Seamless support for multi-resolution images for social media (see Smart Resizing, below)</text:p>
        </text:list-item>
        <text:list-item>
          <text:p text:style-name="P156">Modern zip+xml file format for easy <text:span text:style-name="T7">access by other programs</text:span> </text:p>
        </text:list-item>
        <text:list-item>
          <text:p text:style-name="P156">Template forms to create <text:span text:style-name="T7">derived </text:span>images from a common <text:span text:style-name="T7">base</text:span>.</text:p>
        </text:list-item>
        <text:list-item>
          <text:p text:style-name="P157">Feature rich – should support all blend modes, masks, drop shadows, etc as any modern editor.</text:p>
        </text:list-item>
        <text:list-item>
          <text:p text:style-name="P157">(In my implementation) simple command line access.</text:p>
        </text:list-item>
        <text:list-item>
          <text:p text:style-name="P158">In all cases, maximize available options.</text:p>
        </text:list-item>
        <text:list-item>
          <text:p text:style-name="P155">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1205619608" text:style-name="L2">
        <text:list-item>
          <text:p text:style-name="P160">Implementers SHOULD make provision for ALL features of the format.</text:p>
        </text:list-item>
        <text:list-item>
          <text:p text:style-name="P160">Implementors MUST NOT add additional features to the format.</text:p>
        </text:list-item>
        <text:list-item>
          <text:p text:style-name="P160">Implementors MUST NOT seek out fonts and resources from a non-approved location.</text:p>
        </text:list-item>
        <text:list-item>
          <text:p text:style-name="P163">Implementors MUST support ALL the file types specified, and MUST NOT add or refer to other types within files. <text:s/>(Other types MAY be supported, but MUST be converted to known type when saving.)</text:p>
        </text:list-item>
        <text:list-item>
          <text:p text:style-name="P169">For the convenience of the user, some attributes have “aka” values where two different values do the same thing. <text:s/>Implemtors MUST <text:span text:style-name="T19">accept</text:span> ALL aka values <text:span text:style-name="T19">as equivalent.</text:span></text:p>
        </text:list-item>
      </text:list>
      <text:p text:style-name="P2"/>
      <text:p text:style-name="P34">TODO: for the specification, choose a <text:span text:style-name="T11">license</text:span> that is:</text:p>
      <text:list xml:id="list2169182593" text:style-name="L3">
        <text:list-item>
          <text:p text:style-name="P170">open source</text:p>
        </text:list-item>
      </text:list>
      <text:list xml:id="list3720235048" text:style-name="L4">
        <text:list-item>
          <text:p text:style-name="P171">free for commercial</text:p>
        </text:list-item>
        <text:list-item>
          <text:p text:style-name="P171">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8"><text:a xlink:type="simple" xlink:href="#__RefHeading___Toc601_2507969732" text:style-name="Index_20_Link" text:visited-style-name="Index_20_Link">1 Introduction<text:tab/>1</text:a></text:p>
          <text:p text:style-name="P290"><text:a xlink:type="simple" xlink:href="#__RefHeading___Toc603_2507969732" text:style-name="Index_20_Link" text:visited-style-name="Index_20_Link">1.1 Purpose<text:tab/>1</text:a></text:p>
          <text:p text:style-name="P290"><text:a xlink:type="simple" xlink:href="#__RefHeading___Toc605_2507969732" text:style-name="Index_20_Link" text:visited-style-name="Index_20_Link">1.2 Table of Contents<text:tab/>2</text:a></text:p>
          <text:p text:style-name="P288"><text:a xlink:type="simple" xlink:href="#__RefHeading___Toc607_2507969732" text:style-name="Index_20_Link" text:visited-style-name="Index_20_Link">2 Layers<text:tab/>3</text:a></text:p>
          <text:p text:style-name="P290"><text:a xlink:type="simple" xlink:href="#__RefHeading___Toc609_2507969732" text:style-name="Index_20_Link" text:visited-style-name="Index_20_Link">2.1 General Format<text:tab/>3</text:a></text:p>
          <text:p text:style-name="P289"><text:a xlink:type="simple" xlink:href="#__RefHeading___Toc1011_2845503198" text:style-name="Index_20_Link" text:visited-style-name="Index_20_Link">2.1.1 Attribute Value Types<text:tab/>4</text:a></text:p>
          <text:p text:style-name="P287"><text:a xlink:type="simple" xlink:href="#__RefHeading___Toc2541_3114177296" text:style-name="Index_20_Link" text:visited-style-name="Index_20_Link">2.1.1.1 Color Value Type<text:tab/>4</text:a></text:p>
          <text:p text:style-name="P287"><text:a xlink:type="simple" xlink:href="#__RefHeading___Toc2543_3114177296" text:style-name="Index_20_Link" text:visited-style-name="Index_20_Link">2.1.1.2 Image Value Type<text:tab/>4</text:a></text:p>
          <text:p text:style-name="P287"><text:a xlink:type="simple" xlink:href="#__RefHeading___Toc2545_3114177296" text:style-name="Index_20_Link" text:visited-style-name="Index_20_Link">2.1.1.3 Percent Value Type<text:tab/>5</text:a></text:p>
          <text:p text:style-name="P287"><text:a xlink:type="simple" xlink:href="#__RefHeading___Toc2547_3114177296" text:style-name="Index_20_Link" text:visited-style-name="Index_20_Link">2.1.1.4 Boolean Value Type<text:tab/>5</text:a></text:p>
          <text:p text:style-name="P289"><text:a xlink:type="simple" xlink:href="#__RefHeading___Toc1013_2845503198" text:style-name="Index_20_Link" text:visited-style-name="Index_20_Link">2.1.2 References<text:tab/>5</text:a></text:p>
          <text:p text:style-name="P289"><text:a xlink:type="simple" xlink:href="#__RefHeading___Toc2549_3114177296" text:style-name="Index_20_Link" text:visited-style-name="Index_20_Link">2.1.3 Math Expressions<text:tab/>6</text:a></text:p>
          <text:p text:style-name="P290"><text:a xlink:type="simple" xlink:href="#__RefHeading___Toc611_2507969732" text:style-name="Index_20_Link" text:visited-style-name="Index_20_Link">2.2 Layer Attributes<text:tab/>7</text:a></text:p>
          <text:p text:style-name="P289"><text:a xlink:type="simple" xlink:href="#__RefHeading___Toc613_2507969732" text:style-name="Index_20_Link" text:visited-style-name="Index_20_Link">2.2.1 id attribute<text:tab/>7</text:a></text:p>
          <text:p text:style-name="P289"><text:a xlink:type="simple" xlink:href="#__RefHeading___Toc615_2507969732" text:style-name="Index_20_Link" text:visited-style-name="Index_20_Link">2.2.2 name attribute<text:tab/>7</text:a></text:p>
          <text:p text:style-name="P289"><text:a xlink:type="simple" xlink:href="#__RefHeading___Toc617_2507969732" text:style-name="Index_20_Link" text:visited-style-name="Index_20_Link">2.2.3 dimensions attributes<text:tab/>7</text:a></text:p>
          <text:p text:style-name="P289"><text:a xlink:type="simple" xlink:href="#__RefHeading___Toc619_25079697321" text:style-name="Index_20_Link" text:visited-style-name="Index_20_Link">2.2.4 center attribute<text:tab/>8</text:a></text:p>
          <text:p text:style-name="P289"><text:a xlink:type="simple" xlink:href="#__RefHeading___Toc619_2507969732" text:style-name="Index_20_Link" text:visited-style-name="Index_20_Link">2.2.4 relativeTo attribute<text:tab/>8</text:a></text:p>
          <text:p text:style-name="P289"><text:a xlink:type="simple" xlink:href="#__RefHeading___Toc621_2507969732" text:style-name="Index_20_Link" text:visited-style-name="Index_20_Link">2.2.5 opacity attribute<text:tab/>8</text:a></text:p>
          <text:p text:style-name="P289"><text:a xlink:type="simple" xlink:href="#__RefHeading___Toc623_2507969732" text:style-name="Index_20_Link" text:visited-style-name="Index_20_Link">2.2.6 visible attribute<text:tab/>8</text:a></text:p>
          <text:p text:style-name="P289"><text:a xlink:type="simple" xlink:href="#__RefHeading___Toc625_2507969732" text:style-name="Index_20_Link" text:visited-style-name="Index_20_Link">2.2.7 detached attribute (DEFUNCT)<text:tab/>9</text:a></text:p>
          <text:p text:style-name="P289"><text:a xlink:type="simple" xlink:href="#__RefHeading___Toc627_2507969732" text:style-name="Index_20_Link" text:visited-style-name="Index_20_Link">2.2.8 blendMode attribute<text:tab/>9</text:a></text:p>
          <text:p text:style-name="P289"><text:a xlink:type="simple" xlink:href="#__RefHeading___Toc2551_3114177296" text:style-name="Index_20_Link" text:visited-style-name="Index_20_Link">2.2.9 result attribute<text:tab/>12</text:a></text:p>
          <text:p text:style-name="P289"><text:a xlink:type="simple" xlink:href="#__RefHeading___Toc629_2507969732" text:style-name="Index_20_Link" text:visited-style-name="Index_20_Link">2.2.10 mask attribute<text:tab/>12</text:a></text:p>
          <text:p text:style-name="P289"><text:a xlink:type="simple" xlink:href="#__RefHeading___Toc631_2507969732" text:style-name="Index_20_Link" text:visited-style-name="Index_20_Link">2.2.11 roi attribute (Region of Interest)<text:tab/>12</text:a></text:p>
          <text:p text:style-name="P289"><text:a xlink:type="simple" xlink:href="#__RefHeading___Toc631_25079697321" text:style-name="Index_20_Link" text:visited-style-name="Index_20_Link">2.2.11 tessalation attribute<text:tab/>13</text:a></text:p>
          <text:p text:style-name="P289"><text:a xlink:type="simple" xlink:href="#__RefHeading___Toc633_2507969732" text:style-name="Index_20_Link" text:visited-style-name="Index_20_Link">2.2.12 rotation attribute<text:tab/>13</text:a></text:p>
          <text:p text:style-name="P289"><text:a xlink:type="simple" xlink:href="#__RefHeading___Toc2553_3114177296" text:style-name="Index_20_Link" text:visited-style-name="Index_20_Link">2.2.13 crop attribute<text:tab/>13</text:a></text:p>
          <text:p text:style-name="P289"><text:a xlink:type="simple" xlink:href="#__RefHeading___Toc2923_4282119740" text:style-name="Index_20_Link" text:visited-style-name="Index_20_Link">2.2.14 normalMap attribute<text:tab/>13</text:a></text:p>
          <text:p text:style-name="P289"><text:a xlink:type="simple" xlink:href="#__RefHeading___Toc2925_4282119740" text:style-name="Index_20_Link" text:visited-style-name="Index_20_Link">2.2.15 bumpMap attribute<text:tab/>14</text:a></text:p>
          <text:p text:style-name="P290"><text:a xlink:type="simple" xlink:href="#__RefHeading___Toc635_2507969732" text:style-name="Index_20_Link" text:visited-style-name="Index_20_Link">2.3 Kinds of Layers<text:tab/>14</text:a></text:p>
          <text:p text:style-name="P289"><text:a xlink:type="simple" xlink:href="#__RefHeading___Toc637_2507969732" text:style-name="Index_20_Link" text:visited-style-name="Index_20_Link">2.3.1 &lt;group&gt; Layers<text:tab/>14</text:a></text:p>
          <text:p text:style-name="P289"><text:a xlink:type="simple" xlink:href="#__RefHeading___Toc639_2507969732" text:style-name="Index_20_Link" text:visited-style-name="Index_20_Link">2.3.2 &lt;image&gt; Layers<text:tab/>14</text:a></text:p>
          <text:p text:style-name="P289"><text:a xlink:type="simple" xlink:href="#__RefHeading___Toc641_2507969732" text:style-name="Index_20_Link" text:visited-style-name="Index_20_Link">2.3.3 &lt;solid&gt; Layers<text:tab/>14</text:a></text:p>
          <text:p text:style-name="P289"><text:a xlink:type="simple" xlink:href="#__RefHeading___Toc643_2507969732" text:style-name="Index_20_Link" text:visited-style-name="Index_20_Link">2.3.4 &lt;link&gt; Layers<text:tab/>15</text:a></text:p>
          <text:p text:style-name="P289"><text:a xlink:type="simple" xlink:href="#__RefHeading___Toc645_2507969732" text:style-name="Index_20_Link" text:visited-style-name="Index_20_Link">2.3.5 &lt;modifier&gt; Layers<text:tab/>15</text:a></text:p>
          <text:p text:style-name="P289"><text:a xlink:type="simple" xlink:href="#__RefHeading___Toc658_2507969732" text:style-name="Index_20_Link" text:visited-style-name="Index_20_Link">2.3.6 &lt;text&gt; Layers<text:tab/>15</text:a></text:p>
          <text:p text:style-name="P287"><text:a xlink:type="simple" xlink:href="#__RefHeading___Toc647_2507969732" text:style-name="Index_20_Link" text:visited-style-name="Index_20_Link">2.3.6.1 Fonts<text:tab/>15</text:a></text:p>
          <text:p text:style-name="P289"><text:a xlink:type="simple" xlink:href="#__RefHeading___Toc1017_2845503198" text:style-name="Index_20_Link" text:visited-style-name="Index_20_Link">2.3.7 &lt;page&gt; Layers<text:tab/>16</text:a></text:p>
          <text:p text:style-name="P289"><text:a xlink:type="simple" xlink:href="#__RefHeading___Toc1019_2845503198" text:style-name="Index_20_Link" text:visited-style-name="Index_20_Link">2.3.7 &lt;frame&gt; Layers<text:tab/>16</text:a></text:p>
          <text:p text:style-name="P289"><text:a xlink:type="simple" xlink:href="#__RefHeading___Toc2555_3114177296" text:style-name="Index_20_Link" text:visited-style-name="Index_20_Link">2.3.8 &lt;pattern&gt; Layers<text:tab/>17</text:a></text:p>
          <text:p text:style-name="P289"><text:a xlink:type="simple" xlink:href="#__RefHeading___Toc2557_3114177296" text:style-name="Index_20_Link" text:visited-style-name="Index_20_Link">2.3.9 &lt;texture&gt; Layers<text:tab/>17</text:a></text:p>
          <text:p text:style-name="P289"><text:a xlink:type="simple" xlink:href="#__RefHeading___Toc2927_4282119740" text:style-name="Index_20_Link" text:visited-style-name="Index_20_Link">2.3.10 &lt;particles&gt; Layers<text:tab/>18</text:a></text:p>
          <text:p text:style-name="P289"><text:a xlink:type="simple" xlink:href="#__RefHeading___Toc1021_2845503198" text:style-name="Index_20_Link" text:visited-style-name="Index_20_Link">2.3.11 &lt;numberspace&gt; Layers<text:tab/>19</text:a></text:p>
          <text:p text:style-name="P288"><text:soft-page-break/><text:a xlink:type="simple" xlink:href="#__RefHeading___Toc649_2507969732" text:style-name="Index_20_Link" text:visited-style-name="Index_20_Link">3 Forms<text:tab/>21</text:a></text:p>
          <text:p text:style-name="P290"><text:a xlink:type="simple" xlink:href="#__RefHeading___Toc3066_4169638626" text:style-name="Index_20_Link" text:visited-style-name="Index_20_Link">3.1 &lt;form&gt; Form Element<text:tab/>22</text:a></text:p>
          <text:p text:style-name="P290"><text:a xlink:type="simple" xlink:href="#__RefHeading___Toc3068_4169638626" text:style-name="Index_20_Link" text:visited-style-name="Index_20_Link">3.2 &lt;preview&gt; Form Element<text:tab/>23</text:a></text:p>
          <text:p text:style-name="P290"><text:a xlink:type="simple" xlink:href="#__RefHeading___Toc3070_4169638626" text:style-name="Index_20_Link" text:visited-style-name="Index_20_Link">3.3 &lt;text&gt; Form Element<text:tab/>23</text:a></text:p>
          <text:p text:style-name="P290"><text:a xlink:type="simple" xlink:href="#__RefHeading___Toc3072_4169638626" text:style-name="Index_20_Link" text:visited-style-name="Index_20_Link">3.4 &lt;numeric&gt; Form Element<text:tab/>23</text:a></text:p>
          <text:p text:style-name="P290"><text:a xlink:type="simple" xlink:href="#__RefHeading___Toc3074_4169638626" text:style-name="Index_20_Link" text:visited-style-name="Index_20_Link">3.5 &lt;select&gt; and &lt;option&gt; Form Elements<text:tab/>24</text:a></text:p>
          <text:p text:style-name="P290"><text:a xlink:type="simple" xlink:href="#__RefHeading___Toc3076_4169638626" text:style-name="Index_20_Link" text:visited-style-name="Index_20_Link">3.6 &lt;color&gt; Form Element<text:tab/>24</text:a></text:p>
          <text:p text:style-name="P290"><text:a xlink:type="simple" xlink:href="#__RefHeading___Toc3078_4169638626" text:style-name="Index_20_Link" text:visited-style-name="Index_20_Link">3.7 &lt;points&gt; and &lt;point&gt; Form Elements<text:tab/>24</text:a></text:p>
          <text:p text:style-name="P290"><text:a xlink:type="simple" xlink:href="#__RefHeading___Toc3080_4169638626" text:style-name="Index_20_Link" text:visited-style-name="Index_20_Link">3.8 &lt;image&gt; Form Elements<text:tab/>25</text:a></text:p>
          <text:p text:style-name="P288"><text:a xlink:type="simple" xlink:href="#__RefHeading___Toc651_2507969732" text:style-name="Index_20_Link" text:visited-style-name="Index_20_Link">4. Implementation Details<text:tab/>25</text:a></text:p>
          <text:p text:style-name="P290"><text:a xlink:type="simple" xlink:href="#__RefHeading___Toc1023_2845503198" text:style-name="Index_20_Link" text:visited-style-name="Index_20_Link">4.1 Saving<text:tab/>25</text:a></text:p>
          <text:p text:style-name="P289"><text:a xlink:type="simple" xlink:href="#__RefHeading___Toc1025_2845503198" text:style-name="Index_20_Link" text:visited-style-name="Index_20_Link">4.1.1 Future Proofing<text:tab/>25</text:a></text:p>
          <text:p text:style-name="P289"><text:a xlink:type="simple" xlink:href="#__RefHeading___Toc1027_2845503198" text:style-name="Index_20_Link" text:visited-style-name="Index_20_Link">2.1.2 Optimization<text:tab/>25</text:a></text:p>
          <text:p text:style-name="P289"><text:a xlink:type="simple" xlink:href="#__RefHeading___Toc1029_2845503198" text:style-name="Index_20_Link" text:visited-style-name="Index_20_Link">2.1.3 Compression<text:tab/>26</text:a></text:p>
          <text:p text:style-name="P289"><text:a xlink:type="simple" xlink:href="#__RefHeading___Toc1031_2845503198" text:style-name="Index_20_Link" text:visited-style-name="Index_20_Link">2.1.4 Format Extensions and Mime Type<text:tab/>26</text:a></text:p>
          <text:p text:style-name="P290"><text:a xlink:type="simple" xlink:href="#__RefHeading___Toc1033_2845503198" text:style-name="Index_20_Link" text:visited-style-name="Index_20_Link">4.2 Rendering and Size Algorithm<text:tab/>26</text:a></text:p>
          <text:p text:style-name="P290"><text:a xlink:type="simple" xlink:href="#__RefHeading___Toc2929_4282119740" text:style-name="Index_20_Link" text:visited-style-name="Index_20_Link">4.3 Extending<text:tab/>27</text:a></text:p>
          <text:p text:style-name="P289"><text:a xlink:type="simple" xlink:href="#__RefHeading___Toc2931_4282119740" text:style-name="Index_20_Link" text:visited-style-name="Index_20_Link">4.3.1 Plugins<text:tab/>27</text:a></text:p>
          <text:p text:style-name="P289"><text:a xlink:type="simple" xlink:href="#__RefHeading___Toc2933_4282119740" text:style-name="Index_20_Link" text:visited-style-name="Index_20_Link">4.3.2 Extensions<text:tab/>27</text:a></text:p>
          <text:p text:style-name="P289"><text:a xlink:type="simple" xlink:href="#__RefHeading___Toc2935_4282119740" text:style-name="Index_20_Link" text:visited-style-name="Index_20_Link">4.3.3 In-house / scholarly use<text:tab/>28</text:a></text:p>
          <text:p text:style-name="P288"><text:a xlink:type="simple" xlink:href="#__RefHeading___Toc653_2507969732" text:style-name="Index_20_Link" text:visited-style-name="Index_20_Link">5. TBD<text:tab/>29</text:a></text:p>
        </text:index-body>
      </text:table-of-content>
      <text:p text:style-name="P38"/>
      <text:p text:style-name="P2"/>
      <text:h text:style-name="Heading_20_1" text:outline-level="1"><text:bookmark-start text:name="__RefHeading___Toc607_2507969732"/>2 Layers<text:bookmark-end text:name="__RefHeading___Toc607_2507969732"/></text:h>
      <text:p text:style-name="P14"/>
      <text:p text:style-name="P2">This format is centered around the principle of “everything is a layer”.</text:p>
      <text:p text:style-name="P2"/>
      <text:p text:style-name="P30">In the interest of the xml looking like an image layer gui, the layers are stored in reverse-painted order, that is, the first entry in a tag is the topmost layer, the last is bottommost.</text:p>
      <text:p text:style-name="P30"/>
      <text:p text:style-name="P116">&lt;smartimge&gt;</text:p>
      <text:p text:style-name="P116"><text:tab/>&lt;text&gt;This text is on top so it is painted last&lt;/text&gt;</text:p>
      <text:p text:style-name="P116"><text:tab/>&lt;text&gt;This text is painted first, because it’s on bottom&lt;/text&gt;</text:p>
      <text:p text:style-name="P116">&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6">The general format is a zip compressed directory of files/resources, wherein smartimage.xml is the default image.</text:p>
      <text:p text:style-name="P46"/>
      <text:p text:style-name="P46">Applications based on this format MUST support ALL of the following situations:<text:line-break/></text:p>
      <text:list xml:id="list2327478287" text:style-name="L5">
        <text:list-item>
          <text:p text:style-name="P172">Standard zipped packages as mentioned, bearing the smartimage file extension described in this document</text:p>
        </text:list-item>
        <text:list-item>
          <text:p text:style-name="P172"><text:soft-page-break/>A zipped file bearing the .zip file extension (not preferred, but must be able to gracefully handle this case)</text:p>
        </text:list-item>
        <text:list-item>
          <text:p text:style-name="P172">A zipped file like any of the above, but with a password specified.</text:p>
        </text:list-item>
        <text:list-item>
          <text:p text:style-name="P172">A system directory containing all the files that would otherwise be in a zip directory. <text:s/>This is mainly used for development purposes when designing advanced smartimage arrangements.</text:p>
        </text:list-item>
      </text:list>
      <text:p text:style-name="P5"/>
      <text:h text:style-name="P275" text:outline-level="3"><text:bookmark-start text:name="__RefHeading___Toc1011_2845503198"/>2.1.1 <text:span text:style-name="T47">Attribute Value Types</text:span><text:bookmark-end text:name="__RefHeading___Toc1011_2845503198"/></text:h>
      <text:h text:style-name="Heading_20_4" text:outline-level="4"><text:bookmark-start text:name="__RefHeading___Toc2541_3114177296"/><text:span text:style-name="T47">2.1.1.1 </text:span>Color <text:span text:style-name="T47">Value Type</text:span><text:bookmark-end text:name="__RefHeading___Toc2541_3114177296"/></text:h>
      <text:p text:style-name="P41"/>
      <text:p text:style-name="P41">color values are stored in any of the following html-like notations </text:p>
      <text:list xml:id="list3534252485" text:style-name="L6">
        <text:list-item>
          <text:p text:style-name="P164">#rrggbb – hex triplet</text:p>
        </text:list-item>
        <text:list-item>
          <text:p text:style-name="P164">#rrggbbaa – hex with alpha</text:p>
        </text:list-item>
        <text:list-item>
          <text:p text:style-name="P164">rgb(r,g,b)</text:p>
        </text:list-item>
        <text:list-item>
          <text:p text:style-name="P164">rgba(r,g,b,a)</text:p>
        </text:list-item>
      </text:list>
      <text:p text:style-name="P29"/>
      <text:p text:style-name="P41">HINT: To store a common color and/or create a color theme, use forms and references, for example:</text:p>
      <text:p text:style-name="P41"/>
      <text:p text:style-name="P117">&lt;smartimage&gt;</text:p>
      <text:p text:style-name="P121">&lt;variable type=”hidden” name=”checkerboardFgColor” value=”#ff0000”/&gt;</text:p>
      <text:p text:style-name="P121">&lt;variable type=”hidden” name=”checkerboardBgColor” value=”#000000”/&gt;</text:p>
      <text:p text:style-name="P121">&lt;solid x=”0” y=”0” w=”10” h=”10” color=”@checkerboardFgColor” /&gt;</text:p>
      <text:p text:style-name="P121">&lt;solid x=”10” y=”10” w=”10” h=”10” color=”@checkerboardFgColor” /&gt;</text:p>
      <text:p text:style-name="P121">&lt;solid x=”0” y=”0” w=”20” h=”20” color=”@checkerboardBgColor” /&gt;</text:p>
      <text:p text:style-name="P117">&lt;/smartimage&gt;</text:p>
      <text:p text:style-name="P117"/>
      <text:p text:style-name="P118">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3"/>
      <text:p text:style-name="P63">Image value types can be a filename or an explicit reference to another layer.</text:p>
      <text:p text:style-name="P63"/>
      <text:p text:style-name="P63">Concerning references, all image types referenced to @layerId default to the final rendered output of that layer. <text:s/>That is, @layerId.result</text:p>
      <text:p text:style-name="P63"/>
      <text:p text:style-name="P63">If the referenced layer is not visible, therefore, then the reference will be a transparent image.</text:p>
      <text:p text:style-name="P63"/>
      <text:p text:style-name="P63">Other image attributes can be referenced in a similar way, such as @layerId.mask</text:p>
      <text:p text:style-name="P63"/>
      <text:p text:style-name="P63">Also, some implicit attributes are present to represent color channels of the referenced layer. <text:s/>Supported channels are: RGBA,RGB,HSV,CMYK,R,G,B,A,H,S,V,C,M,Y,K <text:span text:style-name="T48">(always in caps!)</text:span></text:p>
      <text:p text:style-name="P63"/>
      <text:p text:style-name="P67">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69"/>
      <text:p text:style-name="P72">Any/all of these channels can be assigned individually. <text:s/>(see Math Expressions)</text:p>
      <text:p text:style-name="P63"><text:soft-page-break/></text:p>
      <text:h text:style-name="Heading_20_4" text:outline-level="4"><text:bookmark-start text:name="__RefHeading___Toc2545_3114177296"/>2.<text:span text:style-name="T47">1.</text:span>1.3 Percent Value <text:span text:style-name="T47">Type</text:span><text:bookmark-end text:name="__RefHeading___Toc2545_3114177296"/></text:h>
      <text:p text:style-name="P66"/>
      <text:p text:style-name="P66">Percent values (for instance, Opacity) can be expressed as a decimal where 1.0 being 100% or, AKA, in a more readable x100 value followed by a percent sign.</text:p>
      <text:p text:style-name="P66"/>
      <text:h text:style-name="Heading_20_4" text:outline-level="4"><text:bookmark-start text:name="__RefHeading___Toc2547_3114177296"/>2.<text:span text:style-name="T47">1.</text:span>1.4 Boolean Value <text:span text:style-name="T47">Type</text:span><text:bookmark-end text:name="__RefHeading___Toc2547_3114177296"/></text:h>
      <text:p text:style-name="P65"/>
      <text:p text:style-name="P65">Boolean values default to False if absent, True if present but empty.</text:p>
      <text:p text:style-name="P65"/>
      <text:p text:style-name="P65">Anything starting with the characters YyTt1 evaluate to True. <text:s/>All others are False.</text:p>
      <text:p text:style-name="P65"/>
      <text:p text:style-name="P7"/>
      <text:h text:style-name="Heading_20_3" text:outline-level="3"><text:bookmark-start text:name="__RefHeading___Toc1013_2845503198"/>2.1.<text:span text:style-name="T22">2</text:span> References<text:bookmark-end text:name="__RefHeading___Toc1013_2845503198"/></text:h>
      <text:p text:style-name="P5"/>
      <text:p text:style-name="P15">All layer attributes <text:span text:style-name="T3">and inner text</text:span> can contain links, which are values beginning with “@”. <text:s/>(Chosen to be similar in theme to the Adobe AfterEffects “pick-whip” tool)</text:p>
      <text:p text:style-name="P15"/>
      <text:p text:style-name="P17">References can take the following forms:</text:p>
      <text:list xml:id="list3102180654" text:style-name="L7">
        <text:list-item>
          <text:p text:style-name="P173">@layerId.attrName – the specific attribute in the given layer</text:p>
        </text:list-item>
        <text:list-item>
          <text:p text:style-name="P175">@filename.xml.layerId – refer to another file within the smartimage</text:p>
        </text:list-item>
        <text:list-item>
          <text:p text:style-name="P173">@layerId._ - refer to the inner text of the layer’s id</text:p>
        </text:list-item>
        <text:list-item>
          <text:p text:style-name="P173">@form<text:span text:style-name="T30">Id</text:span> – get the current value from the form</text:p>
        </text:list-item>
        <text:list-item>
          <text:p text:style-name="P173">@layerId – refer to the inferred value of the <text:span text:style-name="T33">referenced</text:span> layer<text:line-break/>If we are on layerA.attributeName<text:span text:style-name="T33">X</text:span>, <text:span text:style-name="T33">then </text:span>@layerId refers to @layerId.attributeName<text:span text:style-name="T33">X</text:span><text:line-break/>If we are in layerA text, <text:span text:style-name="T33">then </text:span>@layerId refers to @layerId._ (see below)<text:line-break/>If we are an attribute that accepts an image (roi, mask, or “file”) then @layerId refer<text:span text:style-name="T33">s</text:span> to the final, composited image of @layerId</text:p>
        </text:list-item>
        <text:list-item>
          <text:p text:style-name="P177">If @layerId is a form element or variable, then @layerId refers to @layerId.value</text:p>
        </text:list-item>
        <text:list-item>
          <text:p text:style-name="P178">if @x matches no Id, then will search for name, <text:span text:style-name="T31">starting with the CURRENT CONTEXT<text:line-break/>this is important because name= can be used for variables and loops</text:span></text:p>
        </text:list-item>
        <text:list-item>
          <text:p text:style-name="P179">Both default and automatic values can be accessed as if they were explicitly specified, e.g.<text:line-break/> <text:s text:c="3"/>automatic: @layerId.size or @layerId.result<text:line-break/> <text:s text:c="3"/>default: @layerId.rotation (returns 0 upon a layer with no rotation specified)<text:line-break/><text:line-break/>NOTE: therefore, an implementing application MUST track context and apply values in the proper order!</text:p>
        </text:list-item>
      </text:list>
      <text:p text:style-name="P54"/>
      <text:p text:style-name="P54">Reference search order:</text:p>
      <text:list xml:id="list644007424" text:style-name="L8">
        <text:list-item>
          <text:p text:style-name="P180">is there a layer or form variable (or any other tag) with unique id of x?</text:p>
        </text:list-item>
        <text:list-item>
          <text:p text:style-name="P176">Is there a file with the name of x?</text:p>
        </text:list-item>
        <text:list-item>
          <text:p text:style-name="P180">If we are in the process of evaluating the <text:span text:style-name="T103">smartimage</text:span>, check the current variable scope, and then each parent scope, in order. <text:s/>Break immediately if we find something.</text:p>
        </text:list-item>
        <text:list-item>
          <text:p text:style-name="P180">Get the first tag with a (potentially non-unique) name of x</text:p>
        </text:list-item>
      </text:list>
      <text:p text:style-name="P16"/>
      <text:p text:style-name="P16"><text:soft-page-break/>NOTE <text:span text:style-name="T32">1</text:span>: References can refer to layers with other references, for instance, a form value may contain @layerId, therefore implementors:</text:p>
      <text:list xml:id="list3691253419" text:style-name="L9">
        <text:list-item>
          <text:p text:style-name="P174">MUST check reference result for <text:span text:style-name="T4">occourance</text:span> of another reference and proceed correctly</text:p>
        </text:list-item>
        <text:list-item>
          <text:p text:style-name="P174">MUST raise exception if loop is detected, eg, @1→@2→@1→@2→…</text:p>
        </text:list-item>
        <text:list-item>
          <text:p text:style-name="P181">SHOULD filter user form input such that a reference is not <text:span text:style-name="T8">inadvertently</text:span> entered </text:p>
        </text:list-item>
        <text:list-item>
          <text:p text:style-name="P185">If any reference cannot be found, application MUST raise exception.</text:p>
        </text:list-item>
      </text:list>
      <text:p text:style-name="P30"/>
      <text:p text:style-name="P71">NOTE <text:span text:style-name="T32">2</text:span>: Once again for emphasis: <text:s/>Notice above that values roi, mask, and file are special and MUST be the final, composited value of the reference layer. </text:p>
      <text:p text:style-name="P71"/>
      <text:h text:style-name="Heading_20_3" text:outline-level="3"><text:bookmark-start text:name="__RefHeading___Toc2549_3114177296"/>2.1.3 Math <text:span text:style-name="T49">Expressions</text:span><text:bookmark-end text:name="__RefHeading___Toc2549_3114177296"/></text:h>
      <text:p text:style-name="P70"/>
      <text:p text:style-name="P87">TODO: this is a work in progress</text:p>
      <text:p text:style-name="P70"/>
      <text:p text:style-name="P73">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0"/>
      <text:p text:style-name="P70"><text:span text:style-name="T50">Supported</text:span> math operations:</text:p>
      <text:list xml:id="list249564569" text:style-name="L10">
        <text:list-item>
          <text:p text:style-name="P186"><text:span text:style-name="T63">numeric operators: </text:span>* + - / % <text:span text:style-name="T63">sqrt() pow()</text:span></text:p>
        </text:list-item>
        <text:list-item>
          <text:p text:style-name="P189">boolean operations: | &amp;</text:p>
        </text:list-item>
        <text:list-item>
          <text:p text:style-name="P187">comparison operators: == &lt;= &gt;= &amp;&amp; || !=</text:p>
        </text:list-item>
        <text:list-item>
          <text:p text:style-name="P186">discrete numeric values (NOTE: all images are floating point 0.0 to 1.0)</text:p>
        </text:list-item>
        <text:list-item>
          <text:p text:style-name="P188"><text:span text:style-name="T50">numeric info: </text:span>abs() max() min() avg() <text:span text:style-name="T63">count() sum()</text:span></text:p>
        </text:list-item>
        <text:list-item>
          <text:p text:style-name="P188"><text:span text:style-name="T50">randomness: </text:span><text:span text:style-name="T65">wiggle()?</text:span><text:span text:style-name="T50">,random()</text:span></text:p>
        </text:list-item>
        <text:list-item>
          <text:p text:style-name="P190">trig functions: sin() cos() tan() asin() acos() atan()</text:p>
        </text:list-item>
        <text:list-item>
          <text:p text:style-name="P186"><text:span text:style-name="T50">item assignment: </text:span>[channel(s)]=</text:p>
        </text:list-item>
        <text:list-item>
          <text:p text:style-name="P186">and <text:span text:style-name="T50">of course the comma</text:span> <text:span text:style-name="T50">(</text:span>,<text:span text:style-name="T50">)</text:span> to separate calculations</text:p>
        </text:list-item>
        <text:list-item>
          <text:p text:style-name="P189">logic: if(condition,then,else) where(condition,then,else)</text:p>
        </text:list-item>
      </text:list>
      <text:p text:style-name="P64"/>
      <text:p text:style-name="P68">Some interesting possibilities arise such as:</text:p>
      <text:list xml:id="list308416870" text:style-name="L11">
        <text:list-item>
          <text:p text:style-name="P194">Centering a red square:<text:line-break/>&lt;solid color=”#ff0000” size=”10,10” location=”x,y=@layerId.w/2-5,@layerId.w/2-5”&gt;</text:p>
        </text:list-item>
        <text:list-item>
          <text:p text:style-name="P194">Use the grayscale of an image as the mask, even if there is an alpha channel:<text:line-break/>&lt;solid mask=”@layerId.result.V”&gt; </text:p>
        </text:list-item>
        <text:list-item>
          <text:p text:style-name="P194">Invert grayscale of layer (and use as a mask):<text:line-break/>&lt;x mask=”A=1.0-@layerId.result.V”&gt; </text:p>
        </text:list-item>
        <text:list-item>
          <text:p text:style-name="P194">Grab red channel (NOTE: will display as black and white since it is a single channel):<text:line-break/>&lt;image file=”@layerId.result.R”&gt;</text:p>
        </text:list-item>
        <text:list-item>
          <text:p text:style-name="P194">Two different ways to display it as red:<text:line-break/>&lt;solid color=”#ff0000” mask=”@layerId.result.R”&gt;<text:line-break/>&lt;image file=”R=@layerId.result.R”&gt;</text:p>
        </text:list-item>
        <text:list-item>
          <text:p text:style-name="P191"><text:span text:style-name="T40">Can still use default references </text:span><text:span text:style-name="T51">(TODO: does this feature make sense??)<text:line-break/></text:span><text:span text:style-name="T40">&lt;image file=”@layerId.R”&gt;</text:span></text:p>
        </text:list-item>
        <text:list-item>
          <text:p text:style-name="P192"><text:span text:style-name="T53">Shift red values over 10 pixels:</text:span><text:span text:style-name="T51"><text:line-break/>&lt;image file=”R,A=@layerId.R,@layerId.R” location=”10,0”&gt;</text:span></text:p>
        </text:list-item>
        <text:list-item>
          <text:p text:style-name="P193"><text:span text:style-name="T54">Manually combine two separate images using a multiply blend mode</text:span><text:span text:style-name="T53">:</text:span><text:span text:style-name="T51"><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text:soft-page-break/>2.<text:span text:style-name="T12">2</text:span> Layer Attributes<text:bookmark-end text:name="__RefHeading___Toc611_2507969732"/></text:h>
      <text:p text:style-name="P3"/>
      <text:h text:style-name="Heading_20_3" text:outline-level="3"><text:bookmark-start text:name="__RefHeading___Toc613_2507969732"/>2.<text:span text:style-name="T12">2</text:span>.1 <text:span text:style-name="T46">i</text:span>d <text:span text:style-name="T46">attribute</text:span><text:bookmark-end text:name="__RefHeading___Toc613_2507969732"/></text:h>
      <text:p text:style-name="P9"/>
      <text:p text:style-name="P62">Layer id value format is unspecified, but should be something that will not easily eclipse name attributes, such as a numeric value or guid.</text:p>
      <text:p text:style-name="P9"/>
      <text:p text:style-name="P9">Layer Id value is a positive integer that MUST be unique within the file.</text:p>
      <text:p text:style-name="P9"/>
      <text:p text:style-name="P9">It is OPTIONAL, therefore any ID values:</text:p>
      <text:list xml:id="list1991816140" text:style-name="L12">
        <text:list-item>
          <text:p text:style-name="P159"><text:span text:style-name="T46">Application</text:span> MAY choose to cleanse unused ID values in the interest of saving space, however in certain cases they may be left for the use of external access. <text:s/>See section “Saving”</text:p>
        </text:list-item>
        <text:list-item>
          <text:p text:style-name="P195">Application SHOULD generate new id values on-the-fly as needed.</text:p>
        </text:list-item>
      </text:list>
      <text:p text:style-name="P9"/>
      <text:h text:style-name="Heading_20_3" text:outline-level="3"><text:bookmark-start text:name="__RefHeading___Toc615_2507969732"/>2.<text:span text:style-name="T12">2</text:span>.<text:span text:style-name="T20">2</text:span> <text:span text:style-name="T46">n</text:span>ame <text:span text:style-name="T46">attribute</text:span><text:bookmark-end text:name="__RefHeading___Toc615_2507969732"/></text:h>
      <text:p text:style-name="P61"/>
      <text:p text:style-name="P62">If name is not specified, reference to @layerId.name MUST return the name of the tag instead</text:p>
      <text:p text:style-name="P9"/>
      <text:p text:style-name="P9">Layer name is user-specified and user-viewable, and therefore MUST NOT be assumed to be unique by any application.</text:p>
      <text:p text:style-name="P9"/>
      <text:p text:style-name="P62">Although the user can reference on the name attribute, it is discouraged. <text:s/>Applications SHOULD take the moral high-ground in this feature and reference ONLY by id.</text:p>
      <text:p text:style-name="P9"/>
      <text:h text:style-name="P276" text:outline-level="3"><text:bookmark-start text:name="__RefHeading___Toc617_2507969732"/>2.<text:span text:style-name="T12">2</text:span>.<text:span text:style-name="T20">3</text:span> <text:span text:style-name="T45">d</text:span>imensions <text:span text:style-name="T45">attributes</text:span><text:bookmark-end text:name="__RefHeading___Toc617_2507969732"/></text:h>
      <text:p text:style-name="P9"/>
      <text:p text:style-name="P74">There are several dimensioning attributes that are all inter-related. <text:s/>Each MUST BE treated as semi-automatic in that changing one propagates to the others as needed.</text:p>
      <text:list xml:id="list2915632525" text:style-name="L13">
        <text:list-item>
          <text:p text:style-name="P196">x=”” y=”” x2=”” y2=”” w=”” h=””</text:p>
        </text:list-item>
        <text:list-item>
          <text:p text:style-name="P196">dimensions=“x,y,w,h”</text:p>
        </text:list-item>
        <text:list-item>
          <text:p text:style-name="P196">location=”x,y”</text:p>
        </text:list-item>
        <text:list-item>
          <text:p text:style-name="P196">size=”w,h”</text:p>
        </text:list-item>
      </text:list>
      <text:p text:style-name="P9"/>
      <text:p text:style-name="P9">If absent, x and y are assumed to be (0,0), which is the upper-left corner.</text:p>
      <text:p text:style-name="P9"/>
      <text:p text:style-name="P11">If absent, w and h are <text:span text:style-name="T43">automatic</text:span><text:span text:style-name="T45">, </text:span>calculated as the maximum combined bounds th<text:span text:style-name="T59">is</text:span> layer <text:span text:style-name="T59">(</text:span>for example an image layer’s size<text:span text:style-name="T59">)</text:span> and its children. <text:s/><text:span text:style-name="T60">This could lead to recursion if the referring layer is a child of the referred-to layer. <text:s/>Loop detection MUST be in place!</text:span></text:p>
      <text:p text:style-name="P11"/>
      <text:p text:style-name="P74">x2, y2, w, and h can all be explicitly set to “auto” as in &lt;image dimensions=”0,0,auto,100”&gt;</text:p>
      <text:p text:style-name="P9"/>
      <text:p text:style-name="P18">Layer dimensions beyond the <text:span text:style-name="T46">parent</text:span> image size <text:span text:style-name="T46">(and therefore final image size)</text:span> MUST be <text:span text:style-name="T59">allowed</text:span>. <text:s/>(see <text:span text:style-name="T46">notes on</text:span> <text:span text:style-name="T46">r</text:span>otation <text:span text:style-name="T46">tag</text:span>)</text:p>
      <text:p text:style-name="P18"/>
      <text:p text:style-name="P161"/>
      <text:h text:style-name="P278" text:outline-level="3"><text:bookmark-start text:name="__RefHeading___Toc619_25079697321"/><text:soft-page-break/>2.2.4 center attribute<text:bookmark-end text:name="__RefHeading___Toc619_25079697321"/></text:h>
      <text:p text:style-name="P303"/>
      <text:p text:style-name="P304">Specify the center of the image.</text:p>
      <text:p text:style-name="P304">This can be in terms of an x,y pair, or an image wherein the maximum combined weight is used as the center.</text:p>
      <text:p text:style-name="P304"/>
      <text:p text:style-name="P306">Recipes:</text:p>
      <text:p text:style-name="P304"><text:span text:style-name="T120">&lt;!-- use the region of interest as the center –!&gt;</text:span><text:line-break/>&lt;image src=”x.jpg” id=”self” center=”self.roi” rotate=”45” /&gt;</text:p>
      <text:p text:style-name="P304"><text:span text:style-name="T120">&lt;!-- if the image contains a lot of transparency, shift the center to the opaque pixels --&gt;</text:span><text:line-break/>&lt;image src=”x.png” id=”self” center=”self.A” rotate=”45” /&gt;</text:p>
      <text:p text:style-name="P305"><text:span text:style-name="T120">&lt;!-- a little different than above, center on a bounding box –!&gt;</text:span><text:line-break/>&lt;group center=”centerBox” rotate=”45”&gt;<text:line-break/><text:tab/>&lt;image src=”x.png” id=”<text:span text:style-name="T119">baseImg</text:span>” /&gt;<text:line-break/><text:tab/><text:span text:style-name="T67">&lt;crop id=”centerBox”&gt; (TODO: define this)</text:span><text:line-break/><text:tab/><text:tab/>&lt;<text:span text:style-name="T119">image src=”baseImg”</text:span> /&gt;<text:line-break/><text:tab/><text:span text:style-name="T67">&lt;/crop&gt;</text:span><text:span text:style-name="T119"><text:line-break/>&lt;/group&gt;</text:span></text:p>
      <text:h text:style-name="P277" text:outline-level="3"><text:bookmark-start text:name="__RefHeading___Toc619_2507969732"/>2.<text:span text:style-name="T12">2</text:span>.<text:span text:style-name="T20">4</text:span> relativeTo <text:span text:style-name="T45">attribute</text:span><text:bookmark-end text:name="__RefHeading___Toc619_2507969732"/></text:h>
      <text:p text:style-name="P2"/>
      <text:p text:style-name="P75">TODO: Work in progress</text:p>
      <text:p text:style-name="P2"/>
      <text:p text:style-name="P36">A dimensions modifier. <text:s/>Dimensions can be relative to “self”,”global”, or ”parent” object (the default)</text:p>
      <text:p text:style-name="P2"/>
      <text:h text:style-name="P279" text:outline-level="3"><text:bookmark-start text:name="__RefHeading___Toc621_2507969732"/>2.2.5 <text:span text:style-name="T45">o</text:span>pacity <text:span text:style-name="T45">attribute</text:span><text:bookmark-end text:name="__RefHeading___Toc621_2507969732"/></text:h>
      <text:p text:style-name="P122"/>
      <text:p text:style-name="P123">The opacity of this layer.</text:p>
      <text:p text:style-name="P123"/>
      <text:p text:style-name="P123">If opacity=”0”, then this is functionally the same as visible=”False”</text:p>
      <text:p text:style-name="P2"/>
      <text:h text:style-name="P280" text:outline-level="3"><text:bookmark-start text:name="__RefHeading___Toc623_2507969732"/>2.2.6 <text:span text:style-name="T45">v</text:span>isible <text:span text:style-name="T45">attribute</text:span><text:bookmark-end text:name="__RefHeading___Toc623_2507969732"/></text:h>
      <text:p text:style-name="P124"/>
      <text:p text:style-name="P126">Quickly turn the layer on/off. <text:s/><text:span text:style-name="T35">This is directly analogous to the eye icon in an image editor.</text:span></text:p>
      <text:p text:style-name="P126"><text:soft-page-break/>Visible affects <text:span text:style-name="T35">BOTH </text:span>direct parent node <text:span text:style-name="T35">AND</text:span> <text:span text:style-name="T45">all </text:span>linked nodes.</text:p>
      <text:p text:style-name="P125"/>
      <text:h text:style-name="P281" text:outline-level="3"><text:bookmark-start text:name="__RefHeading___Toc625_2507969732"/>2.2.7 <text:span text:style-name="T45">d</text:span>etached <text:span text:style-name="T45">attribute </text:span><text:span text:style-name="T66">(DEFUNCT)</text:span><text:bookmark-end text:name="__RefHeading___Toc625_2507969732"/></text:h>
      <text:p text:style-name="P51"/>
      <text:p text:style-name="P88">DO NOT USE!</text:p>
      <text:p text:style-name="P58"/>
      <text:p text:style-name="P58">It was decided that it is better to have detached layers each <text:span text:style-name="T101">live </text:span>in their own .xml file. <text:s/>That makes it easier to switch to and edit in an editor. <text:s/>Also, then <text:span text:style-name="T101">the user interface </text:span>becomes the same as editing the main smartimage.xml – just point it <text:span text:style-name="T101">at another file</text:span>.</text:p>
      <text:p text:style-name="P51"/>
      <text:p text:style-name="P129">Layers can be detached from the current xml rending order. <text:s/>This is different than visible=False, which prevents rendering entirely. <text:s/>Detached layers, on the other hand, can still be referenced from other layers to build things up.</text:p>
      <text:p text:style-name="P130"/>
      <text:p text:style-name="P131">For example, the following will be invisible:</text:p>
      <text:p text:style-name="P138">&lt;solid visible=”False” id=”1” color=”#ff0000” /&gt;<text:line-break/>&lt;image file=”@1” /&gt;</text:p>
      <text:p text:style-name="P128">But this will be visible:</text:p>
      <text:p text:style-name="P137">&lt;solid detached=”True” id=”1” color=”#ff0000” /&gt;<text:line-break/>&lt;image file=”@1” /&gt;</text:p>
      <text:p text:style-name="P131">The distinction becomes clearer, when you consider that toggling visible will suddenly create TWO squares.</text:p>
      <text:p text:style-name="P137">&lt;solid visible=”True” id=”1” color=”#ff0000” /&gt;<text:line-break/>&lt;image file=”@1” /&gt;</text:p>
      <text:p text:style-name="P127"/>
      <text:p text:style-name="P125"><text:span text:style-name="T41">It stands to reason that i</text:span>f <text:span text:style-name="T34">a layer is detached</text:span> then <text:span text:style-name="T34">it</text:span> MUST <text:span text:style-name="T34">contain an</text:span> Id <text:span text:style-name="T34">or name</text:span> <text:span text:style-name="T29">to be able to access</text:span> it. <text:s/>(Otherwise it would be useless)</text:p>
      <text:p text:style-name="P2"/>
      <text:h text:style-name="Heading_20_3" text:outline-level="3"><text:bookmark-start text:name="__RefHeading___Toc627_2507969732"/>2.<text:span text:style-name="T12">2</text:span>.<text:span text:style-name="T20">8</text:span> <text:span text:style-name="T45">blendMode attribute</text:span><text:bookmark-end text:name="__RefHeading___Toc627_2507969732"/></text:h>
      <text:p text:style-name="P9"/>
      <text:p text:style-name="P90">blendMode can be either a named blend mode or its AKA from the table below, or a custom expression wherein the names “top” and “bottom” act as special case stand-ins for the two images we are combining.</text:p>
      <text:p text:style-name="P90"/>
      <text:p text:style-name="P112">If you wish to define your own, named blend mode, do so as a plug-in.</text:p>
      <text:p text:style-name="P112"><text:tab/><text:span text:style-name="T102">m</text:span>yBlendMode.xml:</text:p>
      <text:p text:style-name="P112"><text:tab/><text:tab/>&lt;smartimage&gt;<text:line-break/><text:tab/><text:tab/><text:tab/>&lt;image src=”top.result” blendMode=”top/(1-bottom)”&gt;<text:line-break/><text:tab/><text:tab/><text:tab/>&lt;image src=”bottom.result”&gt;</text:p>
      <text:p text:style-name="P112"><text:soft-page-break/><text:tab/><text:tab/>&lt;/smartimage&gt;</text:p>
      <text:p text:style-name="P112"><text:tab/><text:span text:style-name="T102">&lt;image file=”whatever.jpg” blendMode=”@myBlendMode”&gt;</text:span></text:p>
      <text:p text:style-name="P90"/>
      <text:p text:style-name="P90">It should be noted that any of the math expressions from the table can be used elsewhere by replacing top and bottom with the image to operate upon.</text:p>
      <text:p text:style-name="P9"/>
      <text:p text:style-name="P9">NOTE: in the list below, an application MUST accept ALL “aka” values of the blend mode as <text:span text:style-name="T41">equivalent.</text:span></text:p>
      <text:p text:style-name="P9"/>
      <text:p text:style-name="P36">NOTE: <text:span text:style-name="T63">Order of operations is important here. <text:s/>O</text:span>pacity is applied to child layers, then blended, then this layer’s opacity.</text:p>
      <text:p text:style-name="P36"/>
      <text:p text:style-name="P90">Implementation: <text:s/>Applications MAY explicitly implement blend modes for performance, or simply implement <text:span text:style-name="T73">just the </text:span>custom blend mod and <text:span text:style-name="T68">then</text:span> use <text:span text:style-name="T68">the expressions from</text:span> <text:span text:style-name="T68">the table below to look up which math belongs to each name/aka</text:span></text:p>
      <text:p text:style-name="P9"/>
      <text:p text:style-name="P9">The following <text:span text:style-name="T61">table defines known </text:span>blend modes <text:span text:style-name="T61">and lists those whose name and aka name</text:span> <text:span text:style-name="T36">MUST be</text:span> <text:span text:style-name="T61">directly supported</text:span> <text:span text:style-name="T36">by all applications. <text:s/>Those that are unsupported MAY ONLY be used when they are explicitly defined within the file.</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39"/>
            </table:table-cell>
            <table:table-cell table:style-name="Table1.A1" office:value-type="string">
              <text:p text:style-name="P139">Name</text:p>
            </table:table-cell>
            <table:table-cell table:style-name="Table1.A1" office:value-type="string">
              <text:p text:style-name="P139">AKA</text:p>
            </table:table-cell>
            <table:table-cell table:style-name="Table1.A1" office:value-type="string">
              <text:p text:style-name="P139">Math</text:p>
            </table:table-cell>
            <table:table-cell table:style-name="Table1.E1" office:value-type="string">
              <text:p text:style-name="P140">notes</text:p>
            </table:table-cell>
          </table:table-row>
        </table:table-header-rows>
        <table:table-row>
          <table:table-cell table:style-name="Table1.A2" office:value-type="string">
            <text:p text:style-name="P141">Y</text:p>
          </table:table-cell>
          <table:table-cell table:style-name="Table1.A2" office:value-type="string">
            <text:p text:style-name="P141">normal</text:p>
          </table:table-cell>
          <table:table-cell table:style-name="Table1.A2" office:value-type="string">
            <text:p text:style-name="Table_20_Contents"/>
          </table:table-cell>
          <table:table-cell table:style-name="Table1.A2" office:value-type="string">
            <text:p text:style-name="P141">top</text:p>
          </table:table-cell>
          <table:table-cell table:style-name="Table1.E2" office:value-type="string">
            <text:p text:style-name="P141"/>
          </table:table-cell>
        </table:table-row>
        <table:table-row>
          <table:table-cell table:style-name="Table1.A2" office:value-type="string">
            <text:p text:style-name="P144">Y</text:p>
          </table:table-cell>
          <table:table-cell table:style-name="Table1.A2" office:value-type="string">
            <text:p text:style-name="P143">dissolve</text:p>
          </table:table-cell>
          <table:table-cell table:style-name="Table1.A2" office:value-type="string">
            <text:p text:style-name="P142"/>
          </table:table-cell>
          <table:table-cell table:style-name="Table1.A2" office:value-type="string">
            <text:p text:style-name="P77">if(random()&gt;0.5,top,bottom)</text:p>
          </table:table-cell>
          <table:table-cell table:style-name="Table1.E2" office:value-type="string">
            <text:p text:style-name="P76"/>
          </table:table-cell>
        </table:table-row>
        <table:table-row>
          <table:table-cell table:style-name="Table1.A2" office:value-type="string">
            <text:p text:style-name="P147">N</text:p>
          </table:table-cell>
          <table:table-cell table:style-name="Table1.A2" office:value-type="string">
            <text:p text:style-name="P147">behind</text:p>
          </table:table-cell>
          <table:table-cell table:style-name="Table1.A2" office:value-type="string">
            <text:p text:style-name="P146"/>
          </table:table-cell>
          <table:table-cell table:style-name="Table1.A2" office:value-type="string">
            <text:p text:style-name="P147">bottom</text:p>
          </table:table-cell>
          <table:table-cell table:style-name="Table1.E2" office:value-type="string">
            <text:p text:style-name="P147"/>
          </table:table-cell>
        </table:table-row>
        <table:table-row>
          <table:table-cell table:style-name="Table1.A2" office:value-type="string">
            <text:p text:style-name="P147">N</text:p>
          </table:table-cell>
          <table:table-cell table:style-name="Table1.A2" office:value-type="string">
            <text:p text:style-name="P147">clear</text:p>
          </table:table-cell>
          <table:table-cell table:style-name="Table1.A2" office:value-type="string">
            <text:p text:style-name="P146"/>
          </table:table-cell>
          <table:table-cell table:style-name="Table1.A2" office:value-type="string">
            <text:p text:style-name="P148">0.0</text:p>
          </table:table-cell>
          <table:table-cell table:style-name="Table1.E2" office:value-type="string">
            <text:p text:style-name="P148">UNTESTED</text:p>
          </table:table-cell>
        </table:table-row>
        <table:table-row>
          <table:table-cell table:style-name="Table1.A2" office:value-type="string">
            <text:p text:style-name="P141">Y</text:p>
          </table:table-cell>
          <table:table-cell table:style-name="Table1.A2" office:value-type="string">
            <text:p text:style-name="P141">darken</text:p>
          </table:table-cell>
          <table:table-cell table:style-name="Table1.A2" office:value-type="string">
            <text:p text:style-name="P141">darkenOnly</text:p>
          </table:table-cell>
          <table:table-cell table:style-name="Table1.A2" office:value-type="string">
            <text:p text:style-name="Table_20_Contents"><text:span text:style-name="T68">min</text:span>(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multiply</text:p>
          </table:table-cell>
          <table:table-cell table:style-name="Table1.A2" office:value-type="string">
            <text:p text:style-name="Table_20_Contents"/>
          </table:table-cell>
          <table:table-cell table:style-name="Table1.A2" office:value-type="string">
            <text:p text:style-name="P141">top * bottom</text:p>
          </table:table-cell>
          <table:table-cell table:style-name="Table1.E2" office:value-type="string">
            <text:p text:style-name="P141"/>
          </table:table-cell>
        </table:table-row>
        <table:table-row>
          <table:table-cell table:style-name="Table1.A2" office:value-type="string">
            <text:p text:style-name="P141">Y</text:p>
          </table:table-cell>
          <table:table-cell table:style-name="Table1.A2" office:value-type="string">
            <text:p text:style-name="P141">colorBurn</text:p>
          </table:table-cell>
          <table:table-cell table:style-name="Table1.A2" office:value-type="string">
            <text:p text:style-name="P141">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41">Y</text:p>
          </table:table-cell>
          <table:table-cell table:style-name="Table1.A2" office:value-type="string">
            <text:p text:style-name="P141">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lighten</text:p>
          </table:table-cell>
          <table:table-cell table:style-name="Table1.A2" office:value-type="string">
            <text:p text:style-name="P141">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colorDodge</text:p>
          </table:table-cell>
          <table:table-cell table:style-name="Table1.A2" office:value-type="string">
            <text:p text:style-name="P141">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41">Y</text:p>
          </table:table-cell>
          <table:table-cell table:style-name="Table1.A2" office:value-type="string">
            <text:p text:style-name="P141">linearDodge</text:p>
          </table:table-cell>
          <table:table-cell table:style-name="Table1.A2" office:value-type="string">
            <text:p text:style-name="P141">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153">N</text:p>
          </table:table-cell>
          <table:table-cell table:style-name="Table1.A2" office:value-type="string">
            <text:p text:style-name="P154">add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53">UNTESTED</text:p>
          </table:table-cell>
        </table:table-row>
        <table:table-row>
          <table:table-cell table:style-name="Table1.A2" office:value-type="string">
            <text:p text:style-name="P145">Y</text:p>
          </table:table-cell>
          <table:table-cell table:style-name="Table1.A2" office:value-type="string">
            <text:p text:style-name="P86">Overlay <text:span text:style-name="T68">[1]</text:span></text:p>
          </table:table-cell>
          <table:table-cell table:style-name="Table1.A2" office:value-type="string">
            <text:p text:style-name="Table_20_Contents"/>
          </table:table-cell>
          <table:table-cell table:style-name="Table1.A2" office:value-type="string">
            <text:p text:style-name="Table_20_Contents"><text:span text:style-name="T68">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145">Y</text:p>
          </table:table-cell>
          <table:table-cell table:style-name="Table1.A2" office:value-type="string">
            <text:p text:style-name="P86">hardOverlay</text:p>
          </table:table-cell>
          <table:table-cell table:style-name="Table1.A2" office:value-type="string">
            <text:p text:style-name="Table_20_Contents"/>
          </table:table-cell>
          <table:table-cell table:style-name="Table1.A2" office:value-type="string">
            <text:p text:style-name="Table_20_Contents"><text:span text:style-name="T68">if</text:span>(bottom&gt;0.5,top*<text:span text:style-name="T69">(</text:span>2.0*bottom<text:span text:style-name="T69">)</text:span>,top/<text:span text:style-name="T69">(</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145">Y</text:p>
          </table:table-cell>
          <table:table-cell table:style-name="Table1.A2" office:value-type="string">
            <text:p text:style-name="P145">SoftLight <text:span text:style-name="T70">[1]</text:span></text:p>
          </table:table-cell>
          <table:table-cell table:style-name="Table1.A2" office:value-type="string">
            <text:p text:style-name="Table_20_Contents"/>
          </table:table-cell>
          <table:table-cell table:style-name="Table1.A2" office:value-type="string">
            <text:p text:style-name="Table_20_Contents">(1.0-top)*top*bottom+top*(1.0-<text:soft-page-break/>(1.0-top)*(1.0-bottom))</text:p>
          </table:table-cell>
          <table:table-cell table:style-name="Table1.E2" office:value-type="string">
            <text:p text:style-name="Table_20_Contents">look<text:span text:style-name="T70">s</text:span> <text:span text:style-name="T70">slightly </text:span>different than gimp</text:p>
            <text:p text:style-name="Table_20_Contents"/>
            <text:p text:style-name="Table_20_Contents"><text:soft-page-break/><text:span text:style-name="T70">To get it this close, the math</text:span> is deliberately backwards <text:span text:style-name="T70">from textbook</text:span>, <text:span text:style-name="T70">but</text:span> that's what gimp does. <text:s/><text:span text:style-name="T64">Is gimp backwards??</text:span></text:p>
          </table:table-cell>
        </table:table-row>
        <table:table-row>
          <table:table-cell table:style-name="Table1.A2" office:value-type="string">
            <text:p text:style-name="P145">Y</text:p>
          </table:table-cell>
          <table:table-cell table:style-name="Table1.A2" office:value-type="string">
            <text:p text:style-name="P145">hardLight</text:p>
          </table:table-cell>
          <table:table-cell table:style-name="Table1.A2" office:value-type="string">
            <text:p text:style-name="Table_20_Contents"/>
          </table:table-cell>
          <table:table-cell table:style-name="Table1.A2" office:value-type="string">
            <text:p text:style-name="Table_20_Contents"><text:span text:style-name="T70">if</text:span>(bottom&lt;=0.5,top*<text:span text:style-name="T70">(</text:span>2.0*bottom),_screen(top,2.0*bottom-1.0))</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vividLight</text:p>
          </table:table-cell>
          <table:table-cell table:style-name="Table1.A2" office:value-type="string">
            <text:p text:style-name="Table_20_Contents"/>
          </table:table-cell>
          <table:table-cell table:style-name="Table1.A2" office:value-type="string">
            <text:p text:style-name="Table_20_Contents"><text:span text:style-name="T70">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linearLight</text:p>
          </table:table-cell>
          <table:table-cell table:style-name="Table1.A2" office:value-type="string">
            <text:p text:style-name="Table_20_Contents"/>
          </table:table-cell>
          <table:table-cell table:style-name="Table1.A2" office:value-type="string">
            <text:p text:style-name="Table_20_Contents"><text:span text:style-name="T70">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pinLight</text:p>
          </table:table-cell>
          <table:table-cell table:style-name="Table1.A2" office:value-type="string">
            <text:p text:style-name="Table_20_Contents"/>
          </table:table-cell>
          <table:table-cell table:style-name="Table1.A2" office:value-type="string">
            <text:p text:style-name="Table_20_Contents"><text:span text:style-name="T70">if</text:span>(bottom&gt;0.5,_darken(bottom,top),_lighten(bottom,top))</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hardMix</text:p>
          </table:table-cell>
          <table:table-cell table:style-name="Table1.A2" office:value-type="string">
            <text:p text:style-name="Table_20_Contents"/>
          </table:table-cell>
          <table:table-cell table:style-name="Table1.A2" office:value-type="string">
            <text:p text:style-name="Table_20_Contents"><text:span text:style-name="T70">if</text:span>(bottom&gt;0.5,1.0,0.0)</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ubtract <text:span text:style-name="T71">[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53">N</text:p>
          </table:table-cell>
          <table:table-cell table:style-name="Table1.A2" office:value-type="string">
            <text:p text:style-name="P92">subtract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48">UNTESTED</text:p>
          </table:table-cell>
        </table:table-row>
        <table:table-row>
          <table:table-cell table:style-name="Table1.A2" office:value-type="string">
            <text:p text:style-name="P145">Y</text:p>
          </table:table-cell>
          <table:table-cell table:style-name="Table1.A2" office:value-type="string">
            <text:p text:style-name="P145"><text:span text:style-name="T71">d</text:span>ivide <text:span text:style-name="T71">[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hue</text:p>
          </table:table-cell>
          <table:table-cell table:style-name="Table1.A2" office:value-type="string">
            <text:p text:style-name="Table_20_Contents"/>
          </table:table-cell>
          <table:table-cell table:style-name="Table1.A2" office:value-type="string">
            <text:p text:style-name="P150">HSV=bottom.H,top.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aturation</text:p>
          </table:table-cell>
          <table:table-cell table:style-name="Table1.A2" office:value-type="string">
            <text:p text:style-name="Table_20_Contents"/>
          </table:table-cell>
          <table:table-cell table:style-name="Table1.A2" office:value-type="string">
            <text:p text:style-name="P151">HSV=<text:span text:style-name="T72">top</text:span>.H,<text:span text:style-name="T72">bottom</text:span>.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Color <text:span text:style-name="T72">[1]</text:span></text:p>
          </table:table-cell>
          <table:table-cell table:style-name="Table1.A2" office:value-type="string">
            <text:p text:style-name="Table_20_Contents"/>
          </table:table-cell>
          <table:table-cell table:style-name="Table1.A2" office:value-type="string">
            <text:p text:style-name="Table_20_Contents"><text:span text:style-name="T72">HSV=</text:span>bottom.H,<text:span text:style-name="T72">bottom.S,</text:span>top.<text:span text:style-name="T72">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145">Y</text:p>
          </table:table-cell>
          <table:table-cell table:style-name="Table1.A2" office:value-type="string">
            <text:p text:style-name="P145">luminosity</text:p>
          </table:table-cell>
          <table:table-cell table:style-name="Table1.A2" office:value-type="string">
            <text:p text:style-name="P145">value</text:p>
          </table:table-cell>
          <table:table-cell table:style-name="Table1.A2" office:value-type="string">
            <text:p text:style-name="P151">HSV=<text:span text:style-name="T72">top</text:span>.H,top.S,<text:span text:style-name="T72">bottom</text:span>.V</text:p>
          </table:table-cell>
          <table:table-cell table:style-name="Table1.E2" office:value-type="string">
            <text:p text:style-name="Table_20_Contents"/>
          </table:table-cell>
        </table:table-row>
        <table:table-row>
          <table:table-cell table:style-name="Table1.A2" office:value-type="string">
            <text:p text:style-name="P153">N</text:p>
          </table:table-cell>
          <table:table-cell table:style-name="Table1.A2" office:value-type="string">
            <text:p text:style-name="P154">lighterColor</text:p>
          </table:table-cell>
          <table:table-cell table:style-name="Table1.A2" office:value-type="string">
            <text:p text:style-name="P154">lighter</text:p>
          </table:table-cell>
          <table:table-cell table:style-name="Table1.A2" office:value-type="string">
            <text:p text:style-name="P153">if(top&g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darkerColor</text:p>
          </table:table-cell>
          <table:table-cell table:style-name="Table1.A2" office:value-type="string">
            <text:p text:style-name="P154">darker</text:p>
          </table:table-cell>
          <table:table-cell table:style-name="Table1.A2" office:value-type="string">
            <text:p text:style-name="P153">if(top&l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and</text:p>
          </table:table-cell>
          <table:table-cell table:style-name="Table1.A2" office:value-type="string">
            <text:p text:style-name="P152"/>
          </table:table-cell>
          <table:table-cell table:style-name="Table1.A2" office:value-type="string">
            <text:p text:style-name="P153">top&am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or</text:p>
          </table:table-cell>
          <table:table-cell table:style-name="Table1.A2" office:value-type="string">
            <text:p text:style-name="P152"/>
          </table:table-cell>
          <table:table-cell table:style-name="Table1.A2" office:value-type="string">
            <text:p text:style-name="P153">top|bottom</text:p>
          </table:table-cell>
          <table:table-cell table:style-name="Table1.E2" office:value-type="string">
            <text:p text:style-name="P148">UNTESTED</text:p>
          </table:table-cell>
        </table:table-row>
        <table:table-row>
          <table:table-cell table:style-name="Table1.A2" office:value-type="string">
            <text:p text:style-name="P145">Y</text:p>
          </table:table-cell>
          <table:table-cell table:style-name="Table1.A2" office:value-type="string">
            <text:p text:style-name="P145">GrainExtract <text:span text:style-name="T71">[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5">[1] Math <text:span text:style-name="T62">is known to</text:span> be slightly different <text:span text:style-name="T62">between</text:span> Photoshop, Gimp, and/<text:span text:style-name="T62">or the</text:span> SVG specification.</text:p>
      <text:p text:style-name="P9"/>
      <text:h text:style-name="Heading_20_3" text:outline-level="3"><text:bookmark-start text:name="__RefHeading___Toc2551_3114177296"/><text:soft-page-break/>2.2.9 <text:span text:style-name="T41">r</text:span>esult <text:span text:style-name="T45">attribute</text:span><text:bookmark-end text:name="__RefHeading___Toc2551_3114177296"/></text:h>
      <text:p text:style-name="P59"/>
      <text:p text:style-name="P59">Result is an <text:span text:style-name="T42">automatic </text:span>image tag used in referencing the complete and final rendered result of a layer.</text:p>
      <text:p text:style-name="P9"/>
      <text:p text:style-name="P91">If a filename is explicitly mentioned in the attribute, then if any changes are made <text:span text:style-name="T72">to this, child, or referenced layers, then </text:span>this file MUST BE updated before saving.</text:p>
      <text:p text:style-name="P9"/>
      <text:p text:style-name="P59">It MUST BE implicitly specified as an internal filename in the following situations:</text:p>
      <text:list xml:id="list3908924249" text:style-name="L14">
        <text:list-item>
          <text:p text:style-name="P197">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197">Layers that every client may not fully supported such as &lt;3D&gt;</text:p>
        </text:list-item>
      </text:list>
      <text:p text:style-name="P9"/>
      <text:h text:style-name="Heading_20_3" text:outline-level="3"><text:bookmark-start text:name="__RefHeading___Toc629_2507969732"/>2.<text:span text:style-name="T12">2</text:span>.<text:span text:style-name="T41">10</text:span> <text:span text:style-name="T41">m</text:span>ask <text:span text:style-name="T45">attribute</text:span><text:bookmark-end text:name="__RefHeading___Toc629_2507969732"/></text:h>
      <text:p text:style-name="P9"/>
      <text:p text:style-name="P93">An Image type tag.</text:p>
      <text:p text:style-name="P9"/>
      <text:p text:style-name="P18">This is used to clip, or cut-out portions of a layer.</text:p>
      <text:p text:style-name="P18"/>
      <text:p text:style-name="P18"><text:span text:style-name="T45">It</text:span> can be <text:span text:style-name="T45">a filename or reference, which is</text:span> either:</text:p>
      <text:list xml:id="list3118571731" text:style-name="L15">
        <text:list-item>
          <text:p text:style-name="P182">a grayscale image where white represents fully opaque and black represents fully transparent</text:p>
        </text:list-item>
        <text:list-item>
          <text:p text:style-name="P182">an image with an apha channel, which will be applied to this layer</text:p>
        </text:list-item>
      </text:list>
      <text:p text:style-name="P9"/>
      <text:p text:style-name="P9">Mask points to an internal filename of a mask image.</text:p>
      <text:p text:style-name="P9">If a @layerId is specified, it <text:span text:style-name="T45">defaults to @layerId</text:span>.<text:span text:style-name="T45">result.A</text:span></text:p>
      <text:p text:style-name="P13">If a @formId is specified, the value must be an external filename or another @reference</text:p>
      <text:p text:style-name="P9"/>
      <text:p text:style-name="P18">Therefore, to mimic a Photoshop-like “clip-to” feature, simply mask=”@layerId” of the layer you want to clip to.</text:p>
      <text:p text:style-name="P18"/>
      <text:h text:style-name="Heading_20_3" text:outline-level="3"><text:bookmark-start text:name="__RefHeading___Toc631_2507969732"/>2.<text:span text:style-name="T12">2</text:span>.<text:span text:style-name="T20">11</text:span> <text:span text:style-name="T45">roi attribute (</text:span>Region of Interest<text:span text:style-name="T28">)</text:span><text:bookmark-end text:name="__RefHeading___Toc631_2507969732"/></text:h>
      <text:p text:style-name="P2"/>
      <text:p text:style-name="P93">An Image type tag.</text:p>
      <text:p text:style-name="P2"/>
      <text:p text:style-name="P18">This is refers to a grayscale image that defines the “most important” parts of this image. <text:s/>Where white= 100% critical, and black= unimportant.</text:p>
      <text:p text:style-name="P2"/>
      <text:p text:style-name="P18">It is used for smart resizing and other features.</text:p>
      <text:p text:style-name="P2"/>
      <text:p text:style-name="P10"><text:span text:style-name="T2">Roi</text:span> points to an internal filename of a<text:span text:style-name="T4">n roi</text:span> image.</text:p>
      <text:p text:style-name="P10">If a @layerId is specified, it <text:span text:style-name="T45">defaults to @layerId</text:span>.<text:span text:style-name="T45">result.roi</text:span></text:p>
      <text:p text:style-name="P13">If a @formId is specified, the value must be an external filename or another @reference</text:p>
      <text:p text:style-name="P19"><text:soft-page-break/></text:p>
      <text:p text:style-name="P52">For layers that do not include a specific roi, the application should generate one on the fly.</text:p>
      <text:p text:style-name="P19"/>
      <text:p text:style-name="P18">Implementation details:</text:p>
      <text:list xml:id="list3286605256" text:style-name="L16">
        <text:list-item>
          <text:p text:style-name="P183">Recommended default roi for text layers is a white version of the text itsself (that is, text is considered critical to the image).</text:p>
        </text:list-item>
        <text:list-item>
          <text:p text:style-name="P183">Recommended default roi for images should use some intelligent form of skin tone, face, and eye detection as human interest, particularly faces and their eyes, are likely the most important part of the image.</text:p>
        </text:list-item>
        <text:list-item>
          <text:p text:style-name="P183">Recommended: treat <text:span text:style-name="T45">bottom-most (</text:span>background<text:span text:style-name="T45">)</text:span> image as <text:span text:style-name="T5">unimportant unless it is the only layer.</text:span></text:p>
        </text:list-item>
      </text:list>
      <text:p text:style-name="P18"/>
      <text:h text:style-name="P282" text:outline-level="3"><text:bookmark-start text:name="__RefHeading___Toc631_25079697321"/>2.2.11 tessalation attribute<text:bookmark-end text:name="__RefHeading___Toc631_25079697321"/></text:h>
      <text:p text:style-name="P300"/>
      <text:p text:style-name="P301">Attribute is two boolean types of the form “true,true” specifying whether the layer <text:span text:style-name="T117">will</text:span> tessalate (repeat) in horizontal, vertical directions.</text:p>
      <text:p text:style-name="P301"/>
      <text:p text:style-name="P302">Generally speaking this knowledge is merely informational, but it can impact things such as <text:span text:style-name="T118">blur by changing the default edge mode from “clamp” to “wrap”</text:span>.</text:p>
      <text:p text:style-name="P13"/>
      <text:h text:style-name="Heading_20_3" text:outline-level="3"><text:bookmark-start text:name="__RefHeading___Toc633_2507969732"/>2.<text:span text:style-name="T12">2</text:span>.1<text:span text:style-name="T45">2</text:span> <text:span text:style-name="T45">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3"/>
      <text:p text:style-name="P60">Value is in degrees. <text:s/>Can be decimal. <text:s/>Can be negative. <text:s/>Default is 0.0</text:p>
      <text:p text:style-name="P53"/>
      <text:h text:style-name="Heading_20_3" text:outline-level="3"><text:bookmark-start text:name="__RefHeading___Toc2553_3114177296"/>2.2.1<text:span text:style-name="T45">3</text:span> <text:span text:style-name="T45">c</text:span>rop <text:span text:style-name="T45">attribute</text:span><text:bookmark-end text:name="__RefHeading___Toc2553_3114177296"/></text:h>
      <text:p text:style-name="P57"/>
      <text:p text:style-name="P57">Value is [x,y,w,h]</text:p>
      <text:p text:style-name="P57"/>
      <text:p text:style-name="P114">Crop <text:span text:style-name="T45">MUST </text:span>take place <text:span text:style-name="T45">BEFORE</text:span> resize, rotate. <text:s/>Thus these operations can be performed on a subset of the image.</text:p>
      <text:p text:style-name="P114"/>
      <text:h text:style-name="Heading_20_3" text:outline-level="3"><text:bookmark-start text:name="__RefHeading___Toc2923_4282119740"/>2.2.14 normalMap attribute<text:bookmark-end text:name="__RefHeading___Toc2923_4282119740"/></text:h>
      <text:p text:style-name="P115"/>
      <text:p text:style-name="P115">An image type attribute that can be useful in performing 3d operations on an image. <text:s/>In this image, red=X, green=Y, and blue=Z (straight out from the page)</text:p>
      <text:p text:style-name="P115"/>
      <text:p text:style-name="P115"><text:soft-page-break/>If this is not present, it will be guessed at, but this is never as good as the real thing.</text:p>
      <text:p text:style-name="P115"/>
      <text:h text:style-name="Heading_20_3" text:outline-level="3"><text:bookmark-start text:name="__RefHeading___Toc2925_4282119740"/>2.2.15 bumpMap attribute<text:bookmark-end text:name="__RefHeading___Toc2925_4282119740"/></text:h>
      <text:p text:style-name="P115"/>
      <text:p text:style-name="P115">A grayscale height map or bump map associated with this layer. <text:s/>Note that specifying this is never as good as specifying a normalMap. <text:s/>However, it can be convenient for other layers to simply grab this value.</text:p>
      <text:p text:style-name="P115"/>
      <text:p text:style-name="P115">If not present, then the blue channel of normalMap is used.</text:p>
      <text:p text:style-name="P2"/>
      <text:h text:style-name="Heading_20_2" text:outline-level="2"><text:bookmark-start text:name="__RefHeading___Toc635_2507969732"/>2.<text:span text:style-name="T12">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73">&gt;</text:span> Layers<text:bookmark-end text:name="__RefHeading___Toc637_2507969732"/></text:h>
      <text:p text:style-name="P2"/>
      <text:p text:style-name="P20">These are essentially layers of unspecified type. <text:s/>ALL layers MUST be grouping layers by default, that is, any layer can have any number of children. <text:s/>Thus, for instance, even an image layer can have other children.</text:p>
      <text:p text:style-name="P20"/>
      <text:p text:style-name="P20">The purpose of group layers is mainly logical <text:span text:style-name="T37">readability</text:span>, <text:span text:style-name="T6">though there are common occurrences where you need to group without adding any new image data</text:span>.</text:p>
      <text:p text:style-name="P20"/>
      <text:p text:style-name="P26">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73">&gt;</text:span> Layers<text:bookmark-end text:name="__RefHeading___Toc639_2507969732"/></text:h>
      <text:p text:style-name="P2"/>
      <text:p text:style-name="P89">TODO: change “file” to “src” in that it is often a tag <text:span text:style-name="T74">unfortunately I don’t want to confuse it with html &lt;img src=””&gt; because we don’t plan on supporting data:</text:span></text:p>
      <text:p text:style-name="P2"/>
      <text:p text:style-name="P20">Additional attributes:</text:p>
      <text:list xml:id="list693398540" text:style-name="L17">
        <text:list-item>
          <text:p text:style-name="P198">file – <text:span text:style-name="T73">An Image type tag representing t</text:span>he source of the image</text:p>
        </text:list-item>
      </text:list>
      <text:p text:style-name="P2"/>
      <text:p text:style-name="P20">Internal files MUST support only and exclusively:</text:p>
      <text:p text:style-name="P20">.png, jpeg, .<text:span text:style-name="T37">svg(?)</text:span>, and, jpeg2000(?)</text:p>
      <text:p text:style-name="P20"/>
      <text:p text:style-name="P20">(These were chosen as a lowest-common-denominator set that implements nearly all necessary features.)</text:p>
      <text:p text:style-name="P2"/>
      <text:p text:style-name="P93">NOTE: remember that all layers can contain child layers, including &lt;image&gt;</text:p>
      <text:h text:style-name="Heading_20_3" text:outline-level="3"><text:bookmark-start text:name="__RefHeading___Toc641_2507969732"/><text:span text:style-name="T1">2.3.3 &lt;s</text:span>olid<text:span text:style-name="T73">&gt;</text:span> Layers<text:bookmark-end text:name="__RefHeading___Toc641_2507969732"/></text:h>
      <text:p text:style-name="P6"/>
      <text:p text:style-name="P28">A layer with a simple, solid background.</text:p>
      <text:p text:style-name="P6"/>
      <text:p text:style-name="P21"><text:soft-page-break/>Additional attributes:</text:p>
      <text:list xml:id="list3722853733" text:style-name="L18">
        <text:list-item>
          <text:p text:style-name="P165">color – background color </text:p>
        </text:list-item>
      </text:list>
      <text:p text:style-name="P2"/>
      <text:p text:style-name="P55">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73">&gt;</text:span> Layers<text:bookmark-end text:name="__RefHeading___Toc643_2507969732"/></text:h>
      <text:p text:style-name="P2"/>
      <text:p text:style-name="P28">&lt;link ref=”layerId”&gt; is identical in effect to &lt;image file=”@layerId”&gt; but a little more intuitive.</text:p>
      <text:p text:style-name="P1"/>
      <text:h text:style-name="Heading_20_3" text:outline-level="3"><text:bookmark-start text:name="__RefHeading___Toc645_2507969732"/>2.<text:span text:style-name="T12">3</text:span>.5 <text:span text:style-name="T73">&lt;modifier&gt;</text:span> Layers<text:bookmark-end text:name="__RefHeading___Toc645_2507969732"/></text:h>
      <text:p text:style-name="P3"/>
      <text:p text:style-name="P35">NOTE: For clarity in user interfaces, an application MAY want to combine modifier layers visually.</text:p>
      <text:p text:style-name="P3"/>
      <text:p text:style-name="P21">Additional attributes:</text:p>
      <text:list xml:id="list170539471984566" text:continue-numbering="true" text:style-name="L18">
        <text:list-item>
          <text:p text:style-name="P165"><text:span text:style-name="T13">type</text:span> – <text:span text:style-name="T13">type of modifier</text:span></text:p>
        </text:list-item>
        <text:list-item>
          <text:p text:style-name="P165"><text:span text:style-name="T13">size</text:span> – <text:span text:style-name="T13">for modifiers that require it</text:span></text:p>
        </text:list-item>
      </text:list>
      <text:p text:style-name="P9"/>
      <text:h text:style-name="P283" text:outline-level="3"><text:bookmark-start text:name="__RefHeading___Toc658_2507969732"/>2.<text:span text:style-name="T12">3</text:span>.<text:span text:style-name="T18">6</text:span> <text:span text:style-name="T73">&lt;text&gt; Layers</text:span><text:bookmark-end text:name="__RefHeading___Toc658_2507969732"/></text:h>
      <text:p text:style-name="P9"/>
      <text:p text:style-name="P22">Additional attributes:</text:p>
      <text:list xml:id="list170540052252096" text:continue-numbering="true" text:style-name="L18">
        <text:list-item>
          <text:p text:style-name="P199"><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166">fontSize – <text:span text:style-name="T18">currently only supports size in font points</text:span></text:p>
        </text:list-item>
        <text:list-item>
          <text:p text:style-name="P166">typeFace – ???</text:p>
        </text:list-item>
        <text:list-item>
          <text:p text:style-name="P166">color – <text:span text:style-name="T18">color of the text</text:span></text:p>
        </text:list-item>
        <text:list-item>
          <text:p text:style-name="P166">anchor - ???</text:p>
        </text:list-item>
        <text:list-item>
          <text:p text:style-name="P166">lineSpacing - ???</text:p>
        </text:list-item>
        <text:list-item>
          <text:p text:style-name="P166">align – <text:span text:style-name="T18">text can be aligned “left” (default),”right”, or ”center” in the block area</text:span></text:p>
        </text:list-item>
        <text:list-item>
          <text:p text:style-name="P166">verticalAlign – <text:span text:style-name="T18">text can be aligned vertically “top” (default),”bottom”, or ”center” (aka “middle”) in the block area</text:span></text:p>
        </text:list-item>
      </text:list>
      <text:p text:style-name="P9"/>
      <text:h text:style-name="Heading_20_4" text:outline-level="4"><text:bookmark-start text:name="__RefHeading___Toc647_2507969732"/>2.<text:span text:style-name="T12">3</text:span>.<text:span text:style-name="T18">6</text:span>.1 Fonts<text:bookmark-end text:name="__RefHeading___Toc647_2507969732"/></text:h>
      <text:p text:style-name="P9"/>
      <text:p text:style-name="P33">Font implementation is designed in keeping with the philosophy that everything needed to build a final image should be either in the image or <text:span text:style-name="T38">readily-accessible.</text:span></text:p>
      <text:p text:style-name="P9"/>
      <text:p text:style-name="P20">Fonts MUST support both and only .ttf and .otf fonts.</text:p>
      <text:p text:style-name="P9"/>
      <text:p text:style-name="P113">Font search order:</text:p>
      <text:list xml:id="list337957160" text:style-name="L19">
        <text:list-item>
          <text:p text:style-name="P200">Look within the smartimage file itsself.</text:p>
        </text:list-item>
        <text:list-item>
          <text:p text:style-name="P200">MAY first check system fonts</text:p>
        </text:list-item>
        <text:list-item>
          <text:p text:style-name="P200">application cache of previously downloaded fonts (RECOMMENDED) </text:p>
        </text:list-item>
        <text:list-item>
          <text:p text:style-name="P200"><text:soft-page-break/>Try to download from ALL approved free font repositories. <text:s/>Application MAY access these either consecutively or in parallel. <text:s/>No font source preference is implied.<text:line-break/>Approved free font repositories:</text:p>
          <text:list>
            <text:list-item>
              <text:p text:style-name="P200">Google fonts<text:line-break/>https://fonts.googleapis.com/css?family=FONTNAME</text:p>
            </text:list-item>
            <text:list-item>
              <text:p text:style-name="P200">FontSquirrel (do not follow any offsite links)<text:line-break/>https://www.fontsquirrel.com/fonts/download/FONTNAME</text:p>
            </text:list-item>
          </text:list>
        </text:list-item>
        <text:list-item>
          <text:p text:style-name="P200">If it is not found in any of these locations, application MUST raise exception.</text:p>
        </text:list-item>
      </text:list>
      <text:p text:style-name="P30"/>
      <text:p text:style-name="P56">NOTE: <text:span text:style-name="T104">Therefore, in the interest of portability, whenever</text:span> a system font or external font is used, then it MUST be embedded <text:span text:style-name="T104">within</text:span> in the document wh<text:span text:style-name="T105">ile</text:span> saving!</text:p>
      <text:p text:style-name="P30"/>
      <text:h text:style-name="Heading_20_3" text:outline-level="3"><text:bookmark-start text:name="__RefHeading___Toc1017_2845503198"/>2.3.7 <text:span text:style-name="T75">&lt;page&gt; Layers</text:span><text:bookmark-end text:name="__RefHeading___Toc1017_2845503198"/></text:h>
      <text:p text:style-name="Standard"/>
      <text:p text:style-name="P47">Used to specify images containing multiple pages. <text:s/>Think of single smartimage file that represents a picture book.</text:p>
      <text:p text:style-name="Standard"/>
      <text:p text:style-name="P47">Each page is a final, standalone image.</text:p>
      <text:p text:style-name="P47"/>
      <text:p text:style-name="P47">Resources can be referenced from across other pages.</text:p>
      <text:p text:style-name="Standard"/>
      <text:p text:style-name="P47">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7"/>
      <text:p text:style-name="P47">This tag MUST NOT be used with along with &lt;frame&gt;.</text:p>
      <text:p text:style-name="Standard"/>
      <text:h text:style-name="P284" text:outline-level="3"><text:bookmark-start text:name="__RefHeading___Toc1019_2845503198"/>2.3.7 <text:span text:style-name="T75">&lt;frame&gt; Layers</text:span><text:bookmark-end text:name="__RefHeading___Toc1019_2845503198"/></text:h>
      <text:p text:style-name="P48"/>
      <text:p text:style-name="P47">Used to specify image <text:span text:style-name="T27">sequences in a smartimage. <text:s/>This can take the form of a presentation or animation.</text:span></text:p>
      <text:p text:style-name="P48"/>
      <text:p text:style-name="P47">Each <text:span text:style-name="T27">frame</text:span> is a <text:span text:style-name="T27">final</text:span>, standalone image.</text:p>
      <text:p text:style-name="P47"/>
      <text:p text:style-name="P47">Resources can be referenced from across other <text:span text:style-name="T27">frames</text:span>.</text:p>
      <text:p text:style-name="P47"/>
      <text:p text:style-name="P47">This tag MUST NOT be used with along with &lt;<text:span text:style-name="T27">page</text:span>&gt;.</text:p>
      <text:p text:style-name="Standard"/>
      <text:p text:style-name="P23">Additional attributes:</text:p>
      <text:list xml:id="list170539423525496" text:continue-list="list170540052252096" text:style-name="L18">
        <text:list-item>
          <text:p text:style-name="P167"><text:span text:style-name="T27">time</text:span> – <text:span text:style-name="T27">how long the frame is shown for (default=0.25)</text:span></text:p>
        </text:list-item>
        <text:list-item>
          <text:p text:style-name="P167"><text:span text:style-name="T27">wait</text:span> – <text:span text:style-name="T27">wait for user to advance to the next frame in a presentation (default=False)</text:span></text:p>
        </text:list-item>
      </text:list>
      <text:p text:style-name="P49"/>
      <text:h text:style-name="Heading_20_3" text:outline-level="3"><text:bookmark-start text:name="__RefHeading___Toc2555_3114177296"/><text:soft-page-break/>2.3.8 &lt;<text:span text:style-name="T77">pattern</text:span>&gt; Layers<text:bookmark-end text:name="__RefHeading___Toc2555_3114177296"/></text:h>
      <text:p text:style-name="P135"/>
      <text:p text:style-name="P134">Used to repeat/stretch the combined child layers across an area. <text:s/>Very useful when combined with &lt;<text:span text:style-name="T78">t</text:span>exture&gt;</text:p>
      <text:p text:style-name="P135"/>
      <text:p text:style-name="P132">TODO: some of this terminology/logic needs to be thought through. <text:s/>Also, could this be combined with &lt;solid&gt; so we don’t have a new tag??</text:p>
      <text:p text:style-name="P133"/>
      <text:p text:style-name="P25">Additional attributes:</text:p>
      <text:list xml:id="list170537980173260" text:continue-numbering="true" text:style-name="L18">
        <text:list-item>
          <text:p text:style-name="P201"><text:span text:style-name="T77">repeat</text:span> – <text:span text:style-name="T77">an “x,y” value that can</text:span> be:<text:line-break/>“<text:span text:style-name="T77">once</text:span>” - <text:span text:style-name="T77">show only once (same as “top” or “left”)<text:line-break/>“all” - [default] repeat all the way across<text:line-break/>“mirror” - mirror every other repeat</text:span><text:line-break/><text:span text:style-name="T75">“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203">mortar<text:span text:style-name="T80">Thickness</text:span> – how thick the mortar is</text:p>
        </text:list-item>
      </text:list>
      <text:p text:style-name="Text_20_body"/>
      <text:p text:style-name="P134">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8">t</text:span>exture&gt; Layers<text:bookmark-end text:name="__RefHeading___Toc2557_3114177296"/></text:h>
      <text:p text:style-name="P49"/>
      <text:p text:style-name="P94">Used for creating procedural textures, such as <text:span text:style-name="T78">cellular, wood, marble, clouds. <text:s/>Always gives back a black and white image.</text:span></text:p>
      <text:p text:style-name="P49"/>
      <text:p text:style-name="P24">Additional attributes:</text:p>
      <text:list xml:id="list170538083758164" text:continue-numbering="true" text:style-name="L18">
        <text:list-item>
          <text:p text:style-name="P202">type – can be <text:line-break/><text:span text:style-name="T75">“</text:span>voron<text:span text:style-name="T78">o</text:span>i<text:span text:style-name="T75">” - a cell-like organic pattern<text:line-break/>“</text:span>clock<text:span text:style-name="T75">” - sweep waveform around like clock hands. <text:s/><text:line-break/><text:tab/>Direction becomes where the highlight is pointing.<text:line-break/>”</text:span>waveform<text:span text:style-name="T75">” - [default] a waveform repeated across a given angle, or “circular”<text:line-break/>”</text:span>clouds<text:span text:style-name="T75">” - creates a cloud-like texture<text:line-break/>”</text:span>random<text:span text:style-name="T75">” - creates random confetti noise</text:span></text:p>
        </text:list-item>
        <text:list-item>
          <text:p text:style-name="P168"><text:span text:style-name="T76">waveform</text:span> – <text:span text:style-name="T75">waveform to repeat. <text:s/>Can be “sine”,”square”,”triangle”,”saw”, or a custom SVG-style curve (default=”sine”)</text:span></text:p>
        </text:list-item>
        <text:list-item>
          <text:p text:style-name="P202"><text:soft-page-break/>frequency – an “x,y” specifying how many times to repeat in each direction <text:span text:style-name="T79">(default=1)</text:span></text:p>
        </text:list-item>
        <text:list-item>
          <text:p text:style-name="P202">noise – a percentage specifying the amount of noise. <text:s/>0.0 is simply the profile where 1.0 is all noise, no profile <text:span text:style-name="T79">(default=0.2)</text:span></text:p>
        </text:list-item>
        <text:list-item>
          <text:p text:style-name="P204"><text:span text:style-name="T75">noiseBasis</text:span> – <text:span text:style-name="T75">noise basis. <text:s/>Can be “random”,“perlin”,”voronoi”<text:line-break/>(implementors can choose to substitute simplex noise for perlin)</text:span></text:p>
        </text:list-item>
        <text:list-item>
          <text:p text:style-name="P202">noiseOctaves – how detailed the noise is <text:span text:style-name="T82">[default=4]</text:span></text:p>
        </text:list-item>
        <text:list-item>
          <text:p text:style-name="P202">noiseSoften – a percent type where 0.0 is the raw noise and 1.0 is a blur<text:line-break/>(the implementation is to undersize the generated noise by this percentage then scale back up using bilinear interoplation) <text:span text:style-name="T82">[default=0.0]</text:span></text:p>
        </text:list-item>
        <text:list-item>
          <text:p text:style-name="P202">direction – can be an angle value, or “round” <text:span text:style-name="T82">[default 0]</text:span></text:p>
        </text:list-item>
        <text:list-item>
          <text:p text:style-name="P205"><text:span text:style-name="T81">numPoints</text:span> – for voronoi textures <text:span text:style-name="T82">[default=20]</text:span></text:p>
        </text:list-item>
        <text:list-item>
          <text:p text:style-name="P205">invert – for convenience, flip the blacks and whites</text:p>
        </text:list-item>
      </text:list>
      <text:p text:style-name="P50"/>
      <text:p text:style-name="P96">Recipes:</text:p>
      <text:list xml:id="list2143205752" text:style-name="L20">
        <text:list-item>
          <text:p text:style-name="P206">clouds<text:line-break/>&lt;texture type=”<text:span text:style-name="T79">clouds”</text:span>&gt;</text:p>
        </text:list-item>
        <text:list-item>
          <text:p text:style-name="P206">marble<text:line-break/>&lt;texture type=”waveform” <text:span text:style-name="T79">noise=”0.15” direction=”45” frequency=”5”</text:span>&gt;</text:p>
        </text:list-item>
        <text:list-item>
          <text:p text:style-name="P206">wood end grain<text:line-break/>&lt;texture type=”waveform” <text:span text:style-name="T79">noise=”0.15” direction=”circular” frequency=”10”</text:span>&gt;</text:p>
        </text:list-item>
        <text:list-item>
          <text:p text:style-name="P207"><text:span text:style-name="T79">smooth </text:span>sphere<text:line-break/>&lt;texture type=”waveform” <text:span text:style-name="T79">noise=”0” direction=”circular” frequency=”0.5”</text:span>&gt;</text:p>
        </text:list-item>
        <text:list-item>
          <text:p text:style-name="P206">cellular texture<text:line-break/>&lt;texture type=”voronoi”&gt;</text:p>
        </text:list-item>
        <text:list-item>
          <text:p text:style-name="P206"><text:span text:style-name="T79">blobs</text:span> texture<text:line-break/>&lt;texture type=”voronoi” <text:span text:style-name="T79">invert=”true”</text:span>&gt;</text:p>
        </text:list-item>
        <text:list-item>
          <text:p text:style-name="P207">lighting<text:line-break/>&lt;texture id=”1” type=”clock” <text:span text:style-name="T76">waveform</text:span>=”sine”&gt;</text:p>
        </text:list-item>
      </text:list>
      <text:p text:style-name="P50"/>
      <text:p text:style-name="P95">NOTE: Unless the direction is something other than an even multiple of 45 degrees, applications MUST create noise that can tessalate in both x and y directions!</text:p>
      <text:p text:style-name="P49"/>
      <text:h text:style-name="P285" text:outline-level="3"><text:bookmark-start text:name="__RefHeading___Toc2927_4282119740"/>2.3.10 &lt;particles&gt; Layers<text:bookmark-end text:name="__RefHeading___Toc2927_4282119740"/></text:h>
      <text:p text:style-name="P136"><text:line-break/>All immediate child layers will be treated as particles and dispersed according to dispersionMap.</text:p>
      <text:p text:style-name="P136"><text:line-break/><text:span text:style-name="T5">Additional attributes:</text:span></text:p>
      <text:list xml:id="list3494478149" text:style-name="L21">
        <text:list-item>
          <text:p text:style-name="P293">dispersionMap – a grayscale image that represents the likelihood of a particle landing someplace. <text:s/>If not specified, particles are <text:span text:style-name="T109">disbursed</text:span> everywhere.</text:p>
        </text:list-item>
        <text:list-item>
          <text:p text:style-name="P293">qty – how many particles to add. <text:s/>(Will be randomly selected from child layers.) <text:s/><text:span text:style-name="T108">Default is 1.</text:span></text:p>
        </text:list-item>
        <text:list-item>
          <text:p text:style-name="P293">randomize – a list of additional variable names to randomize <text:span text:style-name="T110">a range or choice </text:span>for each particle, for example: randomize=”r=1..360,a=0.5..10.0”</text:p>
        </text:list-item>
      </text:list>
      <text:p text:style-name="P97">Recipes:</text:p>
      <text:list xml:id="list170539711894942" text:continue-list="list2143205752" text:style-name="L20">
        <text:list-item>
          <text:p text:style-name="P208"><text:soft-page-break/><text:span text:style-name="T106">snow “landing on” vertical surfaces (the normal map green channel is vertical)</text:span><text:line-break/>&lt;<text:span text:style-name="T106">particles qty=”5000” map=”@layer.normalMap.G”</text:span>&gt;<text:span text:style-name="T106">&lt;solid color=”white” w=”1” h=”1” /&gt;&lt;/particles&gt;</text:span></text:p>
        </text:list-item>
        <text:list-item>
          <text:p text:style-name="P210"><text:span text:style-name="T107">fall </text:span>leaves<text:line-break/>&lt;particles <text:span text:style-name="T110">qty=”150” </text:span>randomize=”r=1..360,<text:span text:style-name="T107">color=#ff0000|#ff00ff</text:span>”&gt;<text:line-break/> <text:tab/>&lt;<text:span text:style-name="T107">modifier type=”tint” color=”@color”</text:span>&gt;<text:line-break/><text:tab/><text:tab/>&lt;image rotate=”@r” source=”aspenLeaf.jpg” /&gt;<text:line-break/><text:tab/><text:span text:style-name="T107">&lt;/modifier&gt;<text:line-break/><text:tab/>&lt;modifier type=”tint” color=”@color”&gt;<text:line-break/><text:tab/><text:tab/></text:span>&lt;image rotate=”@r” source=”mapleLeaf.jpg”/&gt;<text:line-break/><text:tab/><text:span text:style-name="T107">&lt;/modifier&gt;</text:span><text:line-break/><text:tab/>&lt;image rotate=”@r” source=”pineNeedle.jpg”&gt;<text:line-break/>&lt;/particles&gt;</text:p>
        </text:list-item>
      </text:list>
      <text:p text:style-name="P136"><text:s/></text:p>
      <text:h text:style-name="Heading_20_3" text:outline-level="3"><text:bookmark-start text:name="__RefHeading___Toc1021_2845503198"/>2.3.<text:span text:style-name="T76">11</text:span> <text:span text:style-name="T111">&lt;numberspace&gt; Layers</text:span><text:bookmark-end text:name="__RefHeading___Toc1021_2845503198"/></text:h>
      <text:p text:style-name="P294"/>
      <text:p text:style-name="P294">Converts to/from another numberspace.</text:p>
      <text:p text:style-name="P211"><text:span text:style-name="T5">Additional attributes:</text:span></text:p>
      <text:list xml:id="list170539090923532" text:continue-list="list3494478149" text:style-name="L21">
        <text:list-item>
          <text:p text:style-name="P295"><text:span text:style-name="T116">space</text:span> – the space to convert to/from. <text:s/>Built-in options are:</text:p>
          <text:list>
            <text:list-item>
              <text:p text:style-name="P296"><text:span text:style-name="T112">polar – polar coordinates</text:span></text:p>
            </text:list-item>
            <text:list-item>
              <text:p text:style-name="P298">logpolar – logarithmic polar coordinates (TODO: do we want this?)</text:p>
            </text:list-item>
            <text:list-item>
              <text:p text:style-name="P296">fft AKA fourier – forurier frequency transform</text:p>
            </text:list-item>
            <text:list-item>
              <text:p text:style-name="P295">gradient – gradient domain (only works for grayscale)</text:p>
            </text:list-item>
            <text:list-item>
              <text:p text:style-name="P295">laplace – laplacian pyramid</text:p>
            </text:list-item>
            <text:list-item>
              <text:p text:style-name="P295">dct – discrete cosine transform</text:p>
            </text:list-item>
            <text:list-item>
              <text:p text:style-name="P295">dst – discrete sine transform</text:p>
            </text:list-item>
            <text:list-item>
              <text:p text:style-name="P296">haar – haar wavelet transform</text:p>
            </text:list-item>
            <text:list-item>
              <text:p text:style-name="P296">Daubechies – Daubechies wavelet transform</text:p>
            </text:list-item>
            <text:list-item>
              <text:p text:style-name="P299">Symlet – Symlet wavelet transform<text:span text:style-name="T112"> (TODO: do we want this?)</text:span></text:p>
            </text:list-item>
            <text:list-item>
              <text:p text:style-name="P299">Coiflet – Coiflet wavelet transform<text:span text:style-name="T112"> (TODO: do we want this?)</text:span></text:p>
            </text:list-item>
            <text:list-item>
              <text:p text:style-name="P299">Biorthogonal – Biorthogonal wavelet transform<text:span text:style-name="T112"> (TODO: do we want this?)</text:span></text:p>
            </text:list-item>
            <text:list-item>
              <text:p text:style-name="P296"><text:span text:style-name="T113">ReverseBiorthogonal – ReverseBiorthogonal wavelet transform</text:span><text:span text:style-name="T114"> (TODO: do we want this?)</text:span></text:p>
            </text:list-item>
            <text:list-item>
              <text:p text:style-name="P296">DiscreteMeyer – DiscreteMeyer wavelet transform</text:p>
            </text:list-item>
            <text:list-item>
              <text:p text:style-name="P296">Gaussian – Gaussian wavelet transform</text:p>
            </text:list-item>
            <text:list-item>
              <text:p text:style-name="P296"><text:soft-page-break/>MexicanHat – MexicanHat wavelet transform</text:p>
            </text:list-item>
            <text:list-item>
              <text:p text:style-name="P296">Morlet – Morlet wavelet transform</text:p>
            </text:list-item>
            <text:list-item>
              <text:p text:style-name="P296"><text:span text:style-name="T113">ComplexGaussian – ComplexGaussian wavelet transform</text:span><text:span text:style-name="T114"> (TODO: do we want this?)</text:span></text:p>
            </text:list-item>
            <text:list-item>
              <text:p text:style-name="P296">Shannon – Shannon wavelet transform</text:p>
            </text:list-item>
            <text:list-item>
              <text:p text:style-name="P299">FrequencyBSpline – FrequencyBSpline wavelet transform<text:span text:style-name="T112"> (TODO: do we want this?)</text:span></text:p>
            </text:list-item>
            <text:list-item>
              <text:p text:style-name="P296"><text:span text:style-name="T113">ComplexMorlet – ComplexMorlet wavelet transform</text:span><text:span text:style-name="T114"> (TODO: do we want this?)</text:span></text:p>
            </text:list-item>
            <text:list-item>
              <text:p text:style-name="P297">(x1, x2, …, xn), (y1, y2, …, yn) – custom wavelet defined by points</text:p>
            </text:list-item>
          </text:list>
        </text:list-item>
        <text:list-item>
          <text:p text:style-name="P295">level<text:span text:style-name="T116">s</text:span> – used for some wavelets <text:span text:style-name="T116">this is a range (from,to)</text:span></text:p>
        </text:list-item>
        <text:list-item>
          <text:p text:style-name="P296">mode - used for some wavelets</text:p>
        </text:list-item>
        <text:list-item>
          <text:p text:style-name="P295">invert – reverses the above transformation</text:p>
        </text:list-item>
      </text:list>
      <text:p text:style-name="Text_20_body"/>
      <text:p text:style-name="P209">Recipes:</text:p>
      <text:p text:style-name="codeComment"><text:span text:style-name="T117">&lt;!-- </text:span>Combine details of one image with another --<text:span text:style-name="T117">&gt;</text:span></text:p>
      <text:p text:style-name="code">&lt;numberspace name="recombine" blendMode="add" <text:span text:style-name="T117">invert="true"</text:span>&gt;<text:tab/></text:p>
      <text:p text:style-name="code"><text:tab/>&lt;numberspace space="d<text:span text:style-name="T111">aubechies</text:span>" levels="1,*"&gt;<text:line-break/><text:tab/><text:tab/><text:tab/>&lt;image src="details.jpg" /&gt;<text:line-break/><text:tab/>&lt;/numberspace&gt;</text:p>
      <text:p text:style-name="code"><text:tab/>&lt;numberspace space="d<text:span text:style-name="T111">aubechies</text:span>"&gt;<text:line-break/><text:tab/><text:tab/><text:tab/>&lt;image src="<text:span text:style-name="T117">background</text:span>.jpg" /&gt;<text:line-break/><text:tab/>&lt;/numberspace&gt;</text:p>
      <text:p text:style-name="code">&lt;/numberspace&gt;</text:p>
      <text:p text:style-name="P274"/>
      <text:p text:style-name="codeComment">&lt;!-- radial blur--&gt;</text:p>
      <text:p text:style-name="code">&lt;numberspace name="<text:span text:style-name="T117">polar</text:span>" <text:span text:style-name="T117">invert="true"</text:span>&gt;</text:p>
      <text:p text:style-name="code"><text:tab/><text:span text:style-name="T115">&lt;directionalBlur direction="90"&gt; (TODO: implement this?)</text:span></text:p>
      <text:p text:style-name="code"><text:tab/><text:tab/><text:tab/>&lt;numberspace name="<text:span text:style-name="T117">polar</text:span>"&gt;<text:line-break/><text:tab/><text:tab/><text:tab/><text:tab/>&lt;image src="<text:span text:style-name="T117">image</text:span>.jpg" /&gt;<text:line-break/><text:tab/><text:tab/><text:tab/>&lt;/numberspace&gt;</text:p>
      <text:p text:style-name="code"><text:tab/><text:span text:style-name="T115">&lt;/directionalBlur&gt;</text:span></text:p>
      <text:p text:style-name="code">&lt;/numberspace&gt;</text:p>
      <text:p text:style-name="Text_20_body"/>
      <text:p text:style-name="P294">2.3.12 &lt;ext&gt; Layers</text:p>
      <text:p text:style-name="P49"/>
      <text:p text:style-name="P80">This tag allows for attaching extensions to a smartimage.</text:p>
      <text:p text:style-name="P80"/>
      <text:p text:style-name="P81">IMPORTANT: If you desire to use this tag to create your own extensions, please reconsider. <text:s/>Then, if not convinced, <text:span text:style-name="T98">read the full section on “Extending” before you proceed.</text:span></text:p>
      <text:p text:style-name="P80"/>
      <text:p text:style-name="P80">It contains all attributes of the &lt;image&gt; tag as well as:</text:p>
      <text:list xml:id="list396197960" text:style-name="L22">
        <text:list-item>
          <text:p text:style-name="P212"><text:soft-page-break/><text:span text:style-name="T55">type=”” </text:span><text:span text:style-name="T56">a uri that positively identifies the extension</text:span></text:p>
        </text:list-item>
      </text:list>
      <text:p text:style-name="P82"/>
      <text:p text:style-name="P110"><text:span text:style-name="T52">The important thing to note is the file=”” attribute </text:span><text:span text:style-name="T57">inherited from &lt;image&gt;</text:span><text:span text:style-name="T52">. <text:s/>This MUST refer to an internal image containing the last-rendered output of the extension.</text:span></text:p>
      <text:p text:style-name="P78"/>
      <text:p text:style-name="P79"><text:span text:style-name="T98">Thus, c</text:span><text:span text:style-name="T56">lients that do not understand </text:span><text:span text:style-name="T97">a particular extension</text:span><text:span text:style-name="T56"> can </text:span><text:span text:style-name="T99">still</text:span><text:span text:style-name="T56"> </text:span><text:span text:style-name="T97">directly</text:span><text:span text:style-name="T56"> treat </text:span><text:span text:style-name="T97">its &lt;ext&gt;</text:span><text:span text:style-name="T56"> tag as an &lt;image&gt; tag, </text:span><text:span text:style-name="T98">simply loading the included file=”” file as a substitute for whatever the extension does</text:span><text:span text:style-name="T56">. <text:s/></text:span><text:span text:style-name="T98">(Caveat: <text:s/>Unlike &lt;image&gt; the child tags must not be processed directly. <text:s/>See below.)</text:span></text:p>
      <text:p text:style-name="P82"/>
      <text:p text:style-name="P109"><text:span text:style-name="T52">Any attribute is considered valid, assum</text:span><text:span text:style-name="T57">ing</text:span><text:span text:style-name="T52"> that </text:span><text:span text:style-name="T57">anything unknown</text:span><text:span text:style-name="T52"> may be an input to the extension.</text:span></text:p>
      <text:p text:style-name="P83"/>
      <text:p text:style-name="P84">Concerning child tags, nothing, not even known tags, are processed. <text:s/>These are all considered input to the extension. <text:s/>Indeed, the constructor of the extension receives verbatim the entire &lt;ext&gt;...&lt;/ext&gt; extracted from the smartimage.</text:p>
      <text:p text:style-name="P84"/>
      <text:p text:style-name="P111"><text:span text:style-name="T58">Therefore, if</text:span><text:span text:style-name="T52"> the extension wants a certain child tag (say, an &lt;image&gt;) to be processed by smartimage, it must call back into the smartimage </text:span><text:span text:style-name="T58">code </text:span><text:span text:style-name="T52">to do so. </text:span></text:p>
      <text:p text:style-name="P82"/>
      <text:p text:style-name="P79"><text:line-break/></text:p>
      <text:p text:style-name="Standard"/>
      <text:h text:style-name="Heading_20_1" text:outline-level="1"><text:bookmark-start text:name="__RefHeading___Toc649_2507969732"/><text:span text:style-name="T1">3 Forms</text:span><text:bookmark-end text:name="__RefHeading___Toc649_2507969732"/></text:h>
      <text:p text:style-name="P32"/>
      <text:p text:style-name="P238"><text:span text:style-name="T151">The concept of forms is u</text:span>sed to allow user-interactive adjustments to be made to values. <text:s/>This is foundational to the concepts of templates and portable plug-ins.</text:p>
      <text:p text:style-name="P238"/>
      <text:p text:style-name="P238">The idiom <text:span text:style-name="T151">here is for the form in the smartimage file to specify </text:span>of what kind each value is, <text:span text:style-name="T151">mean</text:span>while leaving the <text:span text:style-name="T151">display/</text:span>implementation up to the application <text:span text:style-name="T151">itsself</text:span>.</text:p>
      <text:p text:style-name="P31"/>
      <text:p text:style-name="P272">Example:</text:p>
      <text:p text:style-name="code">&lt;form caption="My Form" help="help.html"&gt;</text:p>
      <text:p text:style-name="code"><text:tab/>&lt;preview showBelow="false" showAbove="#ff000088" /&gt;</text:p>
      <text:p text:style-name="code"><text:tab/>&lt;select name="" multiple="True" textEntry="True"&gt;</text:p>
      <text:p text:style-name="code"><text:tab/><text:tab/><text:tab/>&lt;option caption="value 1"&gt;1&lt;/option&gt;</text:p>
      <text:p text:style-name="code"><text:tab/><text:tab/><text:tab/>&lt;option caption="value 2"&gt;2&lt;/option&gt;</text:p>
      <text:p text:style-name="code"><text:tab/>&lt;/select&gt;</text:p>
      <text:p text:style-name="code"><text:tab/>&lt;image src="" /&gt;</text:p>
      <text:p text:style-name="code"><text:tab/>&lt;text name="" multiline="True" caption="Your text"&gt;contents&lt;/text&gt;</text:p>
      <text:p text:style-name="code"><text:tab/>&lt;color name="" alpha="false" grayscale="false"&gt;#ff0000&lt;/color&gt;</text:p>
      <text:p text:style-name="code"><text:tab/>&lt;numeric name="" min="0" max="360" decimal="False" caption="angle"&gt;45&lt;/numeric&gt;</text:p>
      <text:p text:style-name="code"><text:tab/>&lt;points fixedNumber="False" preview="True" rectangle="True"&gt;</text:p>
      <text:p text:style-name="code"><text:tab/><text:tab/><text:tab/>&lt;point name="p1" /&gt;</text:p>
      <text:p text:style-name="code"><text:tab/><text:tab/><text:tab/>&lt;point name="p2" /&gt;</text:p>
      <text:p text:style-name="code"><text:tab/><text:tab/><text:tab/>&lt;point name="p3" /&gt;</text:p>
      <text:p text:style-name="code"><text:tab/><text:tab/><text:tab/>&lt;point name="p4" /&gt;</text:p>
      <text:p text:style-name="code"><text:tab/>&lt;/points&gt;</text:p>
      <text:p text:style-name="code">&lt;/form&gt;</text:p>
      <text:p text:style-name="P31"><text:soft-page-break/></text:p>
      <text:p text:style-name="P249">All form elements have the following attributes:</text:p>
      <text:list xml:id="list545028548" text:style-name="L34">
        <text:list-item>
          <text:p text:style-name="P250">name – a form element name. <text:s/>Since these are evaluated after id, these may become overridden in the course of image processing. <text:span text:style-name="T149">(default is “”)</text:span></text:p>
        </text:list-item>
        <text:list-item>
          <text:p text:style-name="P251">id – a globally-unique id for this element that can never be overridden. <text:span text:style-name="T127"><text:s/>(default is “”, aka, unconstrained)</text:span></text:p>
        </text:list-item>
        <text:list-item>
          <text:p text:style-name="P250">caption – what do display as the element’s label in the <text:span text:style-name="T146">form. <text:s/>Notice that there is no other label mechanism, so this is important! (default is to use the name, then the id, finally “” if nothing)</text:span></text:p>
        </text:list-item>
        <text:list-item>
          <text:p text:style-name="P250">tooltip – <text:span text:style-name="T145">popup </text:span>tip text <text:span text:style-name="T149">(default is “”, aka, no tooltip)</text:span></text:p>
        </text:list-item>
        <text:list-item>
          <text:p text:style-name="P258">value – the default value. <text:s/>(default is the tag contents, or first &lt;option&gt;)</text:p>
        </text:list-item>
        <text:list-item>
          <text:p text:style-name="P262">hidden – [boolean] the control should be hidden from the user (default is “False”)</text:p>
        </text:list-item>
      </text:list>
      <text:p text:style-name="P261"/>
      <text:p text:style-name="P98">There can be only <text:span text:style-name="T84">form</text:span> one per smartimage xml file. <text:s/>If there is more than one <text:span text:style-name="T84">form tag </text:span>they will be combined into one. <text:s/><text:span text:style-name="T83">The purpose for this is to remove ambiguity when running as well as to encourage modularization.</text:span></text:p>
      <text:p text:style-name="P98"/>
      <text:p text:style-name="P98">Therefore, if you need multiple forms (e.g. for a plugin) then there should be a separate smartimage xml file in the zip.</text:p>
      <text:p text:style-name="P8"/>
      <text:p text:style-name="P272">Notes for application implementors:</text:p>
      <text:p text:style-name="P8"/>
      <text:list xml:id="list1498566972" text:style-name="L40">
        <text:list-item>
          <text:p text:style-name="P235">Forms SHOULD <text:span text:style-name="T119">be the </text:span>first <text:span text:style-name="T119">first sub-element of</text:span> the &lt;smartimage&gt; tag. <text:s/><text:span text:style-name="T9">Since this is optional, applications MUST search the entire document for forms, eg, with xpath //*/form.</text:span></text:p>
        </text:list-item>
        <text:list-item>
          <text:p text:style-name="P237">Forms SHOULD remember the last specified values and therefore also have a “restore defaults” <text:span text:style-name="T142">option somewhere</text:span>. <text:s/><text:span text:style-name="T142">This is feature up to the software implementor, not the &lt;form&gt; designer.</text:span></text:p>
        </text:list-item>
        <text:list-item>
          <text:p text:style-name="P248">Every form SHOULD have Ok(or Apply) and Cancel buttons of some kind. <text:s/>This is up to the implementor<text:span text:style-name="T142">, not the &lt;form&gt; designer.</text:span></text:p>
        </text:list-item>
        <text:list-item>
          <text:p text:style-name="P252">Implementor SHOULD provide some facility to create link references to other values, layers, et cetera. <text:s/>For example, the ability to directly enter the item name, or a picker tool of some sort.</text:p>
        </text:list-item>
      </text:list>
      <text:p text:style-name="P236"/>
      <text:h text:style-name="P291" text:outline-level="2"><text:bookmark-start text:name="__RefHeading___Toc3066_4169638626"/>3.1 <text:span text:style-name="T145">&lt;form&gt; Form Element</text:span><text:bookmark-end text:name="__RefHeading___Toc3066_4169638626"/></text:h>
      <text:p text:style-name="P307">Mainly used as a container <text:span text:style-name="T151">for the sub-elements</text:span>.</text:p>
      <text:p text:style-name="P307">Additional attributes:</text:p>
      <text:list xml:id="list1027183969" text:style-name="L35">
        <text:list-item>
          <text:p text:style-name="P308">help – specify an html file that can optionally be displayed by the application. <text:s/><text:span text:style-name="T146">How (and if) a user gets to this is entirely up to the implementation.<text:line-break/><text:line-break/>NOTE: all assets referred to in the html file may reside online or in the smartimage, therefore:<text:line-break/>1) Implementors should account for this with their html viewer.<text:line-break/>2) &lt;form&gt; creators should consider including images in the smartimage for offline viewing, BUT also be good citizens and include only the bare minimum since every smartimage will get copies!</text:span></text:p>
        </text:list-item>
      </text:list>
      <text:h text:style-name="P291" text:outline-level="2"><text:bookmark-start text:name="__RefHeading___Toc3068_4169638626"/><text:soft-page-break/><text:span text:style-name="T146">3.2 </text:span>&lt;preview&gt; Form Element<text:bookmark-end text:name="__RefHeading___Toc3068_4169638626"/></text:h>
      <text:p text:style-name="P238"/>
      <text:p text:style-name="P238">The implementing software might choose to implement the form as a <text:span text:style-name="T142">freestanding component, such as a</text:span> dialog <text:span text:style-name="T142">or </text:span>may temporarily <text:span text:style-name="T142">change the main image view</text:span> to display this preview <text:span text:style-name="T142">in-place</text:span>.</text:p>
      <text:p text:style-name="P238"/>
      <text:p text:style-name="P273">Note that there need not be any preview at all, if that’s not something we’re interested in.</text:p>
      <text:p text:style-name="P238"/>
      <text:p text:style-name="P238">A<text:span text:style-name="T149">dditional a</text:span>ttributes:</text:p>
      <text:list xml:id="list3789162915" text:style-name="L31">
        <text:list-item>
          <text:p text:style-name="P239">showBelow – show the layers below this layer (default=False)<text:line-break/>can be true, false, or a color to shade the combined layer mask <text:line-break/><text:span text:style-name="T144">it is SUGGESTED that a user be allowed to change this on the fly e.g. with a pop-up menu</text:span></text:p>
        </text:list-item>
        <text:list-item>
          <text:p text:style-name="P240">showAbove – show the layers above this layer (default=False)<text:line-break/>can be true, false, or a color to shade the combined layer mask <text:line-break/><text:span text:style-name="T144">it is SUGGESTED that a user be allowed to change this on the fly e.g. with a pop-up menu</text:span></text:p>
        </text:list-item>
      </text:list>
      <text:p text:style-name="P244"/>
      <text:p text:style-name="P244">When implementing as a freestanding component, it is RECOMMENDED:</text:p>
      <text:list xml:id="list917603573" text:style-name="L32">
        <text:list-item>
          <text:p text:style-name="P246"><text:span text:style-name="T124">That the preview window should be fully scrollable and zoomable so that the user can inspect in detail the expected results of the operation.</text:span></text:p>
        </text:list-item>
        <text:list-item>
          <text:p text:style-name="P245"><text:span text:style-name="T123">The image preview be displayed in </text:span><text:span text:style-name="T126">specified</text:span><text:span text:style-name="T123"> order within the form, e.g.<text:line-break/></text:span><text:span text:style-name="T125">&lt;</text:span><text:span text:style-name="T136">text caption=”A” </text:span><text:span text:style-name="T125">/&gt;</text:span><text:span text:style-name="T123"> </text:span><text:span text:style-name="T125"><text:s/></text:span><text:span text:style-name="T121">&lt;!-- </text:span><text:span text:style-name="T122">shows before the</text:span><text:span text:style-name="T121"> first preview --&gt;</text:span><text:span text:style-name="T123"><text:line-break/></text:span><text:span text:style-name="T125">&lt;preview/&gt;</text:span><text:span text:style-name="T123"><text:line-break/></text:span><text:span text:style-name="T125">&lt;</text:span><text:span text:style-name="T136">text caption=”</text:span><text:span text:style-name="T138">B</text:span><text:span text:style-name="T136">” </text:span><text:span text:style-name="T125">/&gt;</text:span><text:span text:style-name="T123"> </text:span><text:span text:style-name="T125"><text:s/></text:span><text:span text:style-name="T121">&lt;!-- </text:span><text:span text:style-name="T122">shows after the</text:span><text:span text:style-name="T121"> first preview --&gt;</text:span><text:span text:style-name="T123"><text:line-break/></text:span><text:span text:style-name="T125">&lt;preview/&gt;</text:span><text:span text:style-name="T123"><text:line-break/></text:span><text:span text:style-name="T125">&lt;</text:span><text:span text:style-name="T136">text caption=”</text:span><text:span text:style-name="T138">C</text:span><text:span text:style-name="T136">” </text:span><text:span text:style-name="T125">/&gt;</text:span><text:span text:style-name="T123"> </text:span><text:span text:style-name="T125"><text:s/></text:span><text:span text:style-name="T121">&lt;!-- </text:span><text:span text:style-name="T122">shows after the</text:span><text:span text:style-name="T121"> </text:span><text:span text:style-name="T122">second</text:span><text:span text:style-name="T121"> preview --&gt;</text:span></text:p>
        </text:list-item>
      </text:list>
      <text:p text:style-name="P244"><text:span text:style-name="T125"/></text:p>
      <text:p text:style-name="P249"><text:span text:style-name="T125">W</text:span><text:span text:style-name="T123">hen implementing in-place, it is RECOMMENDED:</text:span></text:p>
      <text:list xml:id="list1233138698" text:style-name="L33">
        <text:list-item>
          <text:p text:style-name="P253"><text:span text:style-name="T126">There be some facility to handle when a user specifies more than one &lt;preview&gt; tag.</text:span></text:p>
        </text:list-item>
      </text:list>
      <text:p text:style-name="P244"><text:span text:style-name="T125"/></text:p>
      <text:h text:style-name="P292" text:outline-level="2"><text:bookmark-start text:name="__RefHeading___Toc3070_4169638626"/><text:span text:style-name="T143">3.</text:span>3 &lt;text&gt; Form Element<text:bookmark-end text:name="__RefHeading___Toc3070_4169638626"/></text:h>
      <text:p text:style-name="P254"><text:span text:style-name="T123"/></text:p>
      <text:p text:style-name="P257"><text:span text:style-name="T123">A freeform text entry box</text:span></text:p>
      <text:p text:style-name="P254"><text:span text:style-name="T123"/></text:p>
      <text:p text:style-name="P242">A<text:span text:style-name="T149">dditional a</text:span>ttributes:</text:p>
      <text:list xml:id="list170538928695652" text:continue-list="list3789162915" text:style-name="L31">
        <text:list-item>
          <text:p text:style-name="P259"><text:span text:style-name="T140">m</text:span><text:span text:style-name="T123">ultiline – [boolean] whether to allow multiline text (default is False)</text:span></text:p>
        </text:list-item>
      </text:list>
      <text:p text:style-name="P254"><text:span text:style-name="T123"/></text:p>
      <text:h text:style-name="P292" text:outline-level="2"><text:bookmark-start text:name="__RefHeading___Toc3072_4169638626"/>3.4 &lt;<text:span text:style-name="T149">numeric</text:span>&gt; <text:span text:style-name="T149">Form Element</text:span><text:bookmark-end text:name="__RefHeading___Toc3072_4169638626"/></text:h>
      <text:p text:style-name="P255"><text:span text:style-name="T127"/></text:p>
      <text:p text:style-name="P257"><text:span text:style-name="T123">A numerical value entry device. <text:s/>This can be as simple as a constrained text box and/or a dial or slider to select from a range.</text:span></text:p>
      <text:p text:style-name="P255"><text:span text:style-name="T123"/></text:p>
      <text:p text:style-name="P242">A<text:span text:style-name="T149">dditional a</text:span>ttributes:</text:p>
      <text:list xml:id="list170539111917887" text:continue-numbering="true" text:style-name="L31">
        <text:list-item>
          <text:p text:style-name="P259"><text:span text:style-name="T123">min – optional minimum value allowed (default is “”, aka, unconstrained)</text:span></text:p>
        </text:list-item>
        <text:list-item>
          <text:p text:style-name="P259"><text:span text:style-name="T123">max – optional maximum value allowed (default is “”, aka, unconstrained)</text:span></text:p>
        </text:list-item>
        <text:list-item>
          <text:p text:style-name="P259"><text:span text:style-name="T139">d</text:span><text:span text:style-name="T123">ecimal – whether or not to allow decimal numbers (default is True) </text:span></text:p>
        </text:list-item>
      </text:list>
      <text:p text:style-name="P257"><text:span text:style-name="T123"/></text:p>
      <text:p text:style-name="P254"><text:soft-page-break/><text:span text:style-name="T123"/></text:p>
      <text:h text:style-name="Heading_20_2" text:outline-level="2"><text:bookmark-start text:name="__RefHeading___Toc3074_4169638626"/>3.5 &lt;select&gt; and &lt;option&gt; Form Elements<text:bookmark-end text:name="__RefHeading___Toc3074_4169638626"/></text:h>
      <text:p text:style-name="P257"><text:span text:style-name="T123"/></text:p>
      <text:p text:style-name="P261"><text:span text:style-name="T123">Similar to html, &lt;select&gt; is used to contain a set of &lt;option&gt;s.</text:span></text:p>
      <text:p text:style-name="P256"><text:span text:style-name="T123"/></text:p>
      <text:p text:style-name="P243"><text:span text:style-name="T150">Select a</text:span>ttributes:</text:p>
      <text:list xml:id="list170539746901684" text:continue-numbering="true" text:style-name="L31">
        <text:list-item>
          <text:p text:style-name="P260"><text:span text:style-name="T129">multiple</text:span><text:span text:style-name="T123"> – </text:span><text:span text:style-name="T129">multiple selection</text:span><text:span text:style-name="T123"> allowed (default is </text:span><text:span text:style-name="T129">False</text:span><text:span text:style-name="T123">)<text:line-break/></text:span><text:span text:style-name="T129">Changing this may completely change the UI, for instance, changing from radio buttons to checkboxes.</text:span></text:p>
        </text:list-item>
        <text:list-item>
          <text:p text:style-name="P263"><text:span text:style-name="T123">textEntry – allow freeform text entry as well, such as in a combo box (default is False)</text:span></text:p>
        </text:list-item>
      </text:list>
      <text:p text:style-name="P261"><text:span text:style-name="T123"/></text:p>
      <text:p text:style-name="P264"><text:span text:style-name="T123">Option tags are basic form elements, except that “value” changes meaning slightly to become that value which is assigned to the containing &lt;select&gt; upon selection.</text:span></text:p>
      <text:p text:style-name="P257"><text:span text:style-name="T123"/></text:p>
      <text:h text:style-name="P292" text:outline-level="2"><text:bookmark-start text:name="__RefHeading___Toc3076_4169638626"/>3.6 <text:span text:style-name="T148">&lt;color</text:span>&gt; Form Element<text:bookmark-end text:name="__RefHeading___Toc3076_4169638626"/></text:h>
      <text:p text:style-name="P257"><text:span text:style-name="T123"/></text:p>
      <text:p text:style-name="P264"><text:span text:style-name="T123">This is a normal color value, but called out specifically so that the user interface knows to use its color selector control.</text:span></text:p>
      <text:p text:style-name="P264"><text:span text:style-name="T123"/></text:p>
      <text:p text:style-name="P264"><text:span text:style-name="T123">It is also RECOMMENDED that this can value can be selected from the current layer or combined layers by a color picker (“eyedropper”) tool. </text:span></text:p>
      <text:p text:style-name="P264"><text:span text:style-name="T123"/></text:p>
      <text:p text:style-name="P264"><text:span text:style-name="T123">Additional attributes:</text:span></text:p>
      <text:list xml:id="list3773150890" text:style-name="L36">
        <text:list-item>
          <text:p text:style-name="P265"><text:span text:style-name="T126">alpha – </text:span><text:span text:style-name="T130">[boolean] include alpha channel in the color selection (default=False)</text:span></text:p>
        </text:list-item>
        <text:list-item>
          <text:p text:style-name="P265"><text:span text:style-name="T126">grayscale – </text:span><text:span text:style-name="T130">[boolean] select a grayscale, rather than a color, value (default=False)</text:span></text:p>
        </text:list-item>
      </text:list>
      <text:p text:style-name="P257"><text:span text:style-name="T128"/></text:p>
      <text:h text:style-name="Heading_20_2" text:outline-level="2"><text:bookmark-start text:name="__RefHeading___Toc3078_4169638626"/>3.7 <text:span text:style-name="T147">&lt;points</text:span>&gt; and &lt;point&gt; Form Elements<text:bookmark-end text:name="__RefHeading___Toc3078_4169638626"/></text:h>
      <text:p text:style-name="P247"><text:span text:style-name="T126"/></text:p>
      <text:p text:style-name="P264"><text:span text:style-name="T123">&lt;point</text:span><text:span text:style-name="T131">s</text:span><text:span text:style-name="T123">&gt; </text:span><text:span text:style-name="T131">is a container to hold point tags, and is useful for doing things like rectangular selections or lists of points. <text:s/></text:span><text:span text:style-name="T133">Depending on the attributes, the application MAY include an add/remove point tool, or switch over to a rectangular selection tool.</text:span></text:p>
      <text:p text:style-name="P264"><text:span text:style-name="T131"/></text:p>
      <text:p text:style-name="P266"><text:span text:style-name="T123">Points attributes:</text:span></text:p>
      <text:list xml:id="list991672523" text:style-name="L39">
        <text:list-item>
          <text:p text:style-name="P267"><text:span text:style-name="T132">fixedNumber – </text:span><text:span text:style-name="T123">[boolean] this contains a fixed number of points, as opposed to having them able to be added/removed. (default=True)</text:span></text:p>
        </text:list-item>
        <text:list-item>
          <text:p text:style-name="P267"><text:span text:style-name="T141">preview</text:span><text:span text:style-name="T132"> – </text:span><text:span text:style-name="T123">display all of the child points unless otherwise specified (default=False)</text:span></text:p>
        </text:list-item>
        <text:list-item>
          <text:p text:style-name="P268"><text:span text:style-name="T132">rectangle – </text:span><text:span text:style-name="T133">constrain the points to a rectangle. <text:s/>(default=False)<text:line-break/>1) This also could imply switching to a rectangular selection tool.<text:line-break/>2) This implies exactly, and only two child &lt;point&gt; items, therefore:<text:line-break/><text:tab/>a) fixedNumber MUST always be treated as True, regardless of what the value is<text:line-break/><text:tab/>b) if there are more than two child points, only the first two are used<text:line-break/><text:tab/>c) if there are less than two child points, they are automatically added by implication<text:line-break/><text:tab/><text:tab/>e.g. it is perfectly valid to say &lt;points rectangle=”true” display=”true” /&gt;<text:line-break/> <text:s/></text:span></text:p>
        </text:list-item>
      </text:list>
      <text:p text:style-name="P266"><text:soft-page-break/><text:span text:style-name="T131">&lt;</text:span><text:span text:style-name="T123">point&gt; represents a single x,y point. <text:s/></text:span></text:p>
      <text:p text:style-name="P264"><text:span text:style-name="T131"/></text:p>
      <text:p text:style-name="P266"><text:span text:style-name="T123">Point attributes:</text:span></text:p>
      <text:list xml:id="list3781774070" text:style-name="L37">
        <text:list-item>
          <text:p text:style-name="P269"><text:span text:style-name="T141">preview</text:span><text:span text:style-name="T131"> – [boolean] hint to the ui that this point should show on the immediately preceding preview. <text:s/>T</text:span><text:span text:style-name="T124">his </text:span><text:span text:style-name="T131">should</text:span><text:span text:style-name="T124"> automatically receive a </text:span><text:span text:style-name="T131">new</text:span><text:span text:style-name="T124"> value if th</text:span><text:span text:style-name="T131">is</text:span><text:span text:style-name="T124"> marker is dragged. </text:span><text:span text:style-name="T131">(default is the containing &lt;points&gt; tag’s value, or if there is none, ”False”)<text:line-break/><text:line-break/></text:span><text:span text:style-name="T137">Example:</text:span><text:span text:style-name="T124"><text:line-break/><text:tab/></text:span><text:span text:style-name="T125">&lt;</text:span><text:span text:style-name="T135"> point</text:span><text:span text:style-name="T125"> </text:span><text:span text:style-name="T135">value</text:span><text:span text:style-name="T125">=”</text:span><text:span text:style-name="T135">0,0</text:span><text:span text:style-name="T125">” </text:span><text:span text:style-name="T141">preview</text:span><text:span text:style-name="T135">=”true”</text:span><text:span text:style-name="T125">/&gt;</text:span><text:span text:style-name="T124"> </text:span><text:span text:style-name="T125"><text:s/></text:span><text:span text:style-name="T121">&lt;!-- displays on the first preview --&gt;</text:span><text:span text:style-name="T124"><text:line-break/><text:tab/></text:span><text:span text:style-name="T125">&lt;preview/&gt;<text:line-break/><text:tab/>&lt;</text:span><text:span text:style-name="T135"> point</text:span><text:span text:style-name="T125"> </text:span><text:span text:style-name="T135">value</text:span><text:span text:style-name="T125">=”</text:span><text:span text:style-name="T135">10,10</text:span><text:span text:style-name="T125">” </text:span><text:span text:style-name="T141">preview</text:span><text:span text:style-name="T135">=”true”</text:span><text:span text:style-name="T125">/&gt; <text:s/></text:span><text:span text:style-name="T121">&lt;!-- displays on the first preview --&gt;</text:span><text:span text:style-name="T124"><text:line-break/><text:tab/></text:span><text:span text:style-name="T125">&lt;preview/&gt;<text:line-break/><text:tab/>&lt;</text:span><text:span text:style-name="T135"> point</text:span><text:span text:style-name="T125"> </text:span><text:span text:style-name="T135">value</text:span><text:span text:style-name="T125">=”</text:span><text:span text:style-name="T135">10,10</text:span><text:span text:style-name="T125">” </text:span><text:span text:style-name="T141">preview</text:span><text:span text:style-name="T135">=”true”</text:span><text:span text:style-name="T125">/&gt; </text:span><text:span text:style-name="T121">&lt;!-- displays on the second preview --&gt;</text:span></text:p>
        </text:list-item>
      </text:list>
      <text:list xml:id="list170538840432109" text:continue-list="list170539746901684" text:style-name="L31">
        <text:list-item>
          <text:p text:style-name="P241"><text:span text:style-name="T131">center – hint to the ui that this point should display as center marker rather than a single point<text:line-break/>Does nothing unless </text:span><text:span text:style-name="T141">preview</text:span><text:span text:style-name="T131">=True. <text:s/>This also implies that the default value should be the layer center.<text:line-break/>(default=False)</text:span></text:p>
        </text:list-item>
      </text:list>
      <text:p text:style-name="P249"><text:span text:style-name="T123"/></text:p>
      <text:h text:style-name="Heading_20_2" text:outline-level="2"><text:bookmark-start text:name="__RefHeading___Toc3080_4169638626"/>3.8 &lt;image&gt; Form Elements<text:bookmark-end text:name="__RefHeading___Toc3080_4169638626"/></text:h>
      <text:p text:style-name="P270"><text:span text:style-name="T123"/></text:p>
      <text:p text:style-name="P270"><text:span text:style-name="T123">Works exactly the same as the </text:span><text:span text:style-name="T134">&lt;</text:span><text:span text:style-name="T123">image</text:span><text:span text:style-name="T134">&gt;</text:span><text:span text:style-name="T123"> layer tag, but can be used here to include a file open ability.</text:span></text:p>
      <text:p text:style-name="P270"><text:span text:style-name="T123"/></text:p>
      <text:p text:style-name="P271"><text:span text:style-name="T123">Also, all of the form element attributes are supported, so one can do, for instance:<text:line-break/><text:tab/>&lt;image tooltip=”the mask image to use” /&gt;<text:line-break/>which would be meaningless outside of a form.</text:span></text:p>
      <text:h text:style-name="Heading_20_1" text:outline-level="1"><text:bookmark-start text:name="__RefHeading___Toc651_2507969732"/>4. <text:span text:style-name="T21">Implementation Details</text:span><text:bookmark-end text:name="__RefHeading___Toc651_2507969732"/></text:h>
      <text:p text:style-name="P1"/>
      <text:h text:style-name="Heading_20_2" text:outline-level="2"><text:bookmark-start text:name="__RefHeading___Toc1023_2845503198"/>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3"/>
      <text:p text:style-name="P43">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2.1.2 Optimization<text:bookmark-end text:name="__RefHeading___Toc1027_2845503198"/></text:h>
      <text:p text:style-name="P1"/>
      <text:p text:style-name="P37">The user SHOULD be given two options for saving: optimized or non-optimized.</text:p>
      <text:p text:style-name="P37"/>
      <text:p text:style-name="P37"><text:span text:style-name="T16">O</text:span>ptimized <text:span text:style-name="T16">mode implies</text:span>:</text:p>
      <text:list xml:id="list2414801380" text:style-name="L23">
        <text:list-item>
          <text:p text:style-name="P213">Removes unused Id’s</text:p>
        </text:list-item>
        <text:list-item>
          <text:p text:style-name="P213"><text:soft-page-break/>Then removes non isChild layers that id’s refer to.</text:p>
        </text:list-item>
        <text:list-item>
          <text:p text:style-name="P215">Layers that do the same thing joined together and attached via links</text:p>
        </text:list-item>
        <text:list-item>
          <text:p text:style-name="P216">remove unused resources from the zip</text:p>
        </text:list-item>
        <text:list-item>
          <text:p text:style-name="P217">OPTIONAL permanently shrink scaled-down image assets before saving – since pixels are lost, this should be presented to the user as a checkbox or other ui element.</text:p>
        </text:list-item>
      </text:list>
      <text:p text:style-name="P37"/>
      <text:p text:style-name="P37">Either mode MAY make any of the following optimizations:</text:p>
      <text:list xml:id="list599066090" text:style-name="L24">
        <text:list-item>
          <text:p text:style-name="P214">Remove trailing whitespace from XML</text:p>
        </text:list-item>
        <text:list-item>
          <text:p text:style-name="P214">Remove indention and end-of-lines from XML (NOT RECOMMENDED in the interest of preserving readability)</text:p>
        </text:list-item>
      </text:list>
      <text:p text:style-name="P42"/>
      <text:h text:style-name="Heading_20_3" text:outline-level="3"><text:bookmark-start text:name="__RefHeading___Toc1029_2845503198"/>2.1.3 Compression<text:bookmark-end text:name="__RefHeading___Toc1029_2845503198"/></text:h>
      <text:p text:style-name="P37"/>
      <text:p text:style-name="P37">In the interest of loading speed it is RECOMMENDED in the zipped file to compress only text-based members. <text:s/>For instance, compress a .xml but only store a .jpeg</text:p>
      <text:p text:style-name="P37"/>
      <text:h text:style-name="Heading_20_3" text:outline-level="3"><text:bookmark-start text:name="__RefHeading___Toc1031_2845503198"/>2.1.4 Format Extensions and Mime <text:span text:style-name="T26">Type</text:span><text:bookmark-end text:name="__RefHeading___Toc1031_2845503198"/></text:h>
      <text:p text:style-name="P45"/>
      <text:p text:style-name="P45">The file extension for smart images is .simg</text:p>
      <text:p text:style-name="P45">For templates the extension is .simt</text:p>
      <text:p text:style-name="P45">The distinction is for user-friendly reading and icon rendering, alone. <text:s/>Any application MUST handle each file type identically.</text:p>
      <text:p text:style-name="P45"/>
      <text:p text:style-name="P45">The mime type is: image/xml+smartimage</text:p>
      <text:p text:style-name="P37"/>
      <text:h text:style-name="Heading_20_2" text:outline-level="2"><text:bookmark-start text:name="__RefHeading___Toc1033_2845503198"/>4.2 Rendering <text:span text:style-name="T21">and</text:span> Size Algorithm<text:bookmark-end text:name="__RefHeading___Toc1033_2845503198"/></text:h>
      <text:p text:style-name="P40"/>
      <text:p text:style-name="P39">There are two different rendering modes <text:span text:style-name="T25">implied</text:span>:</text:p>
      <text:list xml:id="list268267186" text:style-name="L25">
        <text:list-item>
          <text:p text:style-name="P218">Optimal – only draw <text:span text:style-name="T25">only </text:span>the necessary portions of each layer<text:line-break/><text:span text:style-name="T25">This is REQUIRED, for obvious reasons, but what is also REQUIRED is that pixels that go temporarily out of bounds MUST be maintained. <text:s/>For instance, the following sort of thing must not clip:</text:span></text:p>
          <text:p text:style-name="P286">&lt;group rotate=”-45”&gt; &lt;!-- rotates lost bits back into view --&gt;<text:line-break/><text:tab/>&lt;image rotate=”45” /&gt;&lt;!-- loses bits off the edge - -&gt;<text:line-break/>&lt;/group&gt;</text:p>
        </text:list-item>
        <text:list-item>
          <text:p text:style-name="P219">Full – draw each layer in its entirety (<text:span text:style-name="T25">only needed</text:span> for user interfaces)</text:p>
        </text:list-item>
      </text:list>
      <text:p text:style-name="P37"/>
      <text:p text:style-name="P44">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4"/>
      <text:p text:style-name="P44">Geometry operations MUST be applied to the layer mask as well.</text:p>
      <text:p text:style-name="P44"/>
      <text:p text:style-name="P44"><text:soft-page-break/>Geometry, and certain pixel operations (e.g. blur) MUST be applied to region of interest.</text:p>
      <text:p text:style-name="P44"/>
      <text:h text:style-name="Heading_20_2" text:outline-level="2"><text:bookmark-start text:name="__RefHeading___Toc2929_4282119740"/>4.3 Extending<text:bookmark-end text:name="__RefHeading___Toc2929_4282119740"/></text:h>
      <text:p text:style-name="P99"/>
      <text:h text:style-name="Heading_20_3" text:outline-level="3"><text:bookmark-start text:name="__RefHeading___Toc2931_4282119740"/>4.3.1 Plugins<text:bookmark-end text:name="__RefHeading___Toc2931_4282119740"/></text:h>
      <text:p text:style-name="P99"/>
      <text:p text:style-name="P106">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text:s/>B even knowing what it is!</text:p>
      <text:p text:style-name="P106"/>
      <text:p text:style-name="P106">Plugins are stored simply smartimage .xml files named something other than the default “smartimage.xml” and contained within the same smartimage zip where they are used.</text:p>
      <text:p text:style-name="P107"/>
      <text:p text:style-name="P108">Since a very complex smartimage may contain many plugins, it is highly recommended that plugins be placed under a /plugins directory in the zip.</text:p>
      <text:p text:style-name="P106"/>
      <text:p text:style-name="P106">Each <text:span text:style-name="T96">plugin </text:span>should contain a &lt;form&gt; with which the user can make adjustments. (Unless <text:span text:style-name="T96">there are no user-modifiable settings</text:span>.)</text:p>
      <text:p text:style-name="P106"/>
      <text:p text:style-name="P106">NOTE: Implementors MAY NOT omit the &lt;form&gt; in favor of their own user interface. <text:s/>This would break compatibility, and is therefore, explicitly forbidden. <text:s/><text:span text:style-name="T96">An implementor may ONLY substitute their own user interface if it also saves out a &lt;form&gt; tag which is well-designed and fully useable.</text:span></text:p>
      <text:p text:style-name="P106"/>
      <text:p text:style-name="P99"/>
      <text:h text:style-name="Heading_20_3" text:outline-level="3"><text:bookmark-start text:name="__RefHeading___Toc2933_4282119740"/>4.3.2 Extensions<text:bookmark-end text:name="__RefHeading___Toc2933_4282119740"/></text:h>
      <text:p text:style-name="P99"/>
      <text:p text:style-name="P99">Many <text:span text:style-name="T88">3</text:span><text:span text:style-name="T86">rd</text:span><text:span text:style-name="T88"> party </text:span>developers will jump <text:span text:style-name="T88">directly </text:span>to this section, thinking, “okay, this is easy. <text:s/>I’ll just add my xyz thing as an extension”. <text:s/>It is not easy. <text:s/><text:span text:style-name="T88">It’s </text:span><text:span text:style-name="T44">designed</text:span><text:span text:style-name="T88"> to be not easy.</text:span> <text:s/>Using a combination of built-in operations and plugins is almost always a better idea.</text:p>
      <text:p text:style-name="P99"/>
      <text:p text:style-name="P101">3<text:span text:style-name="T85">rd</text:span> parties releasing unsupported extensions may be subject to legal action! <text:s/>So DON’T DO IT!</text:p>
      <text:p text:style-name="P99"/>
      <text:p text:style-name="P102">Extensions must meet the following requirements:</text:p>
      <text:list xml:id="list1051959331" text:style-name="L26">
        <text:list-item>
          <text:p text:style-name="P220">Must submit a painfully detailed open source specification <text:span text:style-name="T89">document</text:span> (at least as good as this one) with everything needed to implement the extension.</text:p>
        </text:list-item>
        <text:list-item>
          <text:p text:style-name="P221">Must submit a modification of the sample implementation capable of using, in full, the extension.</text:p>
          <text:list>
            <text:list-item>
              <text:p text:style-name="P221">This must contain the bulk of the new code in its own module.</text:p>
            </text:list-item>
            <text:list-item>
              <text:p text:style-name="P222">It must be adequately labeled as being NOT supported by smartimage, and a REFERENCE ONLY implementation.</text:p>
            </text:list-item>
          </text:list>
        </text:list-item>
        <text:list-item>
          <text:p text:style-name="P220">May not rely on any closed-source, patented, copyrighted, or otherwise encumbered material or libraries. <text:s/><text:span text:style-name="T90">Suitable license information should be included for every file/module.</text:span></text:p>
        </text:list-item>
        <text:list-item>
          <text:p text:style-name="P223"><text:soft-page-break/>All submitted material becomes the property of the smartimage group, and upon acceptance, may be hosted for download.</text:p>
        </text:list-item>
        <text:list-item>
          <text:p text:style-name="P223">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99"/>
      <text:p text:style-name="P99">Extensions will be judged upon the following criteria:</text:p>
      <text:list xml:id="list346679018" text:style-name="L27">
        <text:list-item>
          <text:p text:style-name="P224">Does it meet the requirements above?</text:p>
        </text:list-item>
        <text:list-item>
          <text:p text:style-name="P224">Is it <text:span text:style-name="T87">impossible to do </text:span>with built-in tools and plugins?</text:p>
        </text:list-item>
        <text:list-item>
          <text:p text:style-name="P224">Does it contribute substantial <text:span text:style-name="T91">and useful </text:span>value to the community at large?</text:p>
        </text:list-item>
        <text:list-item>
          <text:p text:style-name="P225">And finally, should the extension be incorporated into a future release of the format itself?</text:p>
        </text:list-item>
      </text:list>
      <text:p text:style-name="P100"/>
      <text:p text:style-name="P100">Making this assessment can take any amount of time.</text:p>
      <text:p text:style-name="P100"/>
      <text:p text:style-name="P105">In the event of rejection:</text:p>
      <text:list xml:id="list742356774" text:style-name="L28">
        <text:list-item>
          <text:p text:style-name="P226">Unless explicitly stated, all decisions are considered final, without hope for appeal.</text:p>
        </text:list-item>
        <text:list-item>
          <text:p text:style-name="P227">Submitter may <text:span text:style-name="T100">alternatively</text:span> <text:span text:style-name="T95">create</text:span> their own format, but keeping in mind that the smartimage format is proprietary and may not be used <text:span text:style-name="T95">or implied</text:span> in any form.</text:p>
        </text:list-item>
        <text:list-item>
          <text:p text:style-name="P227">The good news is that the reference code is <text:span text:style-name="T95">fully </text:span>open source and may be leveraged (according to its license requirements) in implementing any new format.</text:p>
        </text:list-item>
      </text:list>
      <text:list xml:id="list170539661509665" text:continue-list="list346679018" text:style-name="L27">
        <text:list-header>
          <text:p text:style-name="P225"/>
        </text:list-header>
      </text:list>
      <text:p text:style-name="P100">Repeated requests, demands for deadlines, resubmittals, or general annoyingness can result in the submitting individual/organization being permanently blacklisted. <text:s/>So <text:span text:style-name="T88">you </text:span>don’t <text:span text:style-name="T88">want to </text:span>do <text:span text:style-name="T88">that either</text:span>.</text:p>
      <text:p text:style-name="P100"/>
      <text:p text:style-name="P100"/>
      <text:h text:style-name="Heading_20_3" text:outline-level="3"><text:bookmark-start text:name="__RefHeading___Toc2935_4282119740"/>4.3.3 In-house / <text:span text:style-name="T94">scholarly use</text:span><text:bookmark-end text:name="__RefHeading___Toc2935_4282119740"/></text:h>
      <text:p text:style-name="P103"/>
      <text:p text:style-name="P103">It is <text:span text:style-name="T92">conceivable</text:span> that the power to add an extension might be useful in research <text:span text:style-name="T92">and/or as component of a multi-stage image processing system</text:span>.</text:p>
      <text:p text:style-name="P103"/>
      <text:p text:style-name="P104">This use is allowed, provided:</text:p>
      <text:list xml:id="list2203132069" text:style-name="L29">
        <text:list-item>
          <text:p text:style-name="P228">It must be adequately labeled as being NOT SUPPORTED by smartimage, and a REFERENCE ONLY implementation.</text:p>
        </text:list-item>
        <text:list-item>
          <text:p text:style-name="P229">It may <text:span text:style-name="T94">ONLY</text:span> be used in-house or as an exchange medium between organizations in direct contact <text:span text:style-name="T94">when collaborating on a common project</text:span>. <text:s/><text:span text:style-name="T94">I</text:span>t may not be distributed at-large.</text:p>
        </text:list-item>
        <text:list-item>
          <text:p text:style-name="P230">No selling of the derived format or an application that uses it. <text:s/>If money changes hands, the format is considered “released”, and legal action may ensue.</text:p>
          <text:list>
            <text:list-item>
              <text:p text:style-name="P230">Exception: <text:s/>If the modified format is NEVER made available to the user. <text:s/>(e.g. backend storage medium of a web service)</text:p>
            </text:list-item>
          </text:list>
        </text:list-item>
        <text:list-item>
          <text:p text:style-name="P228">The only general distribution allowed is <text:span text:style-name="T93">within</text:span> <text:span text:style-name="T93">open source </text:span>experimental code accompanying a scholarly publication. <text:s/>In this <text:span text:style-name="T93">regard</text:span>, it <text:span text:style-name="T93">must still</text:span> retain the smartimage <text:span text:style-name="T95">extension+mimetype</text:span>, <text:span text:style-name="T93">yet</text:span> <text:span text:style-name="T93">also the disclaimer labeling as described above</text:span>.</text:p>
        </text:list-item>
        <text:list-item>
          <text:p text:style-name="P228">If <text:span text:style-name="T93">the in-house</text:span> <text:span text:style-name="T93">application</text:span> is desired to be productized, <text:span text:style-name="T93">then</text:span> the format MUST be sent through the official extensions submittal process <text:span text:style-name="T93">detailed in this document</text:span>. <text:s/>In the event of rejection, another format <text:span text:style-name="T93">MUST</text:span> be <text:span text:style-name="T94">chosen</text:span> for the released code. <text:s/><text:span text:style-name="T94">(see “in the event of rejection”, above)</text:span></text:p>
        </text:list-item>
      </text:list>
      <text:p text:style-name="P104"/>
      <text:p text:style-name="P37"><text:soft-page-break/></text:p>
      <text:h text:style-name="Heading_20_1" text:outline-level="1"><text:bookmark-start text:name="__RefHeading___Toc653_2507969732"/><text:span text:style-name="T15">5</text:span>. TBD<text:bookmark-end text:name="__RefHeading___Toc653_2507969732"/></text:h>
      <text:p text:style-name="P27"/>
      <text:p text:style-name="P27">Implementation of the following features is proposed, but not defined:</text:p>
      <text:list xml:id="list1772897715" text:style-name="L30">
        <text:list-item>
          <text:p text:style-name="P231">** Embedded plugins <text:line-break/>should be template-like<text:line-break/>implemented entirely within the file<text:line-break/><text:span text:style-name="T10">adapt forms to named forms that can be used as plugin settings</text:span></text:p>
        </text:list-item>
        <text:list-item>
          <text:p text:style-name="P232">Ingots</text:p>
        </text:list-item>
        <text:list-item>
          <text:p text:style-name="P232">gradients</text:p>
        </text:list-item>
        <text:list-item>
          <text:p text:style-name="P232">procedural textures <text:s/><text:span text:style-name="T24">(https://developer.blender.org/diffusion/B/browse/master/source/blender/blenlib/intern/noise.c)</text:span></text:p>
        </text:list-item>
        <text:list-item>
          <text:p text:style-name="P232">repeating backgrounds <text:span text:style-name="T23">(functionally implemented, just need to figure out xml)</text:span></text:p>
        </text:list-item>
        <text:list-item>
          <text:p text:style-name="P232">auto-create tessalation</text:p>
        </text:list-item>
        <text:list-item>
          <text:p text:style-name="P232">liquid rescale</text:p>
        </text:list-item>
        <text:list-item>
          <text:p text:style-name="P233">photoshop layer attribues (drop shadow, inner glow, etc) – implement as modifier<text:line-break/>https://helpx.adobe.com/photoshop/using/layer-effects-styles.html#layer_style_options</text:p>
        </text:list-item>
        <text:list-item>
          <text:p text:style-name="P232">edge <text:span text:style-name="T14">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0.2in" fo:margin-right="0in" fo:margin-top="0in" fo:margin-bottom="0in" loext:contextual-spacing="false" fo:text-align="start" style:justify-single-word="false" fo:text-indent="0in" style:auto-text-indent="false" style:page-number="auto">
        <style:tab-stops/>
      </style:paragraph-properties>
      <style:text-properties style:font-name="Arial" fo:font-family="Arial" style:font-style-name="Regular" style:font-family-generic="swiss"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Comment" style:family="paragraph" style:parent-style-name="code" style:master-page-name="">
      <style:paragraph-properties fo:text-align="start" style:justify-single-word="false" style:page-number="auto"/>
      <style:text-properties fo:color="#94bd5e"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09-30T17:05:37.177000000</dc:date>
    <meta:editing-duration>P2DT1H42M50S</meta:editing-duration>
    <meta:editing-cycles>159</meta:editing-cycles>
    <meta:document-statistic meta:table-count="1" meta:image-count="0" meta:object-count="0" meta:page-count="29" meta:paragraph-count="741" meta:word-count="7874" meta:character-count="50380" meta:non-whitespace-character-count="43119"/>
  </office:meta>
</office:document-meta>
</file>